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="none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shapes>
          <draw:frame draw:z-index="0" draw:style-name="gr1" svg:width="15.999cm" svg:height="8.999cm" svg:x="59.624cm" svg:y="0cm">
            <draw:object draw:notify-on-update-of-ranges="data.B1:data.B1 data.B2:data.B10 data.C1:data.C1 data.C2:data.C10 data.B1:data.B1 data.B2:data.B10 data.D1:data.D1 data.D2:data.D10 data.B1:data.B1 data.B2:data.B10 data.E1:data.E1 data.E2:data.E10 data.B1:data.B1 data.B2:data.B10 data.F1:data.F1 data.F2:data.F10 data.B1:data.B1 data.B2:data.B10 data.G1:data.G1 data.G2:data.G10 data.B1:data.B1 data.B2:data.B10 data.H1:data.H1 data.H2:data.H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.971cm" svg:height="9cm" svg:x="76.006cm" svg:y="0.178cm">
            <draw:object draw:notify-on-update-of-ranges="data.B11:data.B12 data.C1:data.C1 data.C11:data.C12 data.B11:data.B12 data.D1:data.D1 data.D11:data.D12 data.B11:data.B12 data.E1:data.E1 data.E11:data.E12 data.B11:data.B12 data.F1:data.F1 data.F11:data.F12 data.B11:data.B12 data.G1:data.G1 data.G11:data.G12 data.B11:data.B12 data.H1:data.H1 data.H11:data.H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5.979cm" svg:height="8.997cm" svg:x="59.814cm" svg:y="9.506cm">
            <draw:object draw:notify-on-update-of-ranges="data.B13:data.B23 data.C1:data.C1 data.C13:data.C23 data.B13:data.B23 data.D1:data.D1 data.D13:data.D23 data.B13:data.B23 data.E1:data.E1 data.E13:data.E23 data.B13:data.B23 data.F1:data.F1 data.F13:data.F23 data.B13:data.B23 data.G1:data.G1 data.G13:data.G23 data.B13:data.B23 data.H1:data.H1 data.H13:data.H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15.979cm" svg:height="8.997cm" svg:x="75.99cm" svg:y="9.563cm">
            <draw:object draw:notify-on-update-of-ranges="data.B24:data.B43 data.C1:data.C1 data.C24:data.C43 data.B24:data.B43 data.D1:data.D1 data.D24:data.D43 data.B24:data.B43 data.E1:data.E1 data.E24:data.E43 data.B24:data.B43 data.F1:data.F1 data.F24:data.F43 data.B24:data.B43 data.G1:data.G1 data.G24:data.G43 data.B24:data.B43 data.H1:data.H1 data.H24:data.H4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15.979cm" svg:height="8.997cm" svg:x="76.097cm" svg:y="19.114cm">
            <draw:object draw:notify-on-update-of-ranges="data.B44:data.B62 data.C1:data.C1 data.C44:data.C62 data.B44:data.B62 data.D1:data.D1 data.D44:data.D62 data.B44:data.B62 data.E1:data.E1 data.E44:data.E62 data.B44:data.B62 data.F1:data.F1 data.F44:data.F62 data.B44:data.B62 data.G1:data.G1 data.G44:data.G62 data.B44:data.B62 data.H1:data.H1 data.H44:data.H6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svg:width="15.979cm" svg:height="8.997cm" svg:x="59.83cm" svg:y="19.031cm">
            <draw:object draw:notify-on-update-of-ranges="data.B31:data.B43 data.C1:data.C1 data.C31:data.C43 data.B31:data.B43 data.D1:data.D1 data.D31:data.D43 data.B31:data.B43 data.E1:data.E1 data.E31:data.E43 data.B31:data.B43 data.F1:data.F1 data.F31:data.F43 data.B31:data.B43 data.G1:data.G1 data.G31:data.G43 data.B31:data.B43 data.H1:data.H1 data.H31:data.H43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3" table:default-cell-style-name="ce7"/>
        <table:table-column table:style-name="co5" table:number-columns-repeated="17" table:default-cell-style-name="Default"/>
        <table:table-row table:style-name="ro1">
          <table:table-cell table:style-name="Default" office:value-type="string">
            <text:p>interval</text:p>
          </table:table-cell>
          <table:table-cell office:value-type="string">
            <text:p>P</text:p>
          </table:table-cell>
          <table:table-cell office:value-type="string">
            <text:p>pl</text:p>
          </table:table-cell>
          <table:table-cell office:value-type="string">
            <text:p>cpx</text:p>
          </table:table-cell>
          <table:table-cell office:value-type="string">
            <text:p>ol</text:p>
          </table:table-cell>
          <table:table-cell office:value-type="string">
            <text:p>sp</text:p>
          </table:table-cell>
          <table:table-cell office:value-type="string">
            <text:p>opx</text:p>
          </table:table-cell>
          <table:table-cell table:style-name="Default" office:value-type="string">
            <text:p>g</text:p>
          </table:table-cell>
          <table:table-cell office:value-type="string">
            <text:p>sum</text:p>
          </table:table-cell>
          <table:table-cell office:value-type="string">
            <text:p>P</text:p>
          </table:table-cell>
          <table:table-cell office:value-type="string">
            <text:p>pl2</text:p>
          </table:table-cell>
          <table:table-cell office:value-type="string">
            <text:p>cpx2</text:p>
          </table:table-cell>
          <table:table-cell office:value-type="string">
            <text:p>ol2</text:p>
          </table:table-cell>
          <table:table-cell office:value-type="string">
            <text:p>sp2</text:p>
          </table:table-cell>
          <table:table-cell office:value-type="string">
            <text:p>opx2</text:p>
          </table:table-cell>
          <table:table-cell office:value-type="string">
            <text:p>g2</text:p>
          </table:table-cell>
          <table:table-cell office:value-type="string">
            <text:p>sum</text:p>
          </table:table-cell>
          <table:table-cell office:value-type="string">
            <text:p>P</text:p>
          </table:table-cell>
          <table:table-cell office:value-type="string">
            <text:p>ol</text:p>
          </table:table-cell>
          <table:table-cell office:value-type="string">
            <text:p>opx</text:p>
          </table:table-cell>
          <table:table-cell office:value-type="string">
            <text:p>cpx</text:p>
          </table:table-cell>
          <table:table-cell office:value-type="string">
            <text:p>plag</text:p>
          </table:table-cell>
          <table:table-cell office:value-type="string">
            <text:p>sp</text:p>
          </table:table-cell>
          <table:table-cell office:value-type="string">
            <text:p>gt</text:p>
          </table:table-cell>
          <table:table-cell office:value-type="string">
            <text:p>sum</text:p>
          </table:table-cell>
        </table:table-row>
        <table:table-row table:style-name="ro1">
          <table:table-cell table:style-name="ce1" office:value-type="float" office:value="0.05">
            <text:p>0.05</text:p>
          </table:table-cell>
          <table:table-cell table:style-name="ce4" office:value-type="float" office:value="0.001">
            <text:p>0.001</text:p>
          </table:table-cell>
          <table:table-cell table:style-name="ce4" table:formula="of:=0.3512927333+0.0014419179/3" office:value-type="float" office:value="0.3517733726">
            <text:p>0.3517733726</text:p>
          </table:table-cell>
          <table:table-cell table:style-name="ce4" table:formula="of:=0.235859419+0.0014419179/3" office:value-type="float" office:value="0.2363400583">
            <text:p>0.2363400583</text:p>
          </table:table-cell>
          <table:table-cell table:style-name="ce4" office:value-type="float" office:value="-0.1397981315">
            <text:p>-0.1397981315</text:p>
          </table:table-cell>
          <table:table-cell table:style-name="ce4" office:value-type="string">
            <text:p>NA</text:p>
          </table:table-cell>
          <table:table-cell table:style-name="ce4" table:formula="of:=0.5512040613+0.0014419179/3" office:value-type="float" office:value="0.5516847006">
            <text:p>0.5516847006</text:p>
          </table:table-cell>
          <table:table-cell table:style-name="ce6" office:value-type="string">
            <text:p>NA</text:p>
          </table:table-cell>
          <table:table-cell table:formula="of:=SUM([.C2:.H2])" office:value-type="float" office:value="1">
            <text:p>1</text:p>
          </table:table-cell>
          <table:table-cell table:style-name="ce4" office:value-type="float" office:value="0.001">
            <text:p>0.001</text:p>
          </table:table-cell>
          <table:table-cell table:formula="of:=0.0444*[.B2]+0.3369" office:value-type="float" office:value="0.3369444">
            <text:p>0.3369444</text:p>
          </table:table-cell>
          <table:table-cell table:formula="of:=-0.0018*[.B2]+0.2668" office:value-type="float" office:value="0.2667982">
            <text:p>0.2667982</text:p>
          </table:table-cell>
          <table:table-cell table:formula="of:=0.0543*[.B2]-0.1252" office:value-type="float" office:value="-0.1251457">
            <text:p>-0.1251457</text:p>
          </table:table-cell>
          <table:table-cell office:value-type="float" office:value="0">
            <text:p>0</text:p>
          </table:table-cell>
          <table:table-cell table:formula="of:=-0.0969*[.B2]+0.5215" office:value-type="float" office:value="0.5214031">
            <text:p>0.5214031</text:p>
          </table:table-cell>
          <table:table-cell office:value-type="float" office:value="0">
            <text:p>0</text:p>
          </table:table-cell>
          <table:table-cell table:formula="of:=SUM([.K2:.P2])" office:value-type="float" office:value="1">
            <text:p>1</text:p>
          </table:table-cell>
          <table:table-cell table:style-name="ce4" office:value-type="float" office:value="7">
            <text:p>7</text:p>
          </table:table-cell>
          <table:table-cell office:value-type="float" office:value="-0.388">
            <text:p>-0.388</text:p>
          </table:table-cell>
          <table:table-cell office:value-type="float" office:value="0">
            <text:p>0</text:p>
          </table:table-cell>
          <table:table-cell office:value-type="float" office:value="-0.3915">
            <text:p>-0.39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2235">
            <text:p>-0.2235</text:p>
          </table:table-cell>
          <table:table-cell table:formula="of:=SUM([.S2:.X2])" office:value-type="float" office:value="-1.003">
            <text:p>-1.003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.001">
            <text:p>1.001</text:p>
          </table:table-cell>
          <table:table-cell table:formula="of:=0.3892032145+0.0021662442/3" office:value-type="float" office:value="0.3899252959">
            <text:p>0.3899252959</text:p>
          </table:table-cell>
          <table:table-cell table:formula="of:=0.256265491+0.0021662442/3" office:value-type="float" office:value="0.2569875724">
            <text:p>0.2569875724</text:p>
          </table:table-cell>
          <table:table-cell office:value-type="float" office:value="-0.0700725952">
            <text:p>-0.0700725952</text:p>
          </table:table-cell>
          <table:table-cell office:value-type="string">
            <text:p>NA</text:p>
          </table:table-cell>
          <table:table-cell table:formula="of:=0.4224376454+0.0021662442/3" office:value-type="float" office:value="0.4231597268">
            <text:p>0.4231597268</text:p>
          </table:table-cell>
          <table:table-cell office:value-type="string">
            <text:p>NA</text:p>
          </table:table-cell>
          <table:table-cell table:formula="of:=SUM([.C3:.H3])" office:value-type="float" office:value="0.9999999999">
            <text:p>0.9999999999</text:p>
          </table:table-cell>
          <table:table-cell office:value-type="float" office:value="1.001">
            <text:p>1.001</text:p>
          </table:table-cell>
          <table:table-cell table:formula="of:=0.0444*[.B3]+0.3369" office:value-type="float" office:value="0.3813444">
            <text:p>0.3813444</text:p>
          </table:table-cell>
          <table:table-cell table:formula="of:=-0.0018*[.B3]+0.2668" office:value-type="float" office:value="0.2649982">
            <text:p>0.2649982</text:p>
          </table:table-cell>
          <table:table-cell table:formula="of:=0.0543*[.B3]-0.1252" office:value-type="float" office:value="-0.0708457">
            <text:p>-0.0708457</text:p>
          </table:table-cell>
          <table:table-cell office:value-type="float" office:value="0">
            <text:p>0</text:p>
          </table:table-cell>
          <table:table-cell table:formula="of:=-0.0969*[.B3]+0.5215" office:value-type="float" office:value="0.4245031">
            <text:p>0.4245031</text:p>
          </table:table-cell>
          <table:table-cell office:value-type="float" office:value="0">
            <text:p>0</text:p>
          </table:table-cell>
          <table:table-cell table:formula="of:=SUM([.K3:.P3])"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-0.3821">
            <text:p>-0.3821</text:p>
          </table:table-cell>
          <table:table-cell office:value-type="float" office:value="0">
            <text:p>0</text:p>
          </table:table-cell>
          <table:table-cell office:value-type="float" office:value="-0.3949">
            <text:p>-0.3949</text:p>
          </table:table-cell>
          <table:table-cell table:number-columns-repeated="2" office:value-type="float" office:value="0">
            <text:p>0</text:p>
          </table:table-cell>
          <table:table-cell office:value-type="float" office:value="-0.2259">
            <text:p>-0.2259</text:p>
          </table:table-cell>
          <table:table-cell table:formula="of:=SUM([.S3:.X3])" office:value-type="float" office:value="-1.0029">
            <text:p>-1.0029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2.001">
            <text:p>2.001</text:p>
          </table:table-cell>
          <table:table-cell table:formula="of:=0.4234431722+0.0033106465/3" office:value-type="float" office:value="0.424546721033333">
            <text:p>0.424546721</text:p>
          </table:table-cell>
          <table:table-cell table:formula="of:=0.2636532959+0.0033106465/3" office:value-type="float" office:value="0.264756844733333">
            <text:p>0.2647568447</text:p>
          </table:table-cell>
          <table:table-cell office:value-type="float" office:value="-0.0099868673">
            <text:p>-0.0099868673</text:p>
          </table:table-cell>
          <table:table-cell office:value-type="string">
            <text:p>NA</text:p>
          </table:table-cell>
          <table:table-cell table:formula="of:=0.3195797526+0.0033106465/3" office:value-type="float" office:value="0.320683301433333">
            <text:p>0.3206833014</text:p>
          </table:table-cell>
          <table:table-cell office:value-type="string">
            <text:p>NA</text:p>
          </table:table-cell>
          <table:table-cell table:formula="of:=SUM([.C4:.H4])" office:value-type="float" office:value="0.9999999999">
            <text:p>0.9999999999</text:p>
          </table:table-cell>
          <table:table-cell office:value-type="float" office:value="2.001">
            <text:p>2.001</text:p>
          </table:table-cell>
          <table:table-cell table:formula="of:=0.0444*[.B4]+0.3369" office:value-type="float" office:value="0.4257444">
            <text:p>0.4257444</text:p>
          </table:table-cell>
          <table:table-cell table:formula="of:=-0.0018*[.B4]+0.2668" office:value-type="float" office:value="0.2631982">
            <text:p>0.2631982</text:p>
          </table:table-cell>
          <table:table-cell table:formula="of:=0.0543*[.B4]-0.1252" office:value-type="float" office:value="-0.0165457">
            <text:p>-0.0165457</text:p>
          </table:table-cell>
          <table:table-cell office:value-type="float" office:value="0">
            <text:p>0</text:p>
          </table:table-cell>
          <table:table-cell table:formula="of:=-0.0969*[.B4]+0.5215" office:value-type="float" office:value="0.3276031">
            <text:p>0.3276031</text:p>
          </table:table-cell>
          <table:table-cell office:value-type="float" office:value="0">
            <text:p>0</text:p>
          </table:table-cell>
          <table:table-cell table:formula="of:=SUM([.K4:.P4])" office:value-type="float" office:value="1">
            <text:p>1</text:p>
          </table:table-cell>
          <table:table-cell office:value-type="float" office:value="6.8">
            <text:p>6.8</text:p>
          </table:table-cell>
          <table:table-cell office:value-type="float" office:value="-0.3762">
            <text:p>-0.3762</text:p>
          </table:table-cell>
          <table:table-cell office:value-type="float" office:value="0">
            <text:p>0</text:p>
          </table:table-cell>
          <table:table-cell office:value-type="float" office:value="-0.3983">
            <text:p>-0.398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283">
            <text:p>-0.2283</text:p>
          </table:table-cell>
          <table:table-cell table:formula="of:=SUM([.S4:.X4])" office:value-type="float" office:value="-1.0028">
            <text:p>-1.0028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0.4602523028">
            <text:p>0.4602523028</text:p>
          </table:table-cell>
          <table:table-cell office:value-type="float" office:value="0.2824389267">
            <text:p>0.2824389267</text:p>
          </table:table-cell>
          <table:table-cell office:value-type="float" office:value="0.0460552663">
            <text:p>0.0460552663</text:p>
          </table:table-cell>
          <table:table-cell office:value-type="string">
            <text:p>NA</text:p>
          </table:table-cell>
          <table:table-cell office:value-type="float" office:value="0.2112535042">
            <text:p>0.2112535042</text:p>
          </table:table-cell>
          <table:table-cell office:value-type="string">
            <text:p>NA</text:p>
          </table:table-cell>
          <table:table-cell table:formula="of:=SUM([.C5:.H5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0.0444*[.B5]+0.3369" office:value-type="float" office:value="0.4701">
            <text:p>0.4701</text:p>
          </table:table-cell>
          <table:table-cell table:formula="of:=-0.0018*[.B5]+0.2668" office:value-type="float" office:value="0.2614">
            <text:p>0.2614</text:p>
          </table:table-cell>
          <table:table-cell table:formula="of:=0.0543*[.B5]-0.1252" office:value-type="float" office:value="0.0377">
            <text:p>0.0377</text:p>
          </table:table-cell>
          <table:table-cell office:value-type="float" office:value="0">
            <text:p>0</text:p>
          </table:table-cell>
          <table:table-cell table:formula="of:=-0.0969*[.B5]+0.5215" office:value-type="float" office:value="0.2308">
            <text:p>0.2308</text:p>
          </table:table-cell>
          <table:table-cell office:value-type="float" office:value="0">
            <text:p>0</text:p>
          </table:table-cell>
          <table:table-cell table:formula="of:=SUM([.K5:.P5])" office:value-type="float" office:value="1">
            <text:p>1</text:p>
          </table:table-cell>
          <table:table-cell office:value-type="float" office:value="6.7">
            <text:p>6.7</text:p>
          </table:table-cell>
          <table:table-cell office:value-type="float" office:value="-0.3703">
            <text:p>-0.3703</text:p>
          </table:table-cell>
          <table:table-cell office:value-type="float" office:value="0">
            <text:p>0</text:p>
          </table:table-cell>
          <table:table-cell office:value-type="float" office:value="-0.4017">
            <text:p>-0.4017</text:p>
          </table:table-cell>
          <table:table-cell table:number-columns-repeated="2" office:value-type="float" office:value="0">
            <text:p>0</text:p>
          </table:table-cell>
          <table:table-cell office:value-type="float" office:value="-0.2307">
            <text:p>-0.2307</text:p>
          </table:table-cell>
          <table:table-cell table:formula="of:=SUM([.S5:.X5])" office:value-type="float" office:value="-1.0027">
            <text:p>-1.0027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">
            <text:p>4</text:p>
          </table:table-cell>
          <table:table-cell office:value-type="float" office:value="0.4999001199">
            <text:p>0.4999001199</text:p>
          </table:table-cell>
          <table:table-cell office:value-type="float" office:value="0.2843587695">
            <text:p>0.2843587695</text:p>
          </table:table-cell>
          <table:table-cell office:value-type="float" office:value="0.0988813424">
            <text:p>0.0988813424</text:p>
          </table:table-cell>
          <table:table-cell office:value-type="string">
            <text:p>NA</text:p>
          </table:table-cell>
          <table:table-cell office:value-type="float" office:value="0.1168597683">
            <text:p>0.1168597683</text:p>
          </table:table-cell>
          <table:table-cell office:value-type="string">
            <text:p>NA</text:p>
          </table:table-cell>
          <table:table-cell table:formula="of:=SUM([.C6:.H6])" office:value-type="float" office:value="1.0000000001">
            <text:p>1.0000000001</text:p>
          </table:table-cell>
          <table:table-cell office:value-type="float" office:value="4">
            <text:p>4</text:p>
          </table:table-cell>
          <table:table-cell table:formula="of:=0.0444*[.B6]+0.3369" office:value-type="float" office:value="0.5145">
            <text:p>0.5145</text:p>
          </table:table-cell>
          <table:table-cell table:formula="of:=-0.0018*[.B6]+0.2668" office:value-type="float" office:value="0.2596">
            <text:p>0.2596</text:p>
          </table:table-cell>
          <table:table-cell table:formula="of:=0.0543*[.B6]-0.1252" office:value-type="float" office:value="0.092">
            <text:p>0.092</text:p>
          </table:table-cell>
          <table:table-cell office:value-type="float" office:value="0">
            <text:p>0</text:p>
          </table:table-cell>
          <table:table-cell table:formula="of:=-0.0969*[.B6]+0.5215" office:value-type="float" office:value="0.1339">
            <text:p>0.1339</text:p>
          </table:table-cell>
          <table:table-cell office:value-type="float" office:value="0">
            <text:p>0</text:p>
          </table:table-cell>
          <table:table-cell table:formula="of:=SUM([.K6:.P6])" office:value-type="float" office:value="1">
            <text:p>1</text:p>
          </table:table-cell>
          <table:table-cell office:value-type="float" office:value="6.6">
            <text:p>6.6</text:p>
          </table:table-cell>
          <table:table-cell office:value-type="float" office:value="-0.3644">
            <text:p>-0.3644</text:p>
          </table:table-cell>
          <table:table-cell office:value-type="float" office:value="0">
            <text:p>0</text:p>
          </table:table-cell>
          <table:table-cell office:value-type="float" office:value="-0.4051">
            <text:p>-0.4051</text:p>
          </table:table-cell>
          <table:table-cell table:number-columns-repeated="2" office:value-type="float" office:value="0">
            <text:p>0</text:p>
          </table:table-cell>
          <table:table-cell office:value-type="float" office:value="-0.2331">
            <text:p>-0.2331</text:p>
          </table:table-cell>
          <table:table-cell table:formula="of:=SUM([.S6:.X6])" office:value-type="float" office:value="-1.0026">
            <text:p>-1.0026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 office:value-type="float" office:value="0.543793069">
            <text:p>0.543793069</text:p>
          </table:table-cell>
          <table:table-cell office:value-type="float" office:value="0.2804354339">
            <text:p>0.2804354339</text:p>
          </table:table-cell>
          <table:table-cell office:value-type="float" office:value="0.1498052532">
            <text:p>0.1498052532</text:p>
          </table:table-cell>
          <table:table-cell office:value-type="string">
            <text:p>NA</text:p>
          </table:table-cell>
          <table:table-cell office:value-type="float" office:value="0.0259662439">
            <text:p>0.0259662439</text:p>
          </table:table-cell>
          <table:table-cell office:value-type="string">
            <text:p>NA</text:p>
          </table:table-cell>
          <table:table-cell table:formula="of:=SUM([.C7:.H7]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0.0444*[.B7]+0.3369" office:value-type="float" office:value="0.5589">
            <text:p>0.5589</text:p>
          </table:table-cell>
          <table:table-cell table:formula="of:=-0.0018*[.B7]+0.2668" office:value-type="float" office:value="0.2578">
            <text:p>0.2578</text:p>
          </table:table-cell>
          <table:table-cell table:formula="of:=0.0543*[.B7]-0.1252" office:value-type="float" office:value="0.1463">
            <text:p>0.1463</text:p>
          </table:table-cell>
          <table:table-cell office:value-type="float" office:value="0">
            <text:p>0</text:p>
          </table:table-cell>
          <table:table-cell table:formula="of:=-0.0969*[.B7]+0.5215" office:value-type="float" office:value="0.0370000000000001">
            <text:p>0.037</text:p>
          </table:table-cell>
          <table:table-cell office:value-type="float" office:value="0">
            <text:p>0</text:p>
          </table:table-cell>
          <table:table-cell table:formula="of:=SUM([.K7:.P7])"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-0.3585">
            <text:p>-0.3585</text:p>
          </table:table-cell>
          <table:table-cell office:value-type="float" office:value="0">
            <text:p>0</text:p>
          </table:table-cell>
          <table:table-cell office:value-type="float" office:value="-0.4085">
            <text:p>-0.4085</text:p>
          </table:table-cell>
          <table:table-cell table:number-columns-repeated="2" office:value-type="float" office:value="0">
            <text:p>0</text:p>
          </table:table-cell>
          <table:table-cell office:value-type="float" office:value="-0.2355">
            <text:p>-0.2355</text:p>
          </table:table-cell>
          <table:table-cell table:formula="of:=SUM([.S7:.X7])" office:value-type="float" office:value="-1.0025">
            <text:p>-1.0025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6">
            <text:p>6</text:p>
          </table:table-cell>
          <table:table-cell office:value-type="float" office:value="0.593637455">
            <text:p>0.593637455</text:p>
          </table:table-cell>
          <table:table-cell office:value-type="float" office:value="0.2693077231">
            <text:p>0.2693077231</text:p>
          </table:table-cell>
          <table:table-cell office:value-type="float" office:value="0.1990796319">
            <text:p>0.1990796319</text:p>
          </table:table-cell>
          <table:table-cell office:value-type="string">
            <text:p>NA</text:p>
          </table:table-cell>
          <table:table-cell office:value-type="float" office:value="-0.0620248099">
            <text:p>-0.0620248099</text:p>
          </table:table-cell>
          <table:table-cell office:value-type="string">
            <text:p>NA</text:p>
          </table:table-cell>
          <table:table-cell table:formula="of:=SUM([.C8:.H8])" office:value-type="float" office:value="1.0000000001">
            <text:p>1.0000000001</text:p>
          </table:table-cell>
          <table:table-cell office:value-type="float" office:value="6">
            <text:p>6</text:p>
          </table:table-cell>
          <table:table-cell table:formula="of:=0.0444*[.B8]+0.3369" office:value-type="float" office:value="0.6033">
            <text:p>0.6033</text:p>
          </table:table-cell>
          <table:table-cell table:formula="of:=-0.0018*[.B8]+0.2668" office:value-type="float" office:value="0.256">
            <text:p>0.256</text:p>
          </table:table-cell>
          <table:table-cell table:formula="of:=0.0543*[.B8]-0.1252" office:value-type="float" office:value="0.2006">
            <text:p>0.2006</text:p>
          </table:table-cell>
          <table:table-cell office:value-type="float" office:value="0">
            <text:p>0</text:p>
          </table:table-cell>
          <table:table-cell table:formula="of:=-0.0969*[.B8]+0.5215" office:value-type="float" office:value="-0.0599">
            <text:p>-0.0599</text:p>
          </table:table-cell>
          <table:table-cell office:value-type="float" office:value="0">
            <text:p>0</text:p>
          </table:table-cell>
          <table:table-cell table:formula="of:=SUM([.K8:.P8])" office:value-type="float" office:value="1">
            <text:p>1</text:p>
          </table:table-cell>
          <table:table-cell office:value-type="float" office:value="6.4">
            <text:p>6.4</text:p>
          </table:table-cell>
          <table:table-cell office:value-type="float" office:value="-0.3526">
            <text:p>-0.3526</text:p>
          </table:table-cell>
          <table:table-cell office:value-type="float" office:value="0">
            <text:p>0</text:p>
          </table:table-cell>
          <table:table-cell office:value-type="float" office:value="-0.4119">
            <text:p>-0.4119</text:p>
          </table:table-cell>
          <table:table-cell table:number-columns-repeated="2" office:value-type="float" office:value="0">
            <text:p>0</text:p>
          </table:table-cell>
          <table:table-cell office:value-type="float" office:value="-0.2379">
            <text:p>-0.2379</text:p>
          </table:table-cell>
          <table:table-cell table:formula="of:=SUM([.S8:.X8])" office:value-type="float" office:value="-1.0024">
            <text:p>-1.0024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7">
            <text:p>7</text:p>
          </table:table-cell>
          <table:table-cell office:value-type="float" office:value="0.6501349865">
            <text:p>0.6501349865</text:p>
          </table:table-cell>
          <table:table-cell office:value-type="float" office:value="0.2478752125">
            <text:p>0.2478752125</text:p>
          </table:table-cell>
          <table:table-cell office:value-type="float" office:value="0.2499750025">
            <text:p>0.2499750025</text:p>
          </table:table-cell>
          <table:table-cell office:value-type="string">
            <text:p>NA</text:p>
          </table:table-cell>
          <table:table-cell office:value-type="float" office:value="-0.1479852015">
            <text:p>-0.1479852015</text:p>
          </table:table-cell>
          <table:table-cell office:value-type="string">
            <text:p>NA</text:p>
          </table:table-cell>
          <table:table-cell table:formula="of:=SUM([.C9:.H9])"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0.0444*[.B9]+0.3369" office:value-type="float" office:value="0.6477">
            <text:p>0.6477</text:p>
          </table:table-cell>
          <table:table-cell table:formula="of:=-0.0018*[.B9]+0.2668" office:value-type="float" office:value="0.2542">
            <text:p>0.2542</text:p>
          </table:table-cell>
          <table:table-cell table:formula="of:=0.0543*[.B9]-0.1252" office:value-type="float" office:value="0.2549">
            <text:p>0.2549</text:p>
          </table:table-cell>
          <table:table-cell office:value-type="float" office:value="0">
            <text:p>0</text:p>
          </table:table-cell>
          <table:table-cell table:formula="of:=-0.0969*[.B9]+0.5215" office:value-type="float" office:value="-0.1568">
            <text:p>-0.1568</text:p>
          </table:table-cell>
          <table:table-cell office:value-type="float" office:value="0">
            <text:p>0</text:p>
          </table:table-cell>
          <table:table-cell table:formula="of:=SUM([.K9:.P9])" office:value-type="float" office:value="1">
            <text:p>1</text:p>
          </table:table-cell>
          <table:table-cell office:value-type="float" office:value="6.3">
            <text:p>6.3</text:p>
          </table:table-cell>
          <table:table-cell office:value-type="float" office:value="-0.3467">
            <text:p>-0.3467</text:p>
          </table:table-cell>
          <table:table-cell office:value-type="float" office:value="0">
            <text:p>0</text:p>
          </table:table-cell>
          <table:table-cell office:value-type="float" office:value="-0.4153">
            <text:p>-0.41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403">
            <text:p>-0.2403</text:p>
          </table:table-cell>
          <table:table-cell table:formula="of:=SUM([.S9:.X9])" office:value-type="float" office:value="-1.0023">
            <text:p>-1.0023</text:p>
          </table:table-cell>
        </table:table-row>
        <table:table-row table:style-name="ro1">
          <table:table-cell table:style-name="ce3" office:value-type="float" office:value="0.05">
            <text:p>0.0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.7171131547">
            <text:p>0.7171131547</text:p>
          </table:table-cell>
          <table:table-cell table:style-name="ce5" office:value-type="float" office:value="0.2149140344">
            <text:p>0.2149140344</text:p>
          </table:table-cell>
          <table:table-cell table:style-name="ce5" office:value-type="float" office:value="0.3038784486">
            <text:p>0.3038784486</text:p>
          </table:table-cell>
          <table:table-cell table:style-name="ce5" office:value-type="string">
            <text:p>NA</text:p>
          </table:table-cell>
          <table:table-cell table:style-name="ce5" office:value-type="float" office:value="-0.2359056377">
            <text:p>-0.2359056377</text:p>
          </table:table-cell>
          <table:table-cell table:style-name="ce8" office:value-type="string">
            <text:p>NA</text:p>
          </table:table-cell>
          <table:table-cell table:formula="of:=SUM([.C10:.H10])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formula="of:=0.0444*[.B10]+0.3369" office:value-type="float" office:value="0.6921">
            <text:p>0.6921</text:p>
          </table:table-cell>
          <table:table-cell table:formula="of:=-0.0018*[.B10]+0.2668" office:value-type="float" office:value="0.2524">
            <text:p>0.2524</text:p>
          </table:table-cell>
          <table:table-cell table:formula="of:=0.0543*[.B10]-0.1252" office:value-type="float" office:value="0.3092">
            <text:p>0.3092</text:p>
          </table:table-cell>
          <table:table-cell office:value-type="float" office:value="0">
            <text:p>0</text:p>
          </table:table-cell>
          <table:table-cell table:formula="of:=-0.0969*[.B10]+0.5215" office:value-type="float" office:value="-0.2537">
            <text:p>-0.2537</text:p>
          </table:table-cell>
          <table:table-cell office:value-type="float" office:value="0">
            <text:p>0</text:p>
          </table:table-cell>
          <table:table-cell table:formula="of:=SUM([.K10:.P10])" office:value-type="float" office:value="1">
            <text:p>1</text:p>
          </table:table-cell>
          <table:table-cell table:style-name="ce9" office:value-type="float" office:value="6.2">
            <text:p>6.2</text:p>
          </table:table-cell>
          <table:table-cell office:value-type="float" office:value="-0.3408">
            <text:p>-0.3408</text:p>
          </table:table-cell>
          <table:table-cell office:value-type="float" office:value="0">
            <text:p>0</text:p>
          </table:table-cell>
          <table:table-cell office:value-type="float" office:value="-0.4187">
            <text:p>-0.4187</text:p>
          </table:table-cell>
          <table:table-cell table:number-columns-repeated="2" office:value-type="float" office:value="0">
            <text:p>0</text:p>
          </table:table-cell>
          <table:table-cell office:value-type="float" office:value="-0.2427">
            <text:p>-0.2427</text:p>
          </table:table-cell>
          <table:table-cell table:formula="of:=SUM([.S10:.X10])" office:value-type="float" office:value="-1.0022">
            <text:p>-1.0022</text:p>
          </table:table-cell>
        </table:table-row>
        <table:table-row table:style-name="ro1">
          <table:table-cell table:style-name="ce1" office:value-type="float" office:value="0.04">
            <text:p>0.04</text:p>
          </table:table-cell>
          <table:table-cell table:style-name="ce4" office:value-type="float" office:value="9.001">
            <text:p>9.001</text:p>
          </table:table-cell>
          <table:table-cell table:style-name="ce4" office:value-type="float" office:value="0.8798551268">
            <text:p>0.8798551268</text:p>
          </table:table-cell>
          <table:table-cell table:style-name="ce4" office:value-type="float" office:value="0.0799300612">
            <text:p>0.0799300612</text:p>
          </table:table-cell>
          <table:table-cell table:style-name="ce4" office:value-type="float" office:value="0.4521044086">
            <text:p>0.4521044086</text:p>
          </table:table-cell>
          <table:table-cell table:style-name="ce4" office:value-type="float" office:value="-0.0522043212">
            <text:p>-0.0522043212</text:p>
          </table:table-cell>
          <table:table-cell table:style-name="ce4" office:value-type="float" office:value="-0.3596852754">
            <text:p>-0.3596852754</text:p>
          </table:table-cell>
          <table:table-cell table:style-name="ce6" office:value-type="string">
            <text:p>NA</text:p>
          </table:table-cell>
          <table:table-cell table:formula="of:=SUM([.C11:.H11])" office:value-type="float" office:value="1">
            <text:p>1</text:p>
          </table:table-cell>
          <table:table-cell table:style-name="ce9" office:value-type="float" office:value="9.001">
            <text:p>9.001</text:p>
          </table:table-cell>
          <table:table-cell table:formula="of:=0.0444*[.B11]+0.3369" office:value-type="float" office:value="0.7365444">
            <text:p>0.7365444</text:p>
          </table:table-cell>
          <table:table-cell table:formula="of:=-0.0018*[.B11]+0.2668" office:value-type="float" office:value="0.2505982">
            <text:p>0.2505982</text:p>
          </table:table-cell>
          <table:table-cell table:formula="of:=0.0543*[.B11]-0.1252" office:value-type="float" office:value="0.3635543">
            <text:p>0.3635543</text:p>
          </table:table-cell>
          <table:table-cell office:value-type="float" office:value="0">
            <text:p>0</text:p>
          </table:table-cell>
          <table:table-cell table:formula="of:=-0.0969*[.B11]+0.5215" office:value-type="float" office:value="-0.3506969">
            <text:p>-0.3506969</text:p>
          </table:table-cell>
          <table:table-cell office:value-type="float" office:value="0">
            <text:p>0</text:p>
          </table:table-cell>
          <table:table-cell table:formula="of:=SUM([.K11:.P11])" office:value-type="float" office:value="1">
            <text:p>1</text:p>
          </table:table-cell>
          <table:table-cell table:style-name="ce9" office:value-type="float" office:value="6.1">
            <text:p>6.1</text:p>
          </table:table-cell>
          <table:table-cell office:value-type="float" office:value="-0.3349">
            <text:p>-0.3349</text:p>
          </table:table-cell>
          <table:table-cell office:value-type="float" office:value="0">
            <text:p>0</text:p>
          </table:table-cell>
          <table:table-cell office:value-type="float" office:value="-0.4221">
            <text:p>-0.4221</text:p>
          </table:table-cell>
          <table:table-cell table:number-columns-repeated="2" office:value-type="float" office:value="0">
            <text:p>0</text:p>
          </table:table-cell>
          <table:table-cell office:value-type="float" office:value="-0.2451">
            <text:p>-0.2451</text:p>
          </table:table-cell>
          <table:table-cell table:formula="of:=SUM([.S11:.X11])" office:value-type="float" office:value="-1.0021">
            <text:p>-1.0021</text:p>
          </table:table-cell>
        </table:table-row>
        <table:table-row table:style-name="ro1">
          <table:table-cell table:style-name="ce3" office:value-type="float" office:value="0.01">
            <text:p>0.01</text:p>
          </table:table-cell>
          <table:table-cell table:style-name="ce5" office:value-type="float" office:value="10.001">
            <text:p>10.001</text:p>
          </table:table-cell>
          <table:table-cell table:style-name="ce5" office:value-type="float" office:value="0.9738377943">
            <text:p>0.9738377943</text:p>
          </table:table-cell>
          <table:table-cell table:style-name="ce5" office:value-type="float" office:value="0.0100623868">
            <text:p>0.0100623868</text:p>
          </table:table-cell>
          <table:table-cell table:style-name="ce5" office:value-type="float" office:value="0.5131817267">
            <text:p>0.5131817267</text:p>
          </table:table-cell>
          <table:table-cell table:style-name="ce5" office:value-type="float" office:value="-0.0643992755">
            <text:p>-0.0643992755</text:p>
          </table:table-cell>
          <table:table-cell table:style-name="ce5" office:value-type="float" office:value="-0.4326826323">
            <text:p>-0.4326826323</text:p>
          </table:table-cell>
          <table:table-cell table:style-name="ce8" office:value-type="string">
            <text:p>NA</text:p>
          </table:table-cell>
          <table:table-cell table:formula="of:=SUM([.C12:.H12])" office:value-type="float" office:value="1">
            <text:p>1</text:p>
          </table:table-cell>
          <table:table-cell table:style-name="ce5" office:value-type="float" office:value="10.001">
            <text:p>10.001</text:p>
          </table:table-cell>
          <table:table-cell table:formula="of:=0.0444*[.B12]+0.3369" office:value-type="float" office:value="0.7809444">
            <text:p>0.7809444</text:p>
          </table:table-cell>
          <table:table-cell table:formula="of:=-0.0018*[.B12]+0.2668" office:value-type="float" office:value="0.2487982">
            <text:p>0.2487982</text:p>
          </table:table-cell>
          <table:table-cell table:formula="of:=0.0543*[.B12]-0.1252" office:value-type="float" office:value="0.4178543">
            <text:p>0.4178543</text:p>
          </table:table-cell>
          <table:table-cell office:value-type="float" office:value="0">
            <text:p>0</text:p>
          </table:table-cell>
          <table:table-cell table:formula="of:=-0.0969*[.B12]+0.5215" office:value-type="float" office:value="-0.4475969">
            <text:p>-0.4475969</text:p>
          </table:table-cell>
          <table:table-cell office:value-type="float" office:value="0">
            <text:p>0</text:p>
          </table:table-cell>
          <table:table-cell table:formula="of:=SUM([.K12:.P12])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office:value-type="float" office:value="-0.329">
            <text:p>-0.329</text:p>
          </table:table-cell>
          <table:table-cell office:value-type="float" office:value="0">
            <text:p>0</text:p>
          </table:table-cell>
          <table:table-cell office:value-type="float" office:value="-0.4255">
            <text:p>-0.4255</text:p>
          </table:table-cell>
          <table:table-cell table:number-columns-repeated="2" office:value-type="float" office:value="0">
            <text:p>0</text:p>
          </table:table-cell>
          <table:table-cell office:value-type="float" office:value="-0.2475">
            <text:p>-0.2475</text:p>
          </table:table-cell>
          <table:table-cell table:formula="of:=SUM([.S12:.X12])" office:value-type="float" office:value="-1.002">
            <text:p>-1.002</text:p>
          </table:table-cell>
        </table:table-row>
        <table:table-row table:style-name="ro1">
          <table:table-cell table:style-name="ce1" office:value-type="float" office:value="0.05">
            <text:p>0.05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NA</text:p>
          </table:table-cell>
          <table:table-cell table:style-name="ce4" office:value-type="float" office:value="1.0592287053">
            <text:p>1.0592287053</text:p>
          </table:table-cell>
          <table:table-cell table:style-name="ce4" office:value-type="float" office:value="-0.2402787233">
            <text:p>-0.2402787233</text:p>
          </table:table-cell>
          <table:table-cell table:style-name="ce4" office:value-type="float" office:value="0.201073245">
            <text:p>0.201073245</text:p>
          </table:table-cell>
          <table:table-cell table:style-name="ce4" office:value-type="float" office:value="-0.0200232269">
            <text:p>-0.0200232269</text:p>
          </table:table-cell>
          <table:table-cell table:style-name="ce6" office:value-type="string">
            <text:p>NA</text:p>
          </table:table-cell>
          <table:table-cell table:formula="of:=SUM([.C13:.H13])" office:value-type="float" office:value="1.0000000001">
            <text:p>1.0000000001</text:p>
          </table:table-cell>
          <table:table-cell table:style-name="ce4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0.0214*[.B13]+0.8262" office:value-type="float" office:value="1.0616">
            <text:p>1.0616</text:p>
          </table:table-cell>
          <table:table-cell table:formula="of:=0.0161*[.B13]-0.4101" office:value-type="float" office:value="-0.233">
            <text:p>-0.233</text:p>
          </table:table-cell>
          <table:table-cell table:formula="of:=-0.0048*[.B13]+0.2515" office:value-type="float" office:value="0.1987">
            <text:p>0.1987</text:p>
          </table:table-cell>
          <table:table-cell table:formula="of:=-0.0327*[.B13]+0.3324" office:value-type="float" office:value="-0.0273">
            <text:p>-0.0273</text:p>
          </table:table-cell>
          <table:table-cell office:value-type="float" office:value="0">
            <text:p>0</text:p>
          </table:table-cell>
          <table:table-cell table:formula="of:=SUM([.K13:.P13])" office:value-type="float" office:value="1">
            <text:p>1</text:p>
          </table:table-cell>
          <table:table-cell table:style-name="ce4" office:value-type="float" office:value="5.9">
            <text:p>5.9</text:p>
          </table:table-cell>
          <table:table-cell office:value-type="float" office:value="-0.3231">
            <text:p>-0.3231</text:p>
          </table:table-cell>
          <table:table-cell office:value-type="float" office:value="0">
            <text:p>0</text:p>
          </table:table-cell>
          <table:table-cell office:value-type="float" office:value="-0.4289">
            <text:p>-0.4289</text:p>
          </table:table-cell>
          <table:table-cell table:number-columns-repeated="2" office:value-type="float" office:value="0">
            <text:p>0</text:p>
          </table:table-cell>
          <table:table-cell office:value-type="float" office:value="-0.2499">
            <text:p>-0.2499</text:p>
          </table:table-cell>
          <table:table-cell table:formula="of:=SUM([.S13:.X13])" office:value-type="float" office:value="-1.0019">
            <text:p>-1.0019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2">
            <text:p>12</text:p>
          </table:table-cell>
          <table:table-cell office:value-type="string">
            <text:p>NA</text:p>
          </table:table-cell>
          <table:table-cell office:value-type="float" office:value="1.0811999121">
            <text:p>1.0811999121</text:p>
          </table:table-cell>
          <table:table-cell office:value-type="float" office:value="-0.2178387993">
            <text:p>-0.2178387993</text:p>
          </table:table-cell>
          <table:table-cell office:value-type="float" office:value="0.194595999">
            <text:p>0.194595999</text:p>
          </table:table-cell>
          <table:table-cell office:value-type="float" office:value="-0.0579571117">
            <text:p>-0.0579571117</text:p>
          </table:table-cell>
          <table:table-cell office:value-type="string">
            <text:p>NA</text:p>
          </table:table-cell>
          <table:table-cell table:formula="of:=SUM([.C14:.H14])" office:value-type="float" office:value="1.0000000001">
            <text:p>1.000000000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0.0214*[.B14]+0.8262" office:value-type="float" office:value="1.083">
            <text:p>1.083</text:p>
          </table:table-cell>
          <table:table-cell table:formula="of:=0.0161*[.B14]-0.4101" office:value-type="float" office:value="-0.2169">
            <text:p>-0.2169</text:p>
          </table:table-cell>
          <table:table-cell table:formula="of:=-0.0048*[.B14]+0.2515" office:value-type="float" office:value="0.1939">
            <text:p>0.1939</text:p>
          </table:table-cell>
          <table:table-cell table:formula="of:=-0.0327*[.B14]+0.3324" office:value-type="float" office:value="-0.06">
            <text:p>-0.06</text:p>
          </table:table-cell>
          <table:table-cell office:value-type="float" office:value="0">
            <text:p>0</text:p>
          </table:table-cell>
          <table:table-cell table:formula="of:=SUM([.K14:.P14])" office:value-type="float" office:value="1">
            <text:p>1</text:p>
          </table:table-cell>
          <table:table-cell office:value-type="float" office:value="5.8">
            <text:p>5.8</text:p>
          </table:table-cell>
          <table:table-cell office:value-type="float" office:value="-0.3172">
            <text:p>-0.3172</text:p>
          </table:table-cell>
          <table:table-cell office:value-type="float" office:value="0">
            <text:p>0</text:p>
          </table:table-cell>
          <table:table-cell office:value-type="float" office:value="-0.4323">
            <text:p>-0.432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523">
            <text:p>-0.2523</text:p>
          </table:table-cell>
          <table:table-cell table:formula="of:=SUM([.S14:.X14])" office:value-type="float" office:value="-1.0018">
            <text:p>-1.0018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3">
            <text:p>13</text:p>
          </table:table-cell>
          <table:table-cell office:value-type="string">
            <text:p>NA</text:p>
          </table:table-cell>
          <table:table-cell office:value-type="float" office:value="1.1051051051">
            <text:p>1.1051051051</text:p>
          </table:table-cell>
          <table:table-cell office:value-type="float" office:value="-0.2002002002">
            <text:p>-0.2002002002</text:p>
          </table:table-cell>
          <table:table-cell office:value-type="float" office:value="0.1891891892">
            <text:p>0.1891891892</text:p>
          </table:table-cell>
          <table:table-cell office:value-type="float" office:value="-0.0940940941">
            <text:p>-0.0940940941</text:p>
          </table:table-cell>
          <table:table-cell office:value-type="string">
            <text:p>NA</text:p>
          </table:table-cell>
          <table:table-cell table:formula="of:=SUM([.C15:.H15])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0.0214*[.B15]+0.8262" office:value-type="float" office:value="1.1044">
            <text:p>1.1044</text:p>
          </table:table-cell>
          <table:table-cell table:formula="of:=0.0161*[.B15]-0.4101" office:value-type="float" office:value="-0.2008">
            <text:p>-0.2008</text:p>
          </table:table-cell>
          <table:table-cell table:formula="of:=-0.0048*[.B15]+0.2515" office:value-type="float" office:value="0.1891">
            <text:p>0.1891</text:p>
          </table:table-cell>
          <table:table-cell table:formula="of:=-0.0327*[.B15]+0.3324" office:value-type="float" office:value="-0.0926999999999999">
            <text:p>-0.0927</text:p>
          </table:table-cell>
          <table:table-cell office:value-type="float" office:value="0">
            <text:p>0</text:p>
          </table:table-cell>
          <table:table-cell table:formula="of:=SUM([.K15:.P15])" office:value-type="float" office:value="1">
            <text:p>1</text:p>
          </table:table-cell>
          <table:table-cell office:value-type="float" office:value="5.7">
            <text:p>5.7</text:p>
          </table:table-cell>
          <table:table-cell office:value-type="float" office:value="-0.3113">
            <text:p>-0.3113</text:p>
          </table:table-cell>
          <table:table-cell office:value-type="float" office:value="0">
            <text:p>0</text:p>
          </table:table-cell>
          <table:table-cell office:value-type="float" office:value="-0.4357">
            <text:p>-0.4357</text:p>
          </table:table-cell>
          <table:table-cell table:number-columns-repeated="2" office:value-type="float" office:value="0">
            <text:p>0</text:p>
          </table:table-cell>
          <table:table-cell office:value-type="float" office:value="-0.2547">
            <text:p>-0.2547</text:p>
          </table:table-cell>
          <table:table-cell table:formula="of:=SUM([.S15:.X15])" office:value-type="float" office:value="-1.0017">
            <text:p>-1.0017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4">
            <text:p>14</text:p>
          </table:table-cell>
          <table:table-cell office:value-type="string">
            <text:p>NA</text:p>
          </table:table-cell>
          <table:table-cell office:value-type="float" office:value="1.1288446886">
            <text:p>1.1288446886</text:p>
          </table:table-cell>
          <table:table-cell office:value-type="float" office:value="-0.1824597987">
            <text:p>-0.1824597987</text:p>
          </table:table-cell>
          <table:table-cell office:value-type="float" office:value="0.1839435377">
            <text:p>0.1839435377</text:p>
          </table:table-cell>
          <table:table-cell office:value-type="float" office:value="-0.1303284276">
            <text:p>-0.1303284276</text:p>
          </table:table-cell>
          <table:table-cell office:value-type="string">
            <text:p>NA</text:p>
          </table:table-cell>
          <table:table-cell table:formula="of:=SUM([.C16:.H16])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0.0214*[.B16]+0.8262" office:value-type="float" office:value="1.1258">
            <text:p>1.1258</text:p>
          </table:table-cell>
          <table:table-cell table:formula="of:=0.0161*[.B16]-0.4101" office:value-type="float" office:value="-0.1847">
            <text:p>-0.1847</text:p>
          </table:table-cell>
          <table:table-cell table:formula="of:=-0.0048*[.B16]+0.2515" office:value-type="float" office:value="0.1843">
            <text:p>0.1843</text:p>
          </table:table-cell>
          <table:table-cell table:formula="of:=-0.0327*[.B16]+0.3324" office:value-type="float" office:value="-0.1254">
            <text:p>-0.1254</text:p>
          </table:table-cell>
          <table:table-cell office:value-type="float" office:value="0">
            <text:p>0</text:p>
          </table:table-cell>
          <table:table-cell table:formula="of:=SUM([.K16:.P16])" office:value-type="float" office:value="1">
            <text:p>1</text:p>
          </table:table-cell>
          <table:table-cell office:value-type="float" office:value="5.6">
            <text:p>5.6</text:p>
          </table:table-cell>
          <table:table-cell office:value-type="float" office:value="-0.3054">
            <text:p>-0.3054</text:p>
          </table:table-cell>
          <table:table-cell office:value-type="float" office:value="0">
            <text:p>0</text:p>
          </table:table-cell>
          <table:table-cell office:value-type="float" office:value="-0.4391">
            <text:p>-0.4391</text:p>
          </table:table-cell>
          <table:table-cell table:number-columns-repeated="2" office:value-type="float" office:value="0">
            <text:p>0</text:p>
          </table:table-cell>
          <table:table-cell office:value-type="float" office:value="-0.2571">
            <text:p>-0.2571</text:p>
          </table:table-cell>
          <table:table-cell table:formula="of:=SUM([.S16:.X16])" office:value-type="float" office:value="-1.0016">
            <text:p>-1.0016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string">
            <text:p>NA</text:p>
          </table:table-cell>
          <table:table-cell office:value-type="float" office:value="1.1475409836">
            <text:p>1.1475409836</text:p>
          </table:table-cell>
          <table:table-cell office:value-type="float" office:value="-0.1639344262">
            <text:p>-0.1639344262</text:p>
          </table:table-cell>
          <table:table-cell office:value-type="float" office:value="0.1783286685">
            <text:p>0.1783286685</text:p>
          </table:table-cell>
          <table:table-cell office:value-type="float" office:value="-0.1619352259">
            <text:p>-0.1619352259</text:p>
          </table:table-cell>
          <table:table-cell office:value-type="string">
            <text:p>NA</text:p>
          </table:table-cell>
          <table:table-cell table:formula="of:=SUM([.C17:.H17])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0.0214*[.B17]+0.8262" office:value-type="float" office:value="1.1472">
            <text:p>1.1472</text:p>
          </table:table-cell>
          <table:table-cell table:formula="of:=0.0161*[.B17]-0.4101" office:value-type="float" office:value="-0.1686">
            <text:p>-0.1686</text:p>
          </table:table-cell>
          <table:table-cell table:formula="of:=-0.0048*[.B17]+0.2515" office:value-type="float" office:value="0.1795">
            <text:p>0.1795</text:p>
          </table:table-cell>
          <table:table-cell table:formula="of:=-0.0327*[.B17]+0.3324" office:value-type="float" office:value="-0.1581">
            <text:p>-0.1581</text:p>
          </table:table-cell>
          <table:table-cell office:value-type="float" office:value="0">
            <text:p>0</text:p>
          </table:table-cell>
          <table:table-cell table:formula="of:=SUM([.K17:.P17])"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float" office:value="-0.2995">
            <text:p>-0.2995</text:p>
          </table:table-cell>
          <table:table-cell office:value-type="float" office:value="0">
            <text:p>0</text:p>
          </table:table-cell>
          <table:table-cell office:value-type="float" office:value="-0.4425">
            <text:p>-0.44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2595">
            <text:p>-0.2595</text:p>
          </table:table-cell>
          <table:table-cell table:formula="of:=SUM([.S17:.X17])" office:value-type="float" office:value="-1.0015">
            <text:p>-1.0015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6">
            <text:p>16</text:p>
          </table:table-cell>
          <table:table-cell office:value-type="string">
            <text:p>NA</text:p>
          </table:table-cell>
          <table:table-cell office:value-type="float" office:value="1.1706555671">
            <text:p>1.1706555671</text:p>
          </table:table-cell>
          <table:table-cell office:value-type="float" office:value="-0.1480829264">
            <text:p>-0.1480829264</text:p>
          </table:table-cell>
          <table:table-cell office:value-type="float" office:value="0.1735371808">
            <text:p>0.1735371808</text:p>
          </table:table-cell>
          <table:table-cell office:value-type="float" office:value="-0.1961098215">
            <text:p>-0.1961098215</text:p>
          </table:table-cell>
          <table:table-cell office:value-type="string">
            <text:p>NA</text:p>
          </table:table-cell>
          <table:table-cell table:formula="of:=SUM([.C18:.H18])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0.0214*[.B18]+0.8262" office:value-type="float" office:value="1.1686">
            <text:p>1.1686</text:p>
          </table:table-cell>
          <table:table-cell table:formula="of:=0.0161*[.B18]-0.4101" office:value-type="float" office:value="-0.1525">
            <text:p>-0.1525</text:p>
          </table:table-cell>
          <table:table-cell table:formula="of:=-0.0048*[.B18]+0.2515" office:value-type="float" office:value="0.1747">
            <text:p>0.1747</text:p>
          </table:table-cell>
          <table:table-cell table:formula="of:=-0.0327*[.B18]+0.3324" office:value-type="float" office:value="-0.1908">
            <text:p>-0.1908</text:p>
          </table:table-cell>
          <table:table-cell office:value-type="float" office:value="0">
            <text:p>0</text:p>
          </table:table-cell>
          <table:table-cell table:formula="of:=SUM([.K18:.P18])" office:value-type="float" office:value="1">
            <text:p>1</text:p>
          </table:table-cell>
          <table:table-cell office:value-type="float" office:value="5.4">
            <text:p>5.4</text:p>
          </table:table-cell>
          <table:table-cell office:value-type="float" office:value="-0.2936">
            <text:p>-0.2936</text:p>
          </table:table-cell>
          <table:table-cell office:value-type="float" office:value="0">
            <text:p>0</text:p>
          </table:table-cell>
          <table:table-cell office:value-type="float" office:value="-0.4459">
            <text:p>-0.4459</text:p>
          </table:table-cell>
          <table:table-cell table:number-columns-repeated="2" office:value-type="float" office:value="0">
            <text:p>0</text:p>
          </table:table-cell>
          <table:table-cell office:value-type="float" office:value="-0.2619">
            <text:p>-0.2619</text:p>
          </table:table-cell>
          <table:table-cell table:formula="of:=SUM([.S18:.X18])" office:value-type="float" office:value="-1.0014">
            <text:p>-1.0014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7">
            <text:p>17</text:p>
          </table:table-cell>
          <table:table-cell office:value-type="string">
            <text:p>NA</text:p>
          </table:table-cell>
          <table:table-cell office:value-type="float" office:value="1.1909519623">
            <text:p>1.1909519623</text:p>
          </table:table-cell>
          <table:table-cell office:value-type="float" office:value="-0.1318839421">
            <text:p>-0.1318839421</text:p>
          </table:table-cell>
          <table:table-cell office:value-type="float" office:value="0.1687315163">
            <text:p>0.1687315163</text:p>
          </table:table-cell>
          <table:table-cell office:value-type="float" office:value="-0.2277995364">
            <text:p>-0.2277995364</text:p>
          </table:table-cell>
          <table:table-cell office:value-type="string">
            <text:p>NA</text:p>
          </table:table-cell>
          <table:table-cell table:formula="of:=SUM([.C19:.H19])" office:value-type="float" office:value="1.0000000001">
            <text:p>1.000000000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0.0214*[.B19]+0.8262" office:value-type="float" office:value="1.19">
            <text:p>1.19</text:p>
          </table:table-cell>
          <table:table-cell table:formula="of:=0.0161*[.B19]-0.4101" office:value-type="float" office:value="-0.1364">
            <text:p>-0.1364</text:p>
          </table:table-cell>
          <table:table-cell table:formula="of:=-0.0048*[.B19]+0.2515" office:value-type="float" office:value="0.1699">
            <text:p>0.1699</text:p>
          </table:table-cell>
          <table:table-cell table:formula="of:=-0.0327*[.B19]+0.3324" office:value-type="float" office:value="-0.2235">
            <text:p>-0.2235</text:p>
          </table:table-cell>
          <table:table-cell office:value-type="float" office:value="0">
            <text:p>0</text:p>
          </table:table-cell>
          <table:table-cell table:formula="of:=SUM([.K19:.P19])"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-0.2877">
            <text:p>-0.2877</text:p>
          </table:table-cell>
          <table:table-cell office:value-type="float" office:value="0">
            <text:p>0</text:p>
          </table:table-cell>
          <table:table-cell office:value-type="float" office:value="-0.4493">
            <text:p>-0.449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643">
            <text:p>-0.2643</text:p>
          </table:table-cell>
          <table:table-cell table:formula="of:=SUM([.S19:.X19])" office:value-type="float" office:value="-1.0013">
            <text:p>-1.0013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8">
            <text:p>18</text:p>
          </table:table-cell>
          <table:table-cell office:value-type="string">
            <text:p>NA</text:p>
          </table:table-cell>
          <table:table-cell office:value-type="float" office:value="1.2133205405">
            <text:p>1.2133205405</text:p>
          </table:table-cell>
          <table:table-cell office:value-type="float" office:value="-0.117933957">
            <text:p>-0.117933957</text:p>
          </table:table-cell>
          <table:table-cell office:value-type="float" office:value="0.164467898">
            <text:p>0.164467898</text:p>
          </table:table-cell>
          <table:table-cell office:value-type="float" office:value="-0.2598544815">
            <text:p>-0.2598544815</text:p>
          </table:table-cell>
          <table:table-cell office:value-type="string">
            <text:p>NA</text:p>
          </table:table-cell>
          <table:table-cell table:formula="of:=SUM([.C20:.H20])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0.0214*[.B20]+0.8262" office:value-type="float" office:value="1.2114">
            <text:p>1.2114</text:p>
          </table:table-cell>
          <table:table-cell table:formula="of:=0.0161*[.B20]-0.4101" office:value-type="float" office:value="-0.1203">
            <text:p>-0.1203</text:p>
          </table:table-cell>
          <table:table-cell table:formula="of:=-0.0048*[.B20]+0.2515" office:value-type="float" office:value="0.1651">
            <text:p>0.1651</text:p>
          </table:table-cell>
          <table:table-cell table:formula="of:=-0.0327*[.B20]+0.3324" office:value-type="float" office:value="-0.2562">
            <text:p>-0.2562</text:p>
          </table:table-cell>
          <table:table-cell office:value-type="float" office:value="0">
            <text:p>0</text:p>
          </table:table-cell>
          <table:table-cell table:formula="of:=SUM([.K20:.P20])" office:value-type="float" office:value="1">
            <text:p>1</text:p>
          </table:table-cell>
          <table:table-cell office:value-type="float" office:value="5.2">
            <text:p>5.2</text:p>
          </table:table-cell>
          <table:table-cell office:value-type="float" office:value="-0.2818">
            <text:p>-0.2818</text:p>
          </table:table-cell>
          <table:table-cell office:value-type="float" office:value="0">
            <text:p>0</text:p>
          </table:table-cell>
          <table:table-cell office:value-type="float" office:value="-0.4527">
            <text:p>-0.4527</text:p>
          </table:table-cell>
          <table:table-cell table:number-columns-repeated="2" office:value-type="float" office:value="0">
            <text:p>0</text:p>
          </table:table-cell>
          <table:table-cell office:value-type="float" office:value="-0.2667">
            <text:p>-0.2667</text:p>
          </table:table-cell>
          <table:table-cell table:formula="of:=SUM([.S20:.X20])" office:value-type="float" office:value="-1.0012">
            <text:p>-1.0012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9">
            <text:p>19</text:p>
          </table:table-cell>
          <table:table-cell office:value-type="string">
            <text:p>NA</text:p>
          </table:table-cell>
          <table:table-cell office:value-type="float" office:value="1.2334079642">
            <text:p>1.2334079642</text:p>
          </table:table-cell>
          <table:table-cell office:value-type="float" office:value="-0.103950104">
            <text:p>-0.103950104</text:p>
          </table:table-cell>
          <table:table-cell office:value-type="float" office:value="0.1604030066">
            <text:p>0.1604030066</text:p>
          </table:table-cell>
          <table:table-cell office:value-type="float" office:value="-0.2898608668">
            <text:p>-0.2898608668</text:p>
          </table:table-cell>
          <table:table-cell office:value-type="string">
            <text:p>NA</text:p>
          </table:table-cell>
          <table:table-cell table:formula="of:=SUM([.C21:.H21])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0.0214*[.B21]+0.8262" office:value-type="float" office:value="1.2328">
            <text:p>1.2328</text:p>
          </table:table-cell>
          <table:table-cell table:formula="of:=0.0161*[.B21]-0.4101" office:value-type="float" office:value="-0.1042">
            <text:p>-0.1042</text:p>
          </table:table-cell>
          <table:table-cell table:formula="of:=-0.0048*[.B21]+0.2515" office:value-type="float" office:value="0.1603">
            <text:p>0.1603</text:p>
          </table:table-cell>
          <table:table-cell table:formula="of:=-0.0327*[.B21]+0.3324" office:value-type="float" office:value="-0.2889">
            <text:p>-0.2889</text:p>
          </table:table-cell>
          <table:table-cell office:value-type="float" office:value="0">
            <text:p>0</text:p>
          </table:table-cell>
          <table:table-cell table:formula="of:=SUM([.K21:.P21])" office:value-type="float" office:value="1">
            <text:p>1</text:p>
          </table:table-cell>
          <table:table-cell office:value-type="float" office:value="5.1">
            <text:p>5.1</text:p>
          </table:table-cell>
          <table:table-cell office:value-type="float" office:value="-0.2759">
            <text:p>-0.2759</text:p>
          </table:table-cell>
          <table:table-cell office:value-type="float" office:value="0">
            <text:p>0</text:p>
          </table:table-cell>
          <table:table-cell office:value-type="float" office:value="-0.4561">
            <text:p>-0.4561</text:p>
          </table:table-cell>
          <table:table-cell table:number-columns-repeated="2" office:value-type="float" office:value="0">
            <text:p>0</text:p>
          </table:table-cell>
          <table:table-cell office:value-type="float" office:value="-0.2691">
            <text:p>-0.2691</text:p>
          </table:table-cell>
          <table:table-cell table:formula="of:=SUM([.S21:.X21])" office:value-type="float" office:value="-1.0011">
            <text:p>-1.001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 office:value-type="string">
            <text:p>NA</text:p>
          </table:table-cell>
          <table:table-cell office:value-type="float" office:value="1.2532230017">
            <text:p>1.2532230017</text:p>
          </table:table-cell>
          <table:table-cell office:value-type="float" office:value="-0.0899442346">
            <text:p>-0.0899442346</text:p>
          </table:table-cell>
          <table:table-cell office:value-type="float" office:value="0.1565229558">
            <text:p>0.1565229558</text:p>
          </table:table-cell>
          <table:table-cell office:value-type="float" office:value="-0.3198017229">
            <text:p>-0.3198017229</text:p>
          </table:table-cell>
          <table:table-cell office:value-type="string">
            <text:p>NA</text:p>
          </table:table-cell>
          <table:table-cell table:formula="of:=SUM([.C22:.H22])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0.0214*[.B22]+0.8262" office:value-type="float" office:value="1.2542">
            <text:p>1.2542</text:p>
          </table:table-cell>
          <table:table-cell table:formula="of:=0.0161*[.B22]-0.4101" office:value-type="float" office:value="-0.0881">
            <text:p>-0.0881</text:p>
          </table:table-cell>
          <table:table-cell table:formula="of:=-0.0048*[.B22]+0.2515" office:value-type="float" office:value="0.1555">
            <text:p>0.1555</text:p>
          </table:table-cell>
          <table:table-cell table:formula="of:=-0.0327*[.B22]+0.3324" office:value-type="float" office:value="-0.3216">
            <text:p>-0.3216</text:p>
          </table:table-cell>
          <table:table-cell office:value-type="float" office:value="0">
            <text:p>0</text:p>
          </table:table-cell>
          <table:table-cell table:formula="of:=SUM([.K22:.P22])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-0.27">
            <text:p>-0.27</text:p>
          </table:table-cell>
          <table:table-cell office:value-type="float" office:value="0">
            <text:p>0</text:p>
          </table:table-cell>
          <table:table-cell office:value-type="float" office:value="-0.4595">
            <text:p>-0.4595</text:p>
          </table:table-cell>
          <table:table-cell table:number-columns-repeated="2" office:value-type="float" office:value="0">
            <text:p>0</text:p>
          </table:table-cell>
          <table:table-cell office:value-type="float" office:value="-0.2715">
            <text:p>-0.2715</text:p>
          </table:table-cell>
          <table:table-cell table:formula="of:=SUM([.S22:.X22])" office:value-type="float" office:value="-1.001">
            <text:p>-1.001</text:p>
          </table:table-cell>
        </table:table-row>
        <table:table-row table:style-name="ro1">
          <table:table-cell table:style-name="ce3" office:value-type="float" office:value="0.05">
            <text:p>0.05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NA</text:p>
          </table:table-cell>
          <table:table-cell table:style-name="ce5" office:value-type="float" office:value="1.2732936664">
            <text:p>1.2732936664</text:p>
          </table:table-cell>
          <table:table-cell table:style-name="ce5" office:value-type="float" office:value="-0.0780793286">
            <text:p>-0.0780793286</text:p>
          </table:table-cell>
          <table:table-cell table:style-name="ce5" office:value-type="float" office:value="0.1531395898">
            <text:p>0.1531395898</text:p>
          </table:table-cell>
          <table:table-cell table:style-name="ce5" office:value-type="float" office:value="-0.3483539276">
            <text:p>-0.3483539276</text:p>
          </table:table-cell>
          <table:table-cell table:style-name="ce8" office:value-type="string">
            <text:p>NA</text:p>
          </table:table-cell>
          <table:table-cell table:formula="of:=SUM([.C23:.H23])" office:value-type="float" office:value="1">
            <text:p>1</text:p>
          </table:table-cell>
          <table:table-cell table:style-name="ce5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0.0214*[.B23]+0.8262" office:value-type="float" office:value="1.2756">
            <text:p>1.2756</text:p>
          </table:table-cell>
          <table:table-cell table:formula="of:=0.0161*[.B23]-0.4101" office:value-type="float" office:value="-0.072">
            <text:p>-0.072</text:p>
          </table:table-cell>
          <table:table-cell table:formula="of:=-0.0048*[.B23]+0.2515" office:value-type="float" office:value="0.1507">
            <text:p>0.1507</text:p>
          </table:table-cell>
          <table:table-cell table:formula="of:=-0.0327*[.B23]+0.3324" office:value-type="float" office:value="-0.3543">
            <text:p>-0.3543</text:p>
          </table:table-cell>
          <table:table-cell office:value-type="float" office:value="0">
            <text:p>0</text:p>
          </table:table-cell>
          <table:table-cell table:formula="of:=SUM([.K23:.P23])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office:value-type="float" office:value="-0.2641">
            <text:p>-0.2641</text:p>
          </table:table-cell>
          <table:table-cell office:value-type="float" office:value="0">
            <text:p>0</text:p>
          </table:table-cell>
          <table:table-cell office:value-type="float" office:value="-0.4629">
            <text:p>-0.4629</text:p>
          </table:table-cell>
          <table:table-cell table:number-columns-repeated="2" office:value-type="float" office:value="0">
            <text:p>0</text:p>
          </table:table-cell>
          <table:table-cell office:value-type="float" office:value="-0.2739">
            <text:p>-0.2739</text:p>
          </table:table-cell>
          <table:table-cell table:formula="of:=SUM([.S23:.X23])" office:value-type="float" office:value="-1.0009">
            <text:p>-1.0009</text:p>
          </table:table-cell>
        </table:table-row>
        <table:table-row table:style-name="ro1">
          <table:table-cell table:style-name="ce1" office:value-type="float" office:value="0.05">
            <text:p>0.05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NA</text:p>
          </table:table-cell>
          <table:table-cell table:style-name="ce4" office:value-type="float" office:value="1.148896139">
            <text:p>1.148896139</text:p>
          </table:table-cell>
          <table:table-cell table:style-name="ce4" office:value-type="float" office:value="0.0840655711">
            <text:p>0.0840655711</text:p>
          </table:table-cell>
          <table:table-cell table:style-name="ce4" office:value-type="string">
            <text:p>NA</text:p>
          </table:table-cell>
          <table:table-cell table:style-name="ce4" office:value-type="float" office:value="-0.8786853746">
            <text:p>-0.8786853746</text:p>
          </table:table-cell>
          <table:table-cell table:style-name="ce6" office:value-type="float" office:value="0.6457236645">
            <text:p>0.6457236645</text:p>
          </table:table-cell>
          <table:table-cell table:formula="of:=SUM([.C24:.H24])" office:value-type="float" office:value="1">
            <text:p>1</text:p>
          </table:table-cell>
          <table:table-cell table:style-name="ce4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0.0134*[.B24]+0.8653" office:value-type="float" office:value="1.1601">
            <text:p>1.1601</text:p>
          </table:table-cell>
          <table:table-cell table:formula="of:=0.0076*[.B24]-0.0835" office:value-type="float" office:value="0.0837">
            <text:p>0.0837</text:p>
          </table:table-cell>
          <table:table-cell office:value-type="float" office:value="0">
            <text:p>0</text:p>
          </table:table-cell>
          <table:table-cell table:formula="of:=-0.0045*[.B24]-0.7887" office:value-type="float" office:value="-0.8877">
            <text:p>-0.8877</text:p>
          </table:table-cell>
          <table:table-cell table:formula="of:=-0.0165*[.B24]+1.0069" office:value-type="float" office:value="0.6439">
            <text:p>0.6439</text:p>
          </table:table-cell>
          <table:table-cell table:formula="of:=SUM([.K24:.P24])" office:value-type="float" office:value="1">
            <text:p>1</text:p>
          </table:table-cell>
          <table:table-cell table:style-name="ce4" office:value-type="float" office:value="4.8">
            <text:p>4.8</text:p>
          </table:table-cell>
          <table:table-cell office:value-type="float" office:value="-0.2582">
            <text:p>-0.2582</text:p>
          </table:table-cell>
          <table:table-cell office:value-type="float" office:value="0">
            <text:p>0</text:p>
          </table:table-cell>
          <table:table-cell office:value-type="float" office:value="-0.4663">
            <text:p>-0.466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763">
            <text:p>-0.2763</text:p>
          </table:table-cell>
          <table:table-cell table:formula="of:=SUM([.S24:.X24])" office:value-type="float" office:value="-1.0008">
            <text:p>-1.0008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3">
            <text:p>23</text:p>
          </table:table-cell>
          <table:table-cell office:value-type="string">
            <text:p>NA</text:p>
          </table:table-cell>
          <table:table-cell office:value-type="float" office:value="1.1722344469">
            <text:p>1.1722344469</text:p>
          </table:table-cell>
          <table:table-cell office:value-type="float" office:value="0.0900180036">
            <text:p>0.0900180036</text:p>
          </table:table-cell>
          <table:table-cell office:value-type="string">
            <text:p>NA</text:p>
          </table:table-cell>
          <table:table-cell office:value-type="float" office:value="-0.8901780356">
            <text:p>-0.8901780356</text:p>
          </table:table-cell>
          <table:table-cell office:value-type="float" office:value="0.6279255851">
            <text:p>0.6279255851</text:p>
          </table:table-cell>
          <table:table-cell table:formula="of:=SUM([.C25:.H25])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0.0134*[.B25]+0.8653" office:value-type="float" office:value="1.1735">
            <text:p>1.1735</text:p>
          </table:table-cell>
          <table:table-cell table:formula="of:=0.0076*[.B25]-0.0835" office:value-type="float" office:value="0.0913">
            <text:p>0.0913</text:p>
          </table:table-cell>
          <table:table-cell office:value-type="float" office:value="0">
            <text:p>0</text:p>
          </table:table-cell>
          <table:table-cell table:formula="of:=-0.0045*[.B25]-0.7887" office:value-type="float" office:value="-0.8922">
            <text:p>-0.8922</text:p>
          </table:table-cell>
          <table:table-cell table:formula="of:=-0.0165*[.B25]+1.0069" office:value-type="float" office:value="0.6274">
            <text:p>0.6274</text:p>
          </table:table-cell>
          <table:table-cell table:formula="of:=SUM([.K25:.P25])"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float" office:value="-0.2523">
            <text:p>-0.2523</text:p>
          </table:table-cell>
          <table:table-cell office:value-type="float" office:value="0">
            <text:p>0</text:p>
          </table:table-cell>
          <table:table-cell office:value-type="float" office:value="-0.4697">
            <text:p>-0.4697</text:p>
          </table:table-cell>
          <table:table-cell table:number-columns-repeated="2" office:value-type="float" office:value="0">
            <text:p>0</text:p>
          </table:table-cell>
          <table:table-cell office:value-type="float" office:value="-0.2787">
            <text:p>-0.2787</text:p>
          </table:table-cell>
          <table:table-cell table:formula="of:=SUM([.S25:.X25])" office:value-type="float" office:value="-1.0007">
            <text:p>-1.0007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4">
            <text:p>24</text:p>
          </table:table-cell>
          <table:table-cell office:value-type="string">
            <text:p>NA</text:p>
          </table:table-cell>
          <table:table-cell office:value-type="float" office:value="1.1916683357">
            <text:p>1.1916683357</text:p>
          </table:table-cell>
          <table:table-cell office:value-type="float" office:value="0.0981373923">
            <text:p>0.0981373923</text:p>
          </table:table-cell>
          <table:table-cell office:value-type="string">
            <text:p>NA</text:p>
          </table:table-cell>
          <table:table-cell office:value-type="float" office:value="-0.9012617665">
            <text:p>-0.9012617665</text:p>
          </table:table-cell>
          <table:table-cell office:value-type="float" office:value="0.6114560385">
            <text:p>0.6114560385</text:p>
          </table:table-cell>
          <table:table-cell table:formula="of:=SUM([.C26:.H26])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0.0134*[.B26]+0.8653" office:value-type="float" office:value="1.1869">
            <text:p>1.1869</text:p>
          </table:table-cell>
          <table:table-cell table:formula="of:=0.0076*[.B26]-0.0835" office:value-type="float" office:value="0.0989">
            <text:p>0.0989</text:p>
          </table:table-cell>
          <table:table-cell office:value-type="float" office:value="0">
            <text:p>0</text:p>
          </table:table-cell>
          <table:table-cell table:formula="of:=-0.0045*[.B26]-0.7887" office:value-type="float" office:value="-0.8967">
            <text:p>-0.8967</text:p>
          </table:table-cell>
          <table:table-cell table:formula="of:=-0.0165*[.B26]+1.0069" office:value-type="float" office:value="0.6109">
            <text:p>0.6109</text:p>
          </table:table-cell>
          <table:table-cell table:formula="of:=SUM([.K26:.P26])" office:value-type="float" office:value="1">
            <text:p>1</text:p>
          </table:table-cell>
          <table:table-cell office:value-type="float" office:value="4.6">
            <text:p>4.6</text:p>
          </table:table-cell>
          <table:table-cell office:value-type="float" office:value="-0.2464">
            <text:p>-0.2464</text:p>
          </table:table-cell>
          <table:table-cell office:value-type="float" office:value="0">
            <text:p>0</text:p>
          </table:table-cell>
          <table:table-cell office:value-type="float" office:value="-0.4731">
            <text:p>-0.4731</text:p>
          </table:table-cell>
          <table:table-cell table:number-columns-repeated="2" office:value-type="float" office:value="0">
            <text:p>0</text:p>
          </table:table-cell>
          <table:table-cell office:value-type="float" office:value="-0.2811">
            <text:p>-0.2811</text:p>
          </table:table-cell>
          <table:table-cell table:formula="of:=SUM([.S26:.X26])" office:value-type="float" office:value="-1.0006">
            <text:p>-1.0006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5">
            <text:p>25</text:p>
          </table:table-cell>
          <table:table-cell office:value-type="string">
            <text:p>NA</text:p>
          </table:table-cell>
          <table:table-cell office:value-type="float" office:value="1.2084168337">
            <text:p>1.2084168337</text:p>
          </table:table-cell>
          <table:table-cell office:value-type="float" office:value="0.1062124248">
            <text:p>0.1062124248</text:p>
          </table:table-cell>
          <table:table-cell office:value-type="string">
            <text:p>NA</text:p>
          </table:table-cell>
          <table:table-cell office:value-type="float" office:value="-0.9098196393">
            <text:p>-0.9098196393</text:p>
          </table:table-cell>
          <table:table-cell office:value-type="float" office:value="0.5951903808">
            <text:p>0.5951903808</text:p>
          </table:table-cell>
          <table:table-cell table:formula="of:=SUM([.C27:.H27])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0.0134*[.B27]+0.8653" office:value-type="float" office:value="1.2003">
            <text:p>1.2003</text:p>
          </table:table-cell>
          <table:table-cell table:formula="of:=0.0076*[.B27]-0.0835" office:value-type="float" office:value="0.1065">
            <text:p>0.1065</text:p>
          </table:table-cell>
          <table:table-cell office:value-type="float" office:value="0">
            <text:p>0</text:p>
          </table:table-cell>
          <table:table-cell table:formula="of:=-0.0045*[.B27]-0.7887" office:value-type="float" office:value="-0.9012">
            <text:p>-0.9012</text:p>
          </table:table-cell>
          <table:table-cell table:formula="of:=-0.0165*[.B27]+1.0069" office:value-type="float" office:value="0.5944">
            <text:p>0.5944</text:p>
          </table:table-cell>
          <table:table-cell table:formula="of:=SUM([.K27:.P27])"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-0.2405">
            <text:p>-0.2405</text:p>
          </table:table-cell>
          <table:table-cell office:value-type="float" office:value="0">
            <text:p>0</text:p>
          </table:table-cell>
          <table:table-cell office:value-type="float" office:value="-0.4765">
            <text:p>-0.4765</text:p>
          </table:table-cell>
          <table:table-cell table:number-columns-repeated="2" office:value-type="float" office:value="0">
            <text:p>0</text:p>
          </table:table-cell>
          <table:table-cell office:value-type="float" office:value="-0.2835">
            <text:p>-0.2835</text:p>
          </table:table-cell>
          <table:table-cell table:formula="of:=SUM([.S27:.X27])" office:value-type="float" office:value="-1.0005">
            <text:p>-1.0005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6">
            <text:p>26</text:p>
          </table:table-cell>
          <table:table-cell office:value-type="string">
            <text:p>NA</text:p>
          </table:table-cell>
          <table:table-cell office:value-type="float" office:value="1.2182436487">
            <text:p>1.2182436487</text:p>
          </table:table-cell>
          <table:table-cell office:value-type="float" office:value="0.1140228046">
            <text:p>0.1140228046</text:p>
          </table:table-cell>
          <table:table-cell office:value-type="string">
            <text:p>NA</text:p>
          </table:table-cell>
          <table:table-cell office:value-type="float" office:value="-0.9101820364">
            <text:p>-0.9101820364</text:p>
          </table:table-cell>
          <table:table-cell office:value-type="float" office:value="0.5779155831">
            <text:p>0.5779155831</text:p>
          </table:table-cell>
          <table:table-cell table:formula="of:=SUM([.C28:.H28])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0.0134*[.B28]+0.8653" office:value-type="float" office:value="1.2137">
            <text:p>1.2137</text:p>
          </table:table-cell>
          <table:table-cell table:formula="of:=0.0076*[.B28]-0.0835" office:value-type="float" office:value="0.1141">
            <text:p>0.1141</text:p>
          </table:table-cell>
          <table:table-cell office:value-type="float" office:value="0">
            <text:p>0</text:p>
          </table:table-cell>
          <table:table-cell table:formula="of:=-0.0045*[.B28]-0.7887" office:value-type="float" office:value="-0.9057">
            <text:p>-0.9057</text:p>
          </table:table-cell>
          <table:table-cell table:formula="of:=-0.0165*[.B28]+1.0069" office:value-type="float" office:value="0.5779">
            <text:p>0.5779</text:p>
          </table:table-cell>
          <table:table-cell table:formula="of:=SUM([.K28:.P28])" office:value-type="float" office:value="1">
            <text:p>1</text:p>
          </table:table-cell>
          <table:table-cell office:value-type="float" office:value="4.4">
            <text:p>4.4</text:p>
          </table:table-cell>
          <table:table-cell office:value-type="float" office:value="-0.2346">
            <text:p>-0.2346</text:p>
          </table:table-cell>
          <table:table-cell office:value-type="float" office:value="0">
            <text:p>0</text:p>
          </table:table-cell>
          <table:table-cell office:value-type="float" office:value="-0.4799">
            <text:p>-0.4799</text:p>
          </table:table-cell>
          <table:table-cell table:number-columns-repeated="2" office:value-type="float" office:value="0">
            <text:p>0</text:p>
          </table:table-cell>
          <table:table-cell office:value-type="float" office:value="-0.2859">
            <text:p>-0.2859</text:p>
          </table:table-cell>
          <table:table-cell table:formula="of:=SUM([.S28:.X28])" office:value-type="float" office:value="-1.0004">
            <text:p>-1.0004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7">
            <text:p>27</text:p>
          </table:table-cell>
          <table:table-cell office:value-type="string">
            <text:p>NA</text:p>
          </table:table-cell>
          <table:table-cell office:value-type="float" office:value="1.224244849">
            <text:p>1.224244849</text:p>
          </table:table-cell>
          <table:table-cell office:value-type="float" office:value="0.1220244049">
            <text:p>0.1220244049</text:p>
          </table:table-cell>
          <table:table-cell office:value-type="string">
            <text:p>NA</text:p>
          </table:table-cell>
          <table:table-cell office:value-type="float" office:value="-0.9081816363">
            <text:p>-0.9081816363</text:p>
          </table:table-cell>
          <table:table-cell office:value-type="float" office:value="0.5619123825">
            <text:p>0.5619123825</text:p>
          </table:table-cell>
          <table:table-cell table:formula="of:=SUM([.C29:.H29])" office:value-type="float" office:value="1.0000000001">
            <text:p>1.000000000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0.0134*[.B29]+0.8653" office:value-type="float" office:value="1.2271">
            <text:p>1.2271</text:p>
          </table:table-cell>
          <table:table-cell table:formula="of:=0.0076*[.B29]-0.0835" office:value-type="float" office:value="0.1217">
            <text:p>0.1217</text:p>
          </table:table-cell>
          <table:table-cell office:value-type="float" office:value="0">
            <text:p>0</text:p>
          </table:table-cell>
          <table:table-cell table:formula="of:=-0.0045*[.B29]-0.7887" office:value-type="float" office:value="-0.9102">
            <text:p>-0.9102</text:p>
          </table:table-cell>
          <table:table-cell table:formula="of:=-0.0165*[.B29]+1.0069" office:value-type="float" office:value="0.5614">
            <text:p>0.5614</text:p>
          </table:table-cell>
          <table:table-cell table:formula="of:=SUM([.K29:.P29])" office:value-type="float" office:value="1">
            <text:p>1</text:p>
          </table:table-cell>
          <table:table-cell office:value-type="float" office:value="4.3">
            <text:p>4.3</text:p>
          </table:table-cell>
          <table:table-cell office:value-type="float" office:value="-0.2287">
            <text:p>-0.2287</text:p>
          </table:table-cell>
          <table:table-cell office:value-type="float" office:value="0">
            <text:p>0</text:p>
          </table:table-cell>
          <table:table-cell office:value-type="float" office:value="-0.4833">
            <text:p>-0.483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883">
            <text:p>-0.2883</text:p>
          </table:table-cell>
          <table:table-cell table:formula="of:=SUM([.S29:.X29])" office:value-type="float" office:value="-1.0003">
            <text:p>-1.0003</text:p>
          </table:table-cell>
        </table:table-row>
        <table:table-row table:style-name="ro1">
          <table:table-cell table:style-name="ce3" office:value-type="float" office:value="0.05">
            <text:p>0.0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NA</text:p>
          </table:table-cell>
          <table:table-cell table:style-name="ce5" office:value-type="float" office:value="1.2299679487">
            <text:p>1.2299679487</text:p>
          </table:table-cell>
          <table:table-cell table:style-name="ce5" office:value-type="float" office:value="0.1282051282">
            <text:p>0.1282051282</text:p>
          </table:table-cell>
          <table:table-cell table:style-name="ce5" office:value-type="string">
            <text:p>NA</text:p>
          </table:table-cell>
          <table:table-cell table:style-name="ce5" office:value-type="float" office:value="-0.9054487179">
            <text:p>-0.9054487179</text:p>
          </table:table-cell>
          <table:table-cell table:style-name="ce8" office:value-type="float" office:value="0.547275641">
            <text:p>0.547275641</text:p>
          </table:table-cell>
          <table:table-cell table:formula="of:=SUM([.C30:.H30])" office:value-type="float" office:value="1">
            <text:p>1</text:p>
          </table:table-cell>
          <table:table-cell table:style-name="ce5"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0.0134*[.B30]+0.8653" office:value-type="float" office:value="1.2405">
            <text:p>1.2405</text:p>
          </table:table-cell>
          <table:table-cell table:formula="of:=0.0076*[.B30]-0.0835" office:value-type="float" office:value="0.1293">
            <text:p>0.1293</text:p>
          </table:table-cell>
          <table:table-cell office:value-type="float" office:value="0">
            <text:p>0</text:p>
          </table:table-cell>
          <table:table-cell table:formula="of:=-0.0045*[.B30]-0.7887" office:value-type="float" office:value="-0.9147">
            <text:p>-0.9147</text:p>
          </table:table-cell>
          <table:table-cell table:formula="of:=-0.0165*[.B30]+1.0069" office:value-type="float" office:value="0.5449">
            <text:p>0.5449</text:p>
          </table:table-cell>
          <table:table-cell table:formula="of:=SUM([.K30:.P30])" office:value-type="float" office:value="1">
            <text:p>1</text:p>
          </table:table-cell>
          <table:table-cell table:style-name="ce5" office:value-type="float" office:value="4.2">
            <text:p>4.2</text:p>
          </table:table-cell>
          <table:table-cell office:value-type="float" office:value="-0.2228">
            <text:p>-0.2228</text:p>
          </table:table-cell>
          <table:table-cell office:value-type="float" office:value="0">
            <text:p>0</text:p>
          </table:table-cell>
          <table:table-cell office:value-type="float" office:value="-0.4867">
            <text:p>-0.48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2907">
            <text:p>-0.2907</text:p>
          </table:table-cell>
          <table:table-cell table:formula="of:=SUM([.S30:.X30])" office:value-type="float" office:value="-1.0002">
            <text:p>-1.0002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9">
            <text:p>29</text:p>
          </table:table-cell>
          <table:table-cell office:value-type="string">
            <text:p>NA</text:p>
          </table:table-cell>
          <table:table-cell office:value-type="float" office:value="1.2252648411">
            <text:p>1.2252648411</text:p>
          </table:table-cell>
          <table:table-cell office:value-type="float" office:value="0.1359184489">
            <text:p>0.1359184489</text:p>
          </table:table-cell>
          <table:table-cell office:value-type="string">
            <text:p>NA</text:p>
          </table:table-cell>
          <table:table-cell office:value-type="float" office:value="-0.8922646412">
            <text:p>-0.8922646412</text:p>
          </table:table-cell>
          <table:table-cell office:value-type="float" office:value="0.5310813512">
            <text:p>0.5310813512</text:p>
          </table:table-cell>
          <table:table-cell table:formula="of:=SUM([.C31:.H31])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-0.0216*[.B31]+1.8737" office:value-type="float" office:value="1.2473">
            <text:p>1.2473</text:p>
          </table:table-cell>
          <table:table-cell table:formula="of:=0.0069*[.B31]-0.0624" office:value-type="float" office:value="0.1377">
            <text:p>0.1377</text:p>
          </table:table-cell>
          <table:table-cell office:value-type="float" office:value="0">
            <text:p>0</text:p>
          </table:table-cell>
          <table:table-cell table:formula="of:=0.0274*[.B31]-1.7065" office:value-type="float" office:value="-0.9119">
            <text:p>-0.9119</text:p>
          </table:table-cell>
          <table:table-cell table:formula="of:=-0.0127*[.B31]+0.8952" office:value-type="float" office:value="0.5269">
            <text:p>0.5269</text:p>
          </table:table-cell>
          <table:table-cell table:formula="of:=SUM([.K31:.P31])"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float" office:value="-0.68">
            <text:p>-0.68</text:p>
          </table:table-cell>
          <table:table-cell table:number-columns-repeated="4" office:value-type="float" office:value="0">
            <text:p>0</text:p>
          </table:table-cell>
          <table:table-cell office:value-type="float" office:value="-0.32">
            <text:p>-0.32</text:p>
          </table:table-cell>
          <table:table-cell table:formula="of:=SUM([.S31:.X31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0">
            <text:p>30</text:p>
          </table:table-cell>
          <table:table-cell office:value-type="string">
            <text:p>NA</text:p>
          </table:table-cell>
          <table:table-cell office:value-type="float" office:value="1.2182436487">
            <text:p>1.2182436487</text:p>
          </table:table-cell>
          <table:table-cell office:value-type="float" office:value="0.1440288058">
            <text:p>0.1440288058</text:p>
          </table:table-cell>
          <table:table-cell office:value-type="string">
            <text:p>NA</text:p>
          </table:table-cell>
          <table:table-cell office:value-type="float" office:value="-0.8791758352">
            <text:p>-0.8791758352</text:p>
          </table:table-cell>
          <table:table-cell office:value-type="float" office:value="0.5169033807">
            <text:p>0.5169033807</text:p>
          </table:table-cell>
          <table:table-cell table:formula="of:=SUM([.C32:.H32])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-0.0216*[.B32]+1.8737" office:value-type="float" office:value="1.2257">
            <text:p>1.2257</text:p>
          </table:table-cell>
          <table:table-cell table:formula="of:=0.0069*[.B32]-0.0624" office:value-type="float" office:value="0.1446">
            <text:p>0.1446</text:p>
          </table:table-cell>
          <table:table-cell office:value-type="float" office:value="0">
            <text:p>0</text:p>
          </table:table-cell>
          <table:table-cell table:formula="of:=0.0274*[.B32]-1.7065" office:value-type="float" office:value="-0.8845">
            <text:p>-0.8845</text:p>
          </table:table-cell>
          <table:table-cell table:formula="of:=-0.0127*[.B32]+0.8952" office:value-type="float" office:value="0.5142">
            <text:p>0.5142</text:p>
          </table:table-cell>
          <table:table-cell table:formula="of:=SUM([.K32:.P32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0.2136">
            <text:p>-0.2136</text:p>
          </table:table-cell>
          <table:table-cell office:value-type="float" office:value="0.6105">
            <text:p>0.6105</text:p>
          </table:table-cell>
          <table:table-cell office:value-type="float" office:value="-1.0097">
            <text:p>-1.0097</text:p>
          </table:table-cell>
          <table:table-cell table:number-columns-repeated="2" office:value-type="float" office:value="0">
            <text:p>0</text:p>
          </table:table-cell>
          <table:table-cell office:value-type="float" office:value="-0.3872">
            <text:p>-0.3872</text:p>
          </table:table-cell>
          <table:table-cell table:formula="of:=SUM([.S32:.X32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1">
            <text:p>31</text:p>
          </table:table-cell>
          <table:table-cell office:value-type="string">
            <text:p>NA</text:p>
          </table:table-cell>
          <table:table-cell office:value-type="float" office:value="1.2082416483">
            <text:p>1.2082416483</text:p>
          </table:table-cell>
          <table:table-cell office:value-type="float" office:value="0.150030006">
            <text:p>0.150030006</text:p>
          </table:table-cell>
          <table:table-cell office:value-type="string">
            <text:p>NA</text:p>
          </table:table-cell>
          <table:table-cell office:value-type="float" office:value="-0.8605721144">
            <text:p>-0.8605721144</text:p>
          </table:table-cell>
          <table:table-cell office:value-type="float" office:value="0.5023004601">
            <text:p>0.5023004601</text:p>
          </table:table-cell>
          <table:table-cell table:formula="of:=SUM([.C33:.H33])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-0.0216*[.B33]+1.8737" office:value-type="float" office:value="1.2041">
            <text:p>1.2041</text:p>
          </table:table-cell>
          <table:table-cell table:formula="of:=0.0069*[.B33]-0.0624" office:value-type="float" office:value="0.1515">
            <text:p>0.1515</text:p>
          </table:table-cell>
          <table:table-cell office:value-type="float" office:value="0">
            <text:p>0</text:p>
          </table:table-cell>
          <table:table-cell table:formula="of:=0.0274*[.B33]-1.7065" office:value-type="float" office:value="-0.8571">
            <text:p>-0.8571</text:p>
          </table:table-cell>
          <table:table-cell table:formula="of:=-0.0127*[.B33]+0.8952" office:value-type="float" office:value="0.5015">
            <text:p>0.5015</text:p>
          </table:table-cell>
          <table:table-cell table:formula="of:=SUM([.K33:.P33])"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0.2067">
            <text:p>-0.2067</text:p>
          </table:table-cell>
          <table:table-cell office:value-type="float" office:value="0.6379">
            <text:p>0.6379</text:p>
          </table:table-cell>
          <table:table-cell office:value-type="float" office:value="-1.0313">
            <text:p>-1.0313</text:p>
          </table:table-cell>
          <table:table-cell table:number-columns-repeated="2" office:value-type="float" office:value="0">
            <text:p>0</text:p>
          </table:table-cell>
          <table:table-cell office:value-type="float" office:value="-0.3999">
            <text:p>-0.3999</text:p>
          </table:table-cell>
          <table:table-cell table:formula="of:=SUM([.S33:.X33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2">
            <text:p>32</text:p>
          </table:table-cell>
          <table:table-cell office:value-type="string">
            <text:p>NA</text:p>
          </table:table-cell>
          <table:table-cell office:value-type="float" office:value="1.1914297157">
            <text:p>1.1914297157</text:p>
          </table:table-cell>
          <table:table-cell office:value-type="float" office:value="0.1581898278">
            <text:p>0.1581898278</text:p>
          </table:table-cell>
          <table:table-cell office:value-type="string">
            <text:p>NA</text:p>
          </table:table-cell>
          <table:table-cell office:value-type="float" office:value="-0.8384060873">
            <text:p>-0.8384060873</text:p>
          </table:table-cell>
          <table:table-cell office:value-type="float" office:value="0.4887865439">
            <text:p>0.4887865439</text:p>
          </table:table-cell>
          <table:table-cell table:formula="of:=SUM([.C34:.H34])" office:value-type="float" office:value="1.0000000001">
            <text:p>1.000000000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-0.0216*[.B34]+1.8737" office:value-type="float" office:value="1.1825">
            <text:p>1.1825</text:p>
          </table:table-cell>
          <table:table-cell table:formula="of:=0.0069*[.B34]-0.0624" office:value-type="float" office:value="0.1584">
            <text:p>0.1584</text:p>
          </table:table-cell>
          <table:table-cell office:value-type="float" office:value="0">
            <text:p>0</text:p>
          </table:table-cell>
          <table:table-cell table:formula="of:=0.0274*[.B34]-1.7065" office:value-type="float" office:value="-0.8297">
            <text:p>-0.8297</text:p>
          </table:table-cell>
          <table:table-cell table:formula="of:=-0.0127*[.B34]+0.8952" office:value-type="float" office:value="0.4888">
            <text:p>0.4888</text:p>
          </table:table-cell>
          <table:table-cell table:formula="of:=SUM([.K34:.P34])" office:value-type="float" office:value="1">
            <text:p>1</text:p>
          </table:table-cell>
          <table:table-cell office:value-type="float" office:value="3.8">
            <text:p>3.8</text:p>
          </table:table-cell>
          <table:table-cell office:value-type="float" office:value="-0.1998">
            <text:p>-0.1998</text:p>
          </table:table-cell>
          <table:table-cell office:value-type="float" office:value="0.6653">
            <text:p>0.6653</text:p>
          </table:table-cell>
          <table:table-cell office:value-type="float" office:value="-1.0529">
            <text:p>-1.0529</text:p>
          </table:table-cell>
          <table:table-cell table:number-columns-repeated="2" office:value-type="float" office:value="0">
            <text:p>0</text:p>
          </table:table-cell>
          <table:table-cell office:value-type="float" office:value="-0.4126">
            <text:p>-0.4126</text:p>
          </table:table-cell>
          <table:table-cell table:formula="of:=SUM([.S34:.X34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3">
            <text:p>33</text:p>
          </table:table-cell>
          <table:table-cell office:value-type="string">
            <text:p>NA</text:p>
          </table:table-cell>
          <table:table-cell office:value-type="float" office:value="1.1736431003">
            <text:p>1.1736431003</text:p>
          </table:table-cell>
          <table:table-cell office:value-type="float" office:value="0.1642299219">
            <text:p>0.1642299219</text:p>
          </table:table-cell>
          <table:table-cell office:value-type="string">
            <text:p>NA</text:p>
          </table:table-cell>
          <table:table-cell office:value-type="float" office:value="-0.812737833">
            <text:p>-0.812737833</text:p>
          </table:table-cell>
          <table:table-cell office:value-type="float" office:value="0.4748648107">
            <text:p>0.4748648107</text:p>
          </table:table-cell>
          <table:table-cell table:formula="of:=SUM([.C35:.H35])" office:value-type="float" office:value="0.9999999999">
            <text:p>0.999999999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-0.0216*[.B35]+1.8737" office:value-type="float" office:value="1.1609">
            <text:p>1.1609</text:p>
          </table:table-cell>
          <table:table-cell table:formula="of:=0.0069*[.B35]-0.0624" office:value-type="float" office:value="0.1653">
            <text:p>0.1653</text:p>
          </table:table-cell>
          <table:table-cell office:value-type="float" office:value="0">
            <text:p>0</text:p>
          </table:table-cell>
          <table:table-cell table:formula="of:=0.0274*[.B35]-1.7065" office:value-type="float" office:value="-0.8023">
            <text:p>-0.8023</text:p>
          </table:table-cell>
          <table:table-cell table:formula="of:=-0.0127*[.B35]+0.8952" office:value-type="float" office:value="0.4761">
            <text:p>0.4761</text:p>
          </table:table-cell>
          <table:table-cell table:formula="of:=SUM([.K35:.P35])" office:value-type="float" office:value="1">
            <text:p>1</text:p>
          </table:table-cell>
          <table:table-cell office:value-type="float" office:value="3.7">
            <text:p>3.7</text:p>
          </table:table-cell>
          <table:table-cell office:value-type="float" office:value="-0.1929">
            <text:p>-0.1929</text:p>
          </table:table-cell>
          <table:table-cell office:value-type="float" office:value="0.6927">
            <text:p>0.6927</text:p>
          </table:table-cell>
          <table:table-cell office:value-type="float" office:value="-1.0745">
            <text:p>-1.0745</text:p>
          </table:table-cell>
          <table:table-cell table:number-columns-repeated="2" office:value-type="float" office:value="0">
            <text:p>0</text:p>
          </table:table-cell>
          <table:table-cell office:value-type="float" office:value="-0.4253">
            <text:p>-0.4253</text:p>
          </table:table-cell>
          <table:table-cell table:formula="of:=SUM([.S35:.X35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4">
            <text:p>34</text:p>
          </table:table-cell>
          <table:table-cell office:value-type="string">
            <text:p>NA</text:p>
          </table:table-cell>
          <table:table-cell office:value-type="float" office:value="1.1524609844">
            <text:p>1.1524609844</text:p>
          </table:table-cell>
          <table:table-cell office:value-type="float" office:value="0.1720688275">
            <text:p>0.1720688275</text:p>
          </table:table-cell>
          <table:table-cell office:value-type="string">
            <text:p>NA</text:p>
          </table:table-cell>
          <table:table-cell office:value-type="float" office:value="-0.7855142057">
            <text:p>-0.7855142057</text:p>
          </table:table-cell>
          <table:table-cell office:value-type="float" office:value="0.4609843938">
            <text:p>0.4609843938</text:p>
          </table:table-cell>
          <table:table-cell table:formula="of:=SUM([.C36:.H36])"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-0.0216*[.B36]+1.8737" office:value-type="float" office:value="1.1393">
            <text:p>1.1393</text:p>
          </table:table-cell>
          <table:table-cell table:formula="of:=0.0069*[.B36]-0.0624" office:value-type="float" office:value="0.1722">
            <text:p>0.1722</text:p>
          </table:table-cell>
          <table:table-cell office:value-type="float" office:value="0">
            <text:p>0</text:p>
          </table:table-cell>
          <table:table-cell table:formula="of:=0.0274*[.B36]-1.7065" office:value-type="float" office:value="-0.7749">
            <text:p>-0.7749</text:p>
          </table:table-cell>
          <table:table-cell table:formula="of:=-0.0127*[.B36]+0.8952" office:value-type="float" office:value="0.4634">
            <text:p>0.4634</text:p>
          </table:table-cell>
          <table:table-cell table:formula="of:=SUM([.K36:.P36])" office:value-type="float" office:value="1">
            <text:p>1</text:p>
          </table:table-cell>
          <table:table-cell office:value-type="float" office:value="3.6">
            <text:p>3.6</text:p>
          </table:table-cell>
          <table:table-cell office:value-type="float" office:value="-0.186">
            <text:p>-0.186</text:p>
          </table:table-cell>
          <table:table-cell office:value-type="float" office:value="0.7201">
            <text:p>0.7201</text:p>
          </table:table-cell>
          <table:table-cell office:value-type="float" office:value="-1.0961">
            <text:p>-1.0961</text:p>
          </table:table-cell>
          <table:table-cell table:number-columns-repeated="2" office:value-type="float" office:value="0">
            <text:p>0</text:p>
          </table:table-cell>
          <table:table-cell office:value-type="float" office:value="-0.438">
            <text:p>-0.438</text:p>
          </table:table-cell>
          <table:table-cell table:formula="of:=SUM([.S36:.X36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5">
            <text:p>35</text:p>
          </table:table-cell>
          <table:table-cell office:value-type="string">
            <text:p>NA</text:p>
          </table:table-cell>
          <table:table-cell office:value-type="float" office:value="1.130678407">
            <text:p>1.130678407</text:p>
          </table:table-cell>
          <table:table-cell office:value-type="float" office:value="0.1781068641">
            <text:p>0.1781068641</text:p>
          </table:table-cell>
          <table:table-cell office:value-type="string">
            <text:p>NA</text:p>
          </table:table-cell>
          <table:table-cell office:value-type="float" office:value="-0.7568541125">
            <text:p>-0.7568541125</text:p>
          </table:table-cell>
          <table:table-cell office:value-type="float" office:value="0.4480688413">
            <text:p>0.4480688413</text:p>
          </table:table-cell>
          <table:table-cell table:formula="of:=SUM([.C37:.H37])" office:value-type="float" office:value="0.9999999999">
            <text:p>0.999999999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-0.0216*[.B37]+1.8737" office:value-type="float" office:value="1.1177">
            <text:p>1.1177</text:p>
          </table:table-cell>
          <table:table-cell table:formula="of:=0.0069*[.B37]-0.0624" office:value-type="float" office:value="0.1791">
            <text:p>0.1791</text:p>
          </table:table-cell>
          <table:table-cell office:value-type="float" office:value="0">
            <text:p>0</text:p>
          </table:table-cell>
          <table:table-cell table:formula="of:=0.0274*[.B37]-1.7065" office:value-type="float" office:value="-0.7475">
            <text:p>-0.7475</text:p>
          </table:table-cell>
          <table:table-cell table:formula="of:=-0.0127*[.B37]+0.8952" office:value-type="float" office:value="0.4507">
            <text:p>0.4507</text:p>
          </table:table-cell>
          <table:table-cell table:formula="of:=SUM([.K37:.P37])"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-0.1791">
            <text:p>-0.1791</text:p>
          </table:table-cell>
          <table:table-cell office:value-type="float" office:value="0.7475">
            <text:p>0.7475</text:p>
          </table:table-cell>
          <table:table-cell office:value-type="float" office:value="-1.1177">
            <text:p>-1.1177</text:p>
          </table:table-cell>
          <table:table-cell table:number-columns-repeated="2" office:value-type="float" office:value="0">
            <text:p>0</text:p>
          </table:table-cell>
          <table:table-cell office:value-type="float" office:value="-0.4507">
            <text:p>-0.4507</text:p>
          </table:table-cell>
          <table:table-cell table:formula="of:=SUM([.S37:.X37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6">
            <text:p>36</text:p>
          </table:table-cell>
          <table:table-cell office:value-type="string">
            <text:p>NA</text:p>
          </table:table-cell>
          <table:table-cell office:value-type="float" office:value="1.1051159073">
            <text:p>1.1051159073</text:p>
          </table:table-cell>
          <table:table-cell office:value-type="float" office:value="0.1858513189">
            <text:p>0.1858513189</text:p>
          </table:table-cell>
          <table:table-cell office:value-type="string">
            <text:p>NA</text:p>
          </table:table-cell>
          <table:table-cell office:value-type="float" office:value="-0.7258193445">
            <text:p>-0.7258193445</text:p>
          </table:table-cell>
          <table:table-cell office:value-type="float" office:value="0.4348521183">
            <text:p>0.4348521183</text:p>
          </table:table-cell>
          <table:table-cell table:formula="of:=SUM([.C38:.H38])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-0.0216*[.B38]+1.8737" office:value-type="float" office:value="1.0961">
            <text:p>1.0961</text:p>
          </table:table-cell>
          <table:table-cell table:formula="of:=0.0069*[.B38]-0.0624" office:value-type="float" office:value="0.186">
            <text:p>0.186</text:p>
          </table:table-cell>
          <table:table-cell office:value-type="float" office:value="0">
            <text:p>0</text:p>
          </table:table-cell>
          <table:table-cell table:formula="of:=0.0274*[.B38]-1.7065" office:value-type="float" office:value="-0.7201">
            <text:p>-0.7201</text:p>
          </table:table-cell>
          <table:table-cell table:formula="of:=-0.0127*[.B38]+0.8952" office:value-type="float" office:value="0.438">
            <text:p>0.438</text:p>
          </table:table-cell>
          <table:table-cell table:formula="of:=SUM([.K38:.P38])" office:value-type="float" office:value="1">
            <text:p>1</text:p>
          </table:table-cell>
          <table:table-cell office:value-type="float" office:value="3.4">
            <text:p>3.4</text:p>
          </table:table-cell>
          <table:table-cell office:value-type="float" office:value="-0.1722">
            <text:p>-0.1722</text:p>
          </table:table-cell>
          <table:table-cell office:value-type="float" office:value="0.7749">
            <text:p>0.7749</text:p>
          </table:table-cell>
          <table:table-cell office:value-type="float" office:value="-1.1393">
            <text:p>-1.1393</text:p>
          </table:table-cell>
          <table:table-cell table:number-columns-repeated="2" office:value-type="float" office:value="0">
            <text:p>0</text:p>
          </table:table-cell>
          <table:table-cell office:value-type="float" office:value="-0.4634">
            <text:p>-0.4634</text:p>
          </table:table-cell>
          <table:table-cell table:formula="of:=SUM([.S38:.X38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7">
            <text:p>37</text:p>
          </table:table-cell>
          <table:table-cell office:value-type="string">
            <text:p>NA</text:p>
          </table:table-cell>
          <table:table-cell office:value-type="float" office:value="1.0808646918">
            <text:p>1.0808646918</text:p>
          </table:table-cell>
          <table:table-cell office:value-type="float" office:value="0.192153723">
            <text:p>0.192153723</text:p>
          </table:table-cell>
          <table:table-cell office:value-type="string">
            <text:p>NA</text:p>
          </table:table-cell>
          <table:table-cell office:value-type="float" office:value="-0.6963570857">
            <text:p>-0.6963570857</text:p>
          </table:table-cell>
          <table:table-cell office:value-type="float" office:value="0.4233386709">
            <text:p>0.4233386709</text:p>
          </table:table-cell>
          <table:table-cell table:formula="of:=SUM([.C39:.H39])"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-0.0216*[.B39]+1.8737" office:value-type="float" office:value="1.0745">
            <text:p>1.0745</text:p>
          </table:table-cell>
          <table:table-cell table:formula="of:=0.0069*[.B39]-0.0624" office:value-type="float" office:value="0.1929">
            <text:p>0.1929</text:p>
          </table:table-cell>
          <table:table-cell office:value-type="float" office:value="0">
            <text:p>0</text:p>
          </table:table-cell>
          <table:table-cell table:formula="of:=0.0274*[.B39]-1.7065" office:value-type="float" office:value="-0.6927">
            <text:p>-0.6927</text:p>
          </table:table-cell>
          <table:table-cell table:formula="of:=-0.0127*[.B39]+0.8952" office:value-type="float" office:value="0.4253">
            <text:p>0.4253</text:p>
          </table:table-cell>
          <table:table-cell table:formula="of:=SUM([.K39:.P39])"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-0.1653">
            <text:p>-0.1653</text:p>
          </table:table-cell>
          <table:table-cell office:value-type="float" office:value="0.8023">
            <text:p>0.8023</text:p>
          </table:table-cell>
          <table:table-cell office:value-type="float" office:value="-1.1609">
            <text:p>-1.1609</text:p>
          </table:table-cell>
          <table:table-cell table:number-columns-repeated="2" office:value-type="float" office:value="0">
            <text:p>0</text:p>
          </table:table-cell>
          <table:table-cell office:value-type="float" office:value="-0.4761">
            <text:p>-0.4761</text:p>
          </table:table-cell>
          <table:table-cell table:formula="of:=SUM([.S39:.X39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8">
            <text:p>38</text:p>
          </table:table-cell>
          <table:table-cell office:value-type="string">
            <text:p>NA</text:p>
          </table:table-cell>
          <table:table-cell office:value-type="float" office:value="1.0535785686">
            <text:p>1.0535785686</text:p>
          </table:table-cell>
          <table:table-cell office:value-type="float" office:value="0.199920032">
            <text:p>0.199920032</text:p>
          </table:table-cell>
          <table:table-cell office:value-type="string">
            <text:p>NA</text:p>
          </table:table-cell>
          <table:table-cell office:value-type="float" office:value="-0.6649340264">
            <text:p>-0.6649340264</text:p>
          </table:table-cell>
          <table:table-cell office:value-type="float" office:value="0.4114354258">
            <text:p>0.4114354258</text:p>
          </table:table-cell>
          <table:table-cell table:formula="of:=SUM([.C40:.H40])"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-0.0216*[.B40]+1.8737" office:value-type="float" office:value="1.0529">
            <text:p>1.0529</text:p>
          </table:table-cell>
          <table:table-cell table:formula="of:=0.0069*[.B40]-0.0624" office:value-type="float" office:value="0.1998">
            <text:p>0.1998</text:p>
          </table:table-cell>
          <table:table-cell office:value-type="float" office:value="0">
            <text:p>0</text:p>
          </table:table-cell>
          <table:table-cell table:formula="of:=0.0274*[.B40]-1.7065" office:value-type="float" office:value="-0.6653">
            <text:p>-0.6653</text:p>
          </table:table-cell>
          <table:table-cell table:formula="of:=-0.0127*[.B40]+0.8952" office:value-type="float" office:value="0.4126">
            <text:p>0.4126</text:p>
          </table:table-cell>
          <table:table-cell table:formula="of:=SUM([.K40:.P40])" office:value-type="float" office:value="1">
            <text:p>1</text:p>
          </table:table-cell>
          <table:table-cell office:value-type="float" office:value="3.2">
            <text:p>3.2</text:p>
          </table:table-cell>
          <table:table-cell office:value-type="float" office:value="-0.1584">
            <text:p>-0.1584</text:p>
          </table:table-cell>
          <table:table-cell office:value-type="float" office:value="0.8297">
            <text:p>0.8297</text:p>
          </table:table-cell>
          <table:table-cell office:value-type="float" office:value="-1.1825">
            <text:p>-1.18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4888">
            <text:p>-0.4888</text:p>
          </table:table-cell>
          <table:table-cell table:formula="of:=SUM([.S40:.X40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9">
            <text:p>39</text:p>
          </table:table-cell>
          <table:table-cell office:value-type="string">
            <text:p>NA</text:p>
          </table:table-cell>
          <table:table-cell office:value-type="float" office:value="1.0286171703">
            <text:p>1.0286171703</text:p>
          </table:table-cell>
          <table:table-cell office:value-type="float" office:value="0.2061236742">
            <text:p>0.2061236742</text:p>
          </table:table-cell>
          <table:table-cell office:value-type="string">
            <text:p>NA</text:p>
          </table:table-cell>
          <table:table-cell office:value-type="float" office:value="-0.6351811087">
            <text:p>-0.6351811087</text:p>
          </table:table-cell>
          <table:table-cell office:value-type="float" office:value="0.4004402642">
            <text:p>0.4004402642</text:p>
          </table:table-cell>
          <table:table-cell table:formula="of:=SUM([.C41:.H41])"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-0.0216*[.B41]+1.8737" office:value-type="float" office:value="1.0313">
            <text:p>1.0313</text:p>
          </table:table-cell>
          <table:table-cell table:formula="of:=0.0069*[.B41]-0.0624" office:value-type="float" office:value="0.2067">
            <text:p>0.2067</text:p>
          </table:table-cell>
          <table:table-cell office:value-type="float" office:value="0">
            <text:p>0</text:p>
          </table:table-cell>
          <table:table-cell table:formula="of:=0.0274*[.B41]-1.7065" office:value-type="float" office:value="-0.6379">
            <text:p>-0.6379</text:p>
          </table:table-cell>
          <table:table-cell table:formula="of:=-0.0127*[.B41]+0.8952" office:value-type="float" office:value="0.3999">
            <text:p>0.3999</text:p>
          </table:table-cell>
          <table:table-cell table:formula="of:=SUM([.K41:.P41])"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0.1515">
            <text:p>-0.1515</text:p>
          </table:table-cell>
          <table:table-cell office:value-type="float" office:value="0.8571">
            <text:p>0.8571</text:p>
          </table:table-cell>
          <table:table-cell office:value-type="float" office:value="-1.2041">
            <text:p>-1.2041</text:p>
          </table:table-cell>
          <table:table-cell table:number-columns-repeated="2" office:value-type="float" office:value="0">
            <text:p>0</text:p>
          </table:table-cell>
          <table:table-cell office:value-type="float" office:value="-0.5015">
            <text:p>-0.5015</text:p>
          </table:table-cell>
          <table:table-cell table:formula="of:=SUM([.S41:.X41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0">
            <text:p>40</text:p>
          </table:table-cell>
          <table:table-cell office:value-type="string">
            <text:p>NA</text:p>
          </table:table-cell>
          <table:table-cell office:value-type="float" office:value="1.003197442">
            <text:p>1.003197442</text:p>
          </table:table-cell>
          <table:table-cell office:value-type="float" office:value="0.2118305356">
            <text:p>0.2118305356</text:p>
          </table:table-cell>
          <table:table-cell office:value-type="string">
            <text:p>NA</text:p>
          </table:table-cell>
          <table:table-cell office:value-type="float" office:value="-0.604716227">
            <text:p>-0.604716227</text:p>
          </table:table-cell>
          <table:table-cell office:value-type="float" office:value="0.3896882494">
            <text:p>0.3896882494</text:p>
          </table:table-cell>
          <table:table-cell table:formula="of:=SUM([.C42:.H42])"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-0.0216*[.B42]+1.8737" office:value-type="float" office:value="1.0097">
            <text:p>1.0097</text:p>
          </table:table-cell>
          <table:table-cell table:formula="of:=0.0069*[.B42]-0.0624" office:value-type="float" office:value="0.2136">
            <text:p>0.2136</text:p>
          </table:table-cell>
          <table:table-cell office:value-type="float" office:value="0">
            <text:p>0</text:p>
          </table:table-cell>
          <table:table-cell table:formula="of:=0.0274*[.B42]-1.7065" office:value-type="float" office:value="-0.6105">
            <text:p>-0.6105</text:p>
          </table:table-cell>
          <table:table-cell table:formula="of:=-0.0127*[.B42]+0.8952" office:value-type="float" office:value="0.3872">
            <text:p>0.3872</text:p>
          </table:table-cell>
          <table:table-cell table:formula="of:=SUM([.K42:.P42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0.1446">
            <text:p>-0.1446</text:p>
          </table:table-cell>
          <table:table-cell office:value-type="float" office:value="0.8845">
            <text:p>0.8845</text:p>
          </table:table-cell>
          <table:table-cell office:value-type="float" office:value="-1.2257">
            <text:p>-1.2257</text:p>
          </table:table-cell>
          <table:table-cell table:number-columns-repeated="2" office:value-type="float" office:value="0">
            <text:p>0</text:p>
          </table:table-cell>
          <table:table-cell office:value-type="float" office:value="-0.5142">
            <text:p>-0.5142</text:p>
          </table:table-cell>
          <table:table-cell table:formula="of:=SUM([.S42:.X42])" office:value-type="float" office:value="-1">
            <text:p>-1</text:p>
          </table:table-cell>
        </table:table-row>
        <table:table-row table:style-name="ro1">
          <table:table-cell table:style-name="ce3" office:value-type="float" office:value="0.05">
            <text:p>0.05</text:p>
          </table:table-cell>
          <table:table-cell table:style-name="ce5" office:value-type="float" office:value="41">
            <text:p>41</text:p>
          </table:table-cell>
          <table:table-cell table:style-name="ce5" office:value-type="string">
            <text:p>NA</text:p>
          </table:table-cell>
          <table:table-cell table:style-name="ce5" office:value-type="float" office:value="0.9780782463">
            <text:p>0.9780782463</text:p>
          </table:table-cell>
          <table:table-cell table:style-name="ce5" office:value-type="float" office:value="0.2180174414">
            <text:p>0.2180174414</text:p>
          </table:table-cell>
          <table:table-cell table:style-name="ce5" office:value-type="string">
            <text:p>NA</text:p>
          </table:table-cell>
          <table:table-cell table:style-name="ce5" office:value-type="float" office:value="-0.5763261061">
            <text:p>-0.5763261061</text:p>
          </table:table-cell>
          <table:table-cell table:style-name="ce8" office:value-type="float" office:value="0.3802304184">
            <text:p>0.3802304184</text:p>
          </table:table-cell>
          <table:table-cell table:formula="of:=SUM([.C43:.H43])" office:value-type="float" office:value="1">
            <text:p>1</text:p>
          </table:table-cell>
          <table:table-cell table:style-name="ce5"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-0.0216*[.B43]+1.8737" office:value-type="float" office:value="0.9881">
            <text:p>0.9881</text:p>
          </table:table-cell>
          <table:table-cell table:formula="of:=0.0069*[.B43]-0.0624" office:value-type="float" office:value="0.2205">
            <text:p>0.2205</text:p>
          </table:table-cell>
          <table:table-cell office:value-type="float" office:value="0">
            <text:p>0</text:p>
          </table:table-cell>
          <table:table-cell table:formula="of:=0.0274*[.B43]-1.7065" office:value-type="float" office:value="-0.5831">
            <text:p>-0.5831</text:p>
          </table:table-cell>
          <table:table-cell table:formula="of:=-0.0127*[.B43]+0.8952" office:value-type="float" office:value="0.3745">
            <text:p>0.3745</text:p>
          </table:table-cell>
          <table:table-cell table:formula="of:=SUM([.K43:.P43])" office:value-type="float" office:value="1">
            <text:p>1</text:p>
          </table:table-cell>
          <table:table-cell table:style-name="ce5" office:value-type="float" office:value="2.9">
            <text:p>2.9</text:p>
          </table:table-cell>
          <table:table-cell office:value-type="float" office:value="-0.1377">
            <text:p>-0.1377</text:p>
          </table:table-cell>
          <table:table-cell office:value-type="float" office:value="0.9119">
            <text:p>0.9119</text:p>
          </table:table-cell>
          <table:table-cell office:value-type="float" office:value="-1.2473">
            <text:p>-1.2473</text:p>
          </table:table-cell>
          <table:table-cell table:number-columns-repeated="2" office:value-type="float" office:value="0">
            <text:p>0</text:p>
          </table:table-cell>
          <table:table-cell office:value-type="float" office:value="-0.5269">
            <text:p>-0.5269</text:p>
          </table:table-cell>
          <table:table-cell table:formula="of:=SUM([.S43:.X43])" office:value-type="float" office:value="-1">
            <text:p>-1</text:p>
          </table:table-cell>
        </table:table-row>
        <table:table-row table:style-name="ro1">
          <table:table-cell table:style-name="ce1" office:value-type="float" office:value="0.05">
            <text:p>0.05</text:p>
          </table:table-cell>
          <table:table-cell table:style-name="ce4" office:value-type="float" office:value="42">
            <text:p>42</text:p>
          </table:table-cell>
          <table:table-cell table:style-name="ce4" office:value-type="string">
            <text:p>NA</text:p>
          </table:table-cell>
          <table:table-cell table:style-name="ce4" office:value-type="float" office:value="0.4835164835">
            <text:p>0.4835164835</text:p>
          </table:table-cell>
          <table:table-cell table:style-name="ce4" office:value-type="float" office:value="0.2237762238">
            <text:p>0.2237762238</text:p>
          </table:table-cell>
          <table:table-cell table:number-columns-repeated="2" table:style-name="ce4" office:value-type="string">
            <text:p>NA</text:p>
          </table:table-cell>
          <table:table-cell table:style-name="ce6" office:value-type="float" office:value="0.2927072927">
            <text:p>0.2927072927</text:p>
          </table:table-cell>
          <table:table-cell table:formula="of:=SUM([.C44:.H44]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-0.0034*[.B44]+0.6295" office:value-type="float" office:value="0.4867">
            <text:p>0.4867</text:p>
          </table:table-cell>
          <table:table-cell table:formula="of:=0.0059*[.B44]-0.025" office:value-type="float" office:value="0.2228">
            <text:p>0.2228</text:p>
          </table:table-cell>
          <table:table-cell table:number-columns-repeated="2" office:value-type="float" office:value="0">
            <text:p>0</text:p>
          </table:table-cell>
          <table:table-cell table:formula="of:=-0.0024*[.B44]+0.3915" office:value-type="float" office:value="0.2907">
            <text:p>0.2907</text:p>
          </table:table-cell>
          <table:table-cell table:formula="of:=SUM([.K44:.P44])" office:value-type="float" office:value="1.0002">
            <text:p>1.0002</text:p>
          </table:table-cell>
          <table:table-cell table:style-name="ce4" office:value-type="float" office:value="2.8">
            <text:p>2.8</text:p>
          </table:table-cell>
          <table:table-cell office:value-type="float" office:value="-0.1308">
            <text:p>-0.1308</text:p>
          </table:table-cell>
          <table:table-cell office:value-type="float" office:value="0.9393">
            <text:p>0.9393</text:p>
          </table:table-cell>
          <table:table-cell office:value-type="float" office:value="-1.2689">
            <text:p>-1.2689</text:p>
          </table:table-cell>
          <table:table-cell table:number-columns-repeated="2" office:value-type="float" office:value="0">
            <text:p>0</text:p>
          </table:table-cell>
          <table:table-cell office:value-type="float" office:value="-0.5396">
            <text:p>-0.5396</text:p>
          </table:table-cell>
          <table:table-cell table:formula="of:=SUM([.S44:.X44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3">
            <text:p>43</text:p>
          </table:table-cell>
          <table:table-cell office:value-type="string">
            <text:p>NA</text:p>
          </table:table-cell>
          <table:table-cell office:value-type="float" office:value="0.4811547715">
            <text:p>0.4811547715</text:p>
          </table:table-cell>
          <table:table-cell office:value-type="float" office:value="0.230553328">
            <text:p>0.230553328</text:p>
          </table:table-cell>
          <table:table-cell table:number-columns-repeated="2" office:value-type="string">
            <text:p>NA</text:p>
          </table:table-cell>
          <table:table-cell office:value-type="float" office:value="0.2882919006">
            <text:p>0.2882919006</text:p>
          </table:table-cell>
          <table:table-cell table:formula="of:=SUM([.C45:.H45])" office:value-type="float" office:value="1.0000000001">
            <text:p>1.000000000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-0.0034*[.B45]+0.6295" office:value-type="float" office:value="0.4833">
            <text:p>0.4833</text:p>
          </table:table-cell>
          <table:table-cell table:formula="of:=0.0059*[.B45]-0.025" office:value-type="float" office:value="0.2287">
            <text:p>0.2287</text:p>
          </table:table-cell>
          <table:table-cell table:number-columns-repeated="2" office:value-type="float" office:value="0">
            <text:p>0</text:p>
          </table:table-cell>
          <table:table-cell table:formula="of:=-0.0024*[.B45]+0.3915" office:value-type="float" office:value="0.2883">
            <text:p>0.2883</text:p>
          </table:table-cell>
          <table:table-cell table:formula="of:=SUM([.K45:.P45])" office:value-type="float" office:value="1.0003">
            <text:p>1.0003</text:p>
          </table:table-cell>
          <table:table-cell office:value-type="float" office:value="2.7">
            <text:p>2.7</text:p>
          </table:table-cell>
          <table:table-cell office:value-type="float" office:value="-0.1217">
            <text:p>-0.1217</text:p>
          </table:table-cell>
          <table:table-cell office:value-type="float" office:value="0.9102">
            <text:p>0.9102</text:p>
          </table:table-cell>
          <table:table-cell office:value-type="float" office:value="-1.2271">
            <text:p>-1.2271</text:p>
          </table:table-cell>
          <table:table-cell table:number-columns-repeated="2" office:value-type="float" office:value="0">
            <text:p>0</text:p>
          </table:table-cell>
          <table:table-cell office:value-type="float" office:value="-0.5614">
            <text:p>-0.5614</text:p>
          </table:table-cell>
          <table:table-cell table:formula="of:=SUM([.S45:.X45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4">
            <text:p>44</text:p>
          </table:table-cell>
          <table:table-cell office:value-type="string">
            <text:p>NA</text:p>
          </table:table-cell>
          <table:table-cell office:value-type="float" office:value="0.4783827062">
            <text:p>0.4783827062</text:p>
          </table:table-cell>
          <table:table-cell office:value-type="float" office:value="0.2361889512">
            <text:p>0.2361889512</text:p>
          </table:table-cell>
          <table:table-cell table:number-columns-repeated="2" office:value-type="string">
            <text:p>NA</text:p>
          </table:table-cell>
          <table:table-cell office:value-type="float" office:value="0.2854283427">
            <text:p>0.2854283427</text:p>
          </table:table-cell>
          <table:table-cell table:formula="of:=SUM([.C46:.H46])" office:value-type="float" office:value="1.0000000001">
            <text:p>1.000000000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-0.0034*[.B46]+0.6295" office:value-type="float" office:value="0.4799">
            <text:p>0.4799</text:p>
          </table:table-cell>
          <table:table-cell table:formula="of:=0.0059*[.B46]-0.025" office:value-type="float" office:value="0.2346">
            <text:p>0.2346</text:p>
          </table:table-cell>
          <table:table-cell table:number-columns-repeated="2" office:value-type="float" office:value="0">
            <text:p>0</text:p>
          </table:table-cell>
          <table:table-cell table:formula="of:=-0.0024*[.B46]+0.3915" office:value-type="float" office:value="0.2859">
            <text:p>0.2859</text:p>
          </table:table-cell>
          <table:table-cell table:formula="of:=SUM([.K46:.P46])" office:value-type="float" office:value="1.0004">
            <text:p>1.0004</text:p>
          </table:table-cell>
          <table:table-cell office:value-type="float" office:value="2.6">
            <text:p>2.6</text:p>
          </table:table-cell>
          <table:table-cell office:value-type="float" office:value="-0.1141">
            <text:p>-0.1141</text:p>
          </table:table-cell>
          <table:table-cell office:value-type="float" office:value="0.9057">
            <text:p>0.9057</text:p>
          </table:table-cell>
          <table:table-cell office:value-type="float" office:value="-1.2137">
            <text:p>-1.2137</text:p>
          </table:table-cell>
          <table:table-cell table:number-columns-repeated="2" office:value-type="float" office:value="0">
            <text:p>0</text:p>
          </table:table-cell>
          <table:table-cell office:value-type="float" office:value="-0.5779">
            <text:p>-0.5779</text:p>
          </table:table-cell>
          <table:table-cell table:formula="of:=SUM([.S46:.X46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5">
            <text:p>45</text:p>
          </table:table-cell>
          <table:table-cell office:value-type="string">
            <text:p>NA</text:p>
          </table:table-cell>
          <table:table-cell office:value-type="float" office:value="0.4753345317">
            <text:p>0.4753345317</text:p>
          </table:table-cell>
          <table:table-cell office:value-type="float" office:value="0.2436588776">
            <text:p>0.2436588776</text:p>
          </table:table-cell>
          <table:table-cell table:number-columns-repeated="2" office:value-type="string">
            <text:p>NA</text:p>
          </table:table-cell>
          <table:table-cell office:value-type="float" office:value="0.2810065908">
            <text:p>0.2810065908</text:p>
          </table:table-cell>
          <table:table-cell table:formula="of:=SUM([.C47:.H47])" office:value-type="float" office:value="1.0000000001">
            <text:p>1.000000000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-0.0034*[.B47]+0.6295" office:value-type="float" office:value="0.4765">
            <text:p>0.4765</text:p>
          </table:table-cell>
          <table:table-cell table:formula="of:=0.0059*[.B47]-0.025" office:value-type="float" office:value="0.2405">
            <text:p>0.2405</text:p>
          </table:table-cell>
          <table:table-cell table:number-columns-repeated="2" office:value-type="float" office:value="0">
            <text:p>0</text:p>
          </table:table-cell>
          <table:table-cell table:formula="of:=-0.0024*[.B47]+0.3915" office:value-type="float" office:value="0.2835">
            <text:p>0.2835</text:p>
          </table:table-cell>
          <table:table-cell table:formula="of:=SUM([.K47:.P47])" office:value-type="float" office:value="1.0005">
            <text:p>1.0005</text:p>
          </table:table-cell>
          <table:table-cell office:value-type="float" office:value="2.5">
            <text:p>2.5</text:p>
          </table:table-cell>
          <table:table-cell office:value-type="float" office:value="-0.1065">
            <text:p>-0.1065</text:p>
          </table:table-cell>
          <table:table-cell office:value-type="float" office:value="0.9012">
            <text:p>0.9012</text:p>
          </table:table-cell>
          <table:table-cell office:value-type="float" office:value="-1.2003">
            <text:p>-1.20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5944">
            <text:p>-0.5944</text:p>
          </table:table-cell>
          <table:table-cell table:formula="of:=SUM([.S47:.X47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6">
            <text:p>46</text:p>
          </table:table-cell>
          <table:table-cell office:value-type="string">
            <text:p>NA</text:p>
          </table:table-cell>
          <table:table-cell office:value-type="float" office:value="0.4718112755">
            <text:p>0.4718112755</text:p>
          </table:table-cell>
          <table:table-cell office:value-type="float" office:value="0.24990004">
            <text:p>0.24990004</text:p>
          </table:table-cell>
          <table:table-cell table:number-columns-repeated="2" office:value-type="string">
            <text:p>NA</text:p>
          </table:table-cell>
          <table:table-cell office:value-type="float" office:value="0.2782886845">
            <text:p>0.2782886845</text:p>
          </table:table-cell>
          <table:table-cell table:formula="of:=SUM([.C48:.H48])"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-0.0034*[.B48]+0.6295" office:value-type="float" office:value="0.4731">
            <text:p>0.4731</text:p>
          </table:table-cell>
          <table:table-cell table:formula="of:=0.0059*[.B48]-0.025" office:value-type="float" office:value="0.2464">
            <text:p>0.2464</text:p>
          </table:table-cell>
          <table:table-cell table:number-columns-repeated="2" office:value-type="float" office:value="0">
            <text:p>0</text:p>
          </table:table-cell>
          <table:table-cell table:formula="of:=-0.0024*[.B48]+0.3915" office:value-type="float" office:value="0.2811">
            <text:p>0.2811</text:p>
          </table:table-cell>
          <table:table-cell table:formula="of:=SUM([.K48:.P48])" office:value-type="float" office:value="1.0006">
            <text:p>1.0006</text:p>
          </table:table-cell>
          <table:table-cell office:value-type="float" office:value="2.4">
            <text:p>2.4</text:p>
          </table:table-cell>
          <table:table-cell office:value-type="float" office:value="-0.0989">
            <text:p>-0.0989</text:p>
          </table:table-cell>
          <table:table-cell office:value-type="float" office:value="0.8967">
            <text:p>0.8967</text:p>
          </table:table-cell>
          <table:table-cell office:value-type="float" office:value="-1.1869">
            <text:p>-1.1869</text:p>
          </table:table-cell>
          <table:table-cell table:number-columns-repeated="2" office:value-type="float" office:value="0">
            <text:p>0</text:p>
          </table:table-cell>
          <table:table-cell office:value-type="float" office:value="-0.6109">
            <text:p>-0.6109</text:p>
          </table:table-cell>
          <table:table-cell table:formula="of:=SUM([.S48:.X48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7">
            <text:p>47</text:p>
          </table:table-cell>
          <table:table-cell office:value-type="string">
            <text:p>NA</text:p>
          </table:table-cell>
          <table:table-cell office:value-type="float" office:value="0.4679064187">
            <text:p>0.4679064187</text:p>
          </table:table-cell>
          <table:table-cell office:value-type="float" office:value="0.2559488102">
            <text:p>0.2559488102</text:p>
          </table:table-cell>
          <table:table-cell table:number-columns-repeated="2" office:value-type="string">
            <text:p>NA</text:p>
          </table:table-cell>
          <table:table-cell office:value-type="float" office:value="0.276144771">
            <text:p>0.276144771</text:p>
          </table:table-cell>
          <table:table-cell table:formula="of:=SUM([.C49:.H49])" office:value-type="float" office:value="0.9999999999">
            <text:p>0.9999999999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-0.0034*[.B49]+0.6295" office:value-type="float" office:value="0.4697">
            <text:p>0.4697</text:p>
          </table:table-cell>
          <table:table-cell table:formula="of:=0.0059*[.B49]-0.025" office:value-type="float" office:value="0.2523">
            <text:p>0.2523</text:p>
          </table:table-cell>
          <table:table-cell table:number-columns-repeated="2" office:value-type="float" office:value="0">
            <text:p>0</text:p>
          </table:table-cell>
          <table:table-cell table:formula="of:=-0.0024*[.B49]+0.3915" office:value-type="float" office:value="0.2787">
            <text:p>0.2787</text:p>
          </table:table-cell>
          <table:table-cell table:formula="of:=SUM([.K49:.P49])" office:value-type="float" office:value="1.0007">
            <text:p>1.0007</text:p>
          </table:table-cell>
          <table:table-cell office:value-type="float" office:value="2.3">
            <text:p>2.3</text:p>
          </table:table-cell>
          <table:table-cell office:value-type="float" office:value="-0.0913">
            <text:p>-0.0913</text:p>
          </table:table-cell>
          <table:table-cell office:value-type="float" office:value="0.8922">
            <text:p>0.8922</text:p>
          </table:table-cell>
          <table:table-cell office:value-type="float" office:value="-1.1735">
            <text:p>-1.17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6274">
            <text:p>-0.6274</text:p>
          </table:table-cell>
          <table:table-cell table:formula="of:=SUM([.S49:.X49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8">
            <text:p>48</text:p>
          </table:table-cell>
          <table:table-cell office:value-type="string">
            <text:p>NA</text:p>
          </table:table-cell>
          <table:table-cell office:value-type="float" office:value="0.4657205677">
            <text:p>0.4657205677</text:p>
          </table:table-cell>
          <table:table-cell office:value-type="float" office:value="0.2618428943">
            <text:p>0.2618428943</text:p>
          </table:table-cell>
          <table:table-cell table:number-columns-repeated="2" office:value-type="string">
            <text:p>NA</text:p>
          </table:table-cell>
          <table:table-cell office:value-type="float" office:value="0.2724365381">
            <text:p>0.2724365381</text:p>
          </table:table-cell>
          <table:table-cell table:formula="of:=SUM([.C50:.H50])" office:value-type="float" office:value="1.0000000001">
            <text:p>1.000000000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-0.0034*[.B50]+0.6295" office:value-type="float" office:value="0.4663">
            <text:p>0.4663</text:p>
          </table:table-cell>
          <table:table-cell table:formula="of:=0.0059*[.B50]-0.025" office:value-type="float" office:value="0.2582">
            <text:p>0.2582</text:p>
          </table:table-cell>
          <table:table-cell table:number-columns-repeated="2" office:value-type="float" office:value="0">
            <text:p>0</text:p>
          </table:table-cell>
          <table:table-cell table:formula="of:=-0.0024*[.B50]+0.3915" office:value-type="float" office:value="0.2763">
            <text:p>0.2763</text:p>
          </table:table-cell>
          <table:table-cell table:formula="of:=SUM([.K50:.P50])" office:value-type="float" office:value="1.0008">
            <text:p>1.0008</text:p>
          </table:table-cell>
          <table:table-cell office:value-type="float" office:value="2.2">
            <text:p>2.2</text:p>
          </table:table-cell>
          <table:table-cell office:value-type="float" office:value="-0.0837">
            <text:p>-0.0837</text:p>
          </table:table-cell>
          <table:table-cell office:value-type="float" office:value="0.8877">
            <text:p>0.8877</text:p>
          </table:table-cell>
          <table:table-cell office:value-type="float" office:value="-1.1601">
            <text:p>-1.16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6439">
            <text:p>-0.6439</text:p>
          </table:table-cell>
          <table:table-cell table:formula="of:=SUM([.S50:.X50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9">
            <text:p>49</text:p>
          </table:table-cell>
          <table:table-cell office:value-type="string">
            <text:p>NA</text:p>
          </table:table-cell>
          <table:table-cell office:value-type="float" office:value="0.4621848739">
            <text:p>0.4621848739</text:p>
          </table:table-cell>
          <table:table-cell office:value-type="float" office:value="0.2681072429">
            <text:p>0.2681072429</text:p>
          </table:table-cell>
          <table:table-cell table:number-columns-repeated="2" office:value-type="string">
            <text:p>NA</text:p>
          </table:table-cell>
          <table:table-cell office:value-type="float" office:value="0.2697078832">
            <text:p>0.2697078832</text:p>
          </table:table-cell>
          <table:table-cell table:formula="of:=SUM([.C51:.H51])"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f:=-0.0034*[.B51]+0.6295" office:value-type="float" office:value="0.4629">
            <text:p>0.4629</text:p>
          </table:table-cell>
          <table:table-cell table:formula="of:=0.0059*[.B51]-0.025" office:value-type="float" office:value="0.2641">
            <text:p>0.2641</text:p>
          </table:table-cell>
          <table:table-cell table:number-columns-repeated="2" office:value-type="float" office:value="0">
            <text:p>0</text:p>
          </table:table-cell>
          <table:table-cell table:formula="of:=-0.0024*[.B51]+0.3915" office:value-type="float" office:value="0.2739">
            <text:p>0.2739</text:p>
          </table:table-cell>
          <table:table-cell table:formula="of:=SUM([.K51:.P51])" office:value-type="float" office:value="1.0009">
            <text:p>1.0009</text:p>
          </table:table-cell>
          <table:table-cell office:value-type="float" office:value="2.1">
            <text:p>2.1</text:p>
          </table:table-cell>
          <table:table-cell office:value-type="float" office:value="0.072">
            <text:p>0.072</text:p>
          </table:table-cell>
          <table:table-cell office:value-type="float" office:value="0.3543">
            <text:p>0.3543</text:p>
          </table:table-cell>
          <table:table-cell office:value-type="float" office:value="-1.2756">
            <text:p>-1.2756</text:p>
          </table:table-cell>
          <table:table-cell office:value-type="float" office:value="0">
            <text:p>0</text:p>
          </table:table-cell>
          <table:table-cell office:value-type="float" office:value="-0.1507">
            <text:p>-0.1507</text:p>
          </table:table-cell>
          <table:table-cell office:value-type="float" office:value="0">
            <text:p>0</text:p>
          </table:table-cell>
          <table:table-cell table:formula="of:=SUM([.S51:.X51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0">
            <text:p>50</text:p>
          </table:table-cell>
          <table:table-cell office:value-type="string">
            <text:p>NA</text:p>
          </table:table-cell>
          <table:table-cell office:value-type="float" office:value="0.4583666934">
            <text:p>0.4583666934</text:p>
          </table:table-cell>
          <table:table-cell office:value-type="float" office:value="0.2742193755">
            <text:p>0.2742193755</text:p>
          </table:table-cell>
          <table:table-cell table:number-columns-repeated="2" office:value-type="string">
            <text:p>NA</text:p>
          </table:table-cell>
          <table:table-cell office:value-type="float" office:value="0.2674139311">
            <text:p>0.2674139311</text:p>
          </table:table-cell>
          <table:table-cell table:formula="of:=SUM([.C52:.H52])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-0.0034*[.B52]+0.6295" office:value-type="float" office:value="0.4595">
            <text:p>0.4595</text:p>
          </table:table-cell>
          <table:table-cell table:formula="of:=0.0059*[.B52]-0.025" office:value-type="float" office:value="0.27">
            <text:p>0.27</text:p>
          </table:table-cell>
          <table:table-cell table:number-columns-repeated="2" office:value-type="float" office:value="0">
            <text:p>0</text:p>
          </table:table-cell>
          <table:table-cell table:formula="of:=-0.0024*[.B52]+0.3915" office:value-type="float" office:value="0.2715">
            <text:p>0.2715</text:p>
          </table:table-cell>
          <table:table-cell table:formula="of:=SUM([.K52:.P52])" office:value-type="float" office:value="1.001">
            <text:p>1.001</text:p>
          </table:table-cell>
          <table:table-cell office:value-type="float" office:value="2">
            <text:p>2</text:p>
          </table:table-cell>
          <table:table-cell office:value-type="float" office:value="0.0881">
            <text:p>0.0881</text:p>
          </table:table-cell>
          <table:table-cell office:value-type="float" office:value="0.3216">
            <text:p>0.3216</text:p>
          </table:table-cell>
          <table:table-cell office:value-type="float" office:value="-1.2542">
            <text:p>-1.2542</text:p>
          </table:table-cell>
          <table:table-cell office:value-type="float" office:value="0">
            <text:p>0</text:p>
          </table:table-cell>
          <table:table-cell office:value-type="float" office:value="-0.1555">
            <text:p>-0.1555</text:p>
          </table:table-cell>
          <table:table-cell office:value-type="float" office:value="0">
            <text:p>0</text:p>
          </table:table-cell>
          <table:table-cell table:formula="of:=SUM([.S52:.X52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1">
            <text:p>51</text:p>
          </table:table-cell>
          <table:table-cell office:value-type="string">
            <text:p>NA</text:p>
          </table:table-cell>
          <table:table-cell office:value-type="float" office:value="0.454">
            <text:p>0.454</text:p>
          </table:table-cell>
          <table:table-cell office:value-type="float" office:value="0.28">
            <text:p>0.28</text:p>
          </table:table-cell>
          <table:table-cell table:number-columns-repeated="2" office:value-type="string">
            <text:p>NA</text:p>
          </table:table-cell>
          <table:table-cell office:value-type="float" office:value="0.266">
            <text:p>0.266</text:p>
          </table:table-cell>
          <table:table-cell table:formula="of:=SUM([.C53:.H53])"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-0.0034*[.B53]+0.6295" office:value-type="float" office:value="0.4561">
            <text:p>0.4561</text:p>
          </table:table-cell>
          <table:table-cell table:formula="of:=0.0059*[.B53]-0.025" office:value-type="float" office:value="0.2759">
            <text:p>0.2759</text:p>
          </table:table-cell>
          <table:table-cell table:number-columns-repeated="2" office:value-type="float" office:value="0">
            <text:p>0</text:p>
          </table:table-cell>
          <table:table-cell table:formula="of:=-0.0024*[.B53]+0.3915" office:value-type="float" office:value="0.2691">
            <text:p>0.2691</text:p>
          </table:table-cell>
          <table:table-cell table:formula="of:=SUM([.K53:.P53])" office:value-type="float" office:value="1.0011">
            <text:p>1.0011</text:p>
          </table:table-cell>
          <table:table-cell office:value-type="float" office:value="1.9">
            <text:p>1.9</text:p>
          </table:table-cell>
          <table:table-cell office:value-type="float" office:value="0.1042">
            <text:p>0.1042</text:p>
          </table:table-cell>
          <table:table-cell office:value-type="float" office:value="0.2889">
            <text:p>0.2889</text:p>
          </table:table-cell>
          <table:table-cell office:value-type="float" office:value="-1.2328">
            <text:p>-1.2328</text:p>
          </table:table-cell>
          <table:table-cell office:value-type="float" office:value="0">
            <text:p>0</text:p>
          </table:table-cell>
          <table:table-cell office:value-type="float" office:value="-0.1603">
            <text:p>-0.1603</text:p>
          </table:table-cell>
          <table:table-cell office:value-type="float" office:value="0">
            <text:p>0</text:p>
          </table:table-cell>
          <table:table-cell table:formula="of:=SUM([.S53:.X53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2">
            <text:p>52</text:p>
          </table:table-cell>
          <table:table-cell office:value-type="string">
            <text:p>NA</text:p>
          </table:table-cell>
          <table:table-cell office:value-type="float" office:value="0.452">
            <text:p>0.452</text:p>
          </table:table-cell>
          <table:table-cell office:value-type="float" office:value="0.286">
            <text:p>0.286</text:p>
          </table:table-cell>
          <table:table-cell table:number-columns-repeated="2" office:value-type="string">
            <text:p>NA</text:p>
          </table:table-cell>
          <table:table-cell office:value-type="float" office:value="0.262">
            <text:p>0.262</text:p>
          </table:table-cell>
          <table:table-cell table:formula="of:=SUM([.C54:.H54])"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-0.0034*[.B54]+0.6295" office:value-type="float" office:value="0.4527">
            <text:p>0.4527</text:p>
          </table:table-cell>
          <table:table-cell table:formula="of:=0.0059*[.B54]-0.025" office:value-type="float" office:value="0.2818">
            <text:p>0.2818</text:p>
          </table:table-cell>
          <table:table-cell table:number-columns-repeated="2" office:value-type="float" office:value="0">
            <text:p>0</text:p>
          </table:table-cell>
          <table:table-cell table:formula="of:=-0.0024*[.B54]+0.3915" office:value-type="float" office:value="0.2667">
            <text:p>0.2667</text:p>
          </table:table-cell>
          <table:table-cell table:formula="of:=SUM([.K54:.P54])" office:value-type="float" office:value="1.0012">
            <text:p>1.0012</text:p>
          </table:table-cell>
          <table:table-cell office:value-type="float" office:value="1.8">
            <text:p>1.8</text:p>
          </table:table-cell>
          <table:table-cell office:value-type="float" office:value="0.1203">
            <text:p>0.1203</text:p>
          </table:table-cell>
          <table:table-cell office:value-type="float" office:value="0.2562">
            <text:p>0.2562</text:p>
          </table:table-cell>
          <table:table-cell office:value-type="float" office:value="-1.2114">
            <text:p>-1.2114</text:p>
          </table:table-cell>
          <table:table-cell office:value-type="float" office:value="0">
            <text:p>0</text:p>
          </table:table-cell>
          <table:table-cell office:value-type="float" office:value="-0.1651">
            <text:p>-0.1651</text:p>
          </table:table-cell>
          <table:table-cell office:value-type="float" office:value="0">
            <text:p>0</text:p>
          </table:table-cell>
          <table:table-cell table:formula="of:=SUM([.S54:.X54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3">
            <text:p>53</text:p>
          </table:table-cell>
          <table:table-cell office:value-type="string">
            <text:p>NA</text:p>
          </table:table-cell>
          <table:table-cell office:value-type="float" office:value="0.448">
            <text:p>0.448</text:p>
          </table:table-cell>
          <table:table-cell office:value-type="float" office:value="0.292">
            <text:p>0.292</text:p>
          </table:table-cell>
          <table:table-cell table:number-columns-repeated="2" office:value-type="string">
            <text:p>NA</text:p>
          </table:table-cell>
          <table:table-cell office:value-type="float" office:value="0.26">
            <text:p>0.26</text:p>
          </table:table-cell>
          <table:table-cell table:formula="of:=SUM([.C55:.H55])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-0.0034*[.B55]+0.6295" office:value-type="float" office:value="0.4493">
            <text:p>0.4493</text:p>
          </table:table-cell>
          <table:table-cell table:formula="of:=0.0059*[.B55]-0.025" office:value-type="float" office:value="0.2877">
            <text:p>0.2877</text:p>
          </table:table-cell>
          <table:table-cell table:number-columns-repeated="2" office:value-type="float" office:value="0">
            <text:p>0</text:p>
          </table:table-cell>
          <table:table-cell table:formula="of:=-0.0024*[.B55]+0.3915" office:value-type="float" office:value="0.2643">
            <text:p>0.2643</text:p>
          </table:table-cell>
          <table:table-cell table:formula="of:=SUM([.K55:.P55])" office:value-type="float" office:value="1.0013">
            <text:p>1.0013</text:p>
          </table:table-cell>
          <table:table-cell office:value-type="float" office:value="1.7">
            <text:p>1.7</text:p>
          </table:table-cell>
          <table:table-cell office:value-type="float" office:value="0.1364">
            <text:p>0.1364</text:p>
          </table:table-cell>
          <table:table-cell office:value-type="float" office:value="0.2235">
            <text:p>0.2235</text:p>
          </table:table-cell>
          <table:table-cell office:value-type="float" office:value="-1.19">
            <text:p>-1.19</text:p>
          </table:table-cell>
          <table:table-cell office:value-type="float" office:value="0">
            <text:p>0</text:p>
          </table:table-cell>
          <table:table-cell office:value-type="float" office:value="-0.1699">
            <text:p>-0.1699</text:p>
          </table:table-cell>
          <table:table-cell office:value-type="float" office:value="0">
            <text:p>0</text:p>
          </table:table-cell>
          <table:table-cell table:formula="of:=SUM([.S55:.X55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4">
            <text:p>54</text:p>
          </table:table-cell>
          <table:table-cell office:value-type="string">
            <text:p>NA</text:p>
          </table:table-cell>
          <table:table-cell office:value-type="float" office:value="0.444">
            <text:p>0.444</text:p>
          </table:table-cell>
          <table:table-cell office:value-type="float" office:value="0.298">
            <text:p>0.298</text:p>
          </table:table-cell>
          <table:table-cell table:number-columns-repeated="2" office:value-type="string">
            <text:p>NA</text:p>
          </table:table-cell>
          <table:table-cell office:value-type="float" office:value="0.258">
            <text:p>0.258</text:p>
          </table:table-cell>
          <table:table-cell table:formula="of:=SUM([.C56:.H56])"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-0.0034*[.B56]+0.6295" office:value-type="float" office:value="0.4459">
            <text:p>0.4459</text:p>
          </table:table-cell>
          <table:table-cell table:formula="of:=0.0059*[.B56]-0.025" office:value-type="float" office:value="0.2936">
            <text:p>0.2936</text:p>
          </table:table-cell>
          <table:table-cell table:number-columns-repeated="2" office:value-type="float" office:value="0">
            <text:p>0</text:p>
          </table:table-cell>
          <table:table-cell table:formula="of:=-0.0024*[.B56]+0.3915" office:value-type="float" office:value="0.2619">
            <text:p>0.2619</text:p>
          </table:table-cell>
          <table:table-cell table:formula="of:=SUM([.K56:.P56])" office:value-type="float" office:value="1.0014">
            <text:p>1.0014</text:p>
          </table:table-cell>
          <table:table-cell office:value-type="float" office:value="1.6">
            <text:p>1.6</text:p>
          </table:table-cell>
          <table:table-cell office:value-type="float" office:value="0.1525">
            <text:p>0.1525</text:p>
          </table:table-cell>
          <table:table-cell office:value-type="float" office:value="0.1908">
            <text:p>0.1908</text:p>
          </table:table-cell>
          <table:table-cell office:value-type="float" office:value="-1.1686">
            <text:p>-1.1686</text:p>
          </table:table-cell>
          <table:table-cell office:value-type="float" office:value="0">
            <text:p>0</text:p>
          </table:table-cell>
          <table:table-cell office:value-type="float" office:value="-0.1747">
            <text:p>-0.1747</text:p>
          </table:table-cell>
          <table:table-cell office:value-type="float" office:value="0">
            <text:p>0</text:p>
          </table:table-cell>
          <table:table-cell table:formula="of:=SUM([.S56:.X56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5">
            <text:p>55</text:p>
          </table:table-cell>
          <table:table-cell office:value-type="string">
            <text:p>NA</text:p>
          </table:table-cell>
          <table:table-cell office:value-type="float" office:value="0.44">
            <text:p>0.44</text:p>
          </table:table-cell>
          <table:table-cell office:value-type="float" office:value="0.304">
            <text:p>0.304</text:p>
          </table:table-cell>
          <table:table-cell table:number-columns-repeated="2" office:value-type="string">
            <text:p>NA</text:p>
          </table:table-cell>
          <table:table-cell office:value-type="float" office:value="0.256">
            <text:p>0.256</text:p>
          </table:table-cell>
          <table:table-cell table:formula="of:=SUM([.C57:.H57])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-0.0034*[.B57]+0.6295" office:value-type="float" office:value="0.4425">
            <text:p>0.4425</text:p>
          </table:table-cell>
          <table:table-cell table:formula="of:=0.0059*[.B57]-0.025" office:value-type="float" office:value="0.2995">
            <text:p>0.2995</text:p>
          </table:table-cell>
          <table:table-cell table:number-columns-repeated="2" office:value-type="float" office:value="0">
            <text:p>0</text:p>
          </table:table-cell>
          <table:table-cell table:formula="of:=-0.0024*[.B57]+0.3915" office:value-type="float" office:value="0.2595">
            <text:p>0.2595</text:p>
          </table:table-cell>
          <table:table-cell table:formula="of:=SUM([.K57:.P57])" office:value-type="float" office:value="1.0015">
            <text:p>1.0015</text:p>
          </table:table-cell>
          <table:table-cell office:value-type="float" office:value="1.5">
            <text:p>1.5</text:p>
          </table:table-cell>
          <table:table-cell office:value-type="float" office:value="0.1686">
            <text:p>0.1686</text:p>
          </table:table-cell>
          <table:table-cell office:value-type="float" office:value="0.1581">
            <text:p>0.1581</text:p>
          </table:table-cell>
          <table:table-cell office:value-type="float" office:value="-1.1472">
            <text:p>-1.1472</text:p>
          </table:table-cell>
          <table:table-cell office:value-type="float" office:value="0">
            <text:p>0</text:p>
          </table:table-cell>
          <table:table-cell office:value-type="float" office:value="-0.1795">
            <text:p>-0.1795</text:p>
          </table:table-cell>
          <table:table-cell office:value-type="float" office:value="0">
            <text:p>0</text:p>
          </table:table-cell>
          <table:table-cell table:formula="of:=SUM([.S57:.X57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6">
            <text:p>56</text:p>
          </table:table-cell>
          <table:table-cell office:value-type="string">
            <text:p>NA</text:p>
          </table:table-cell>
          <table:table-cell office:value-type="float" office:value="0.438">
            <text:p>0.438</text:p>
          </table:table-cell>
          <table:table-cell office:value-type="float" office:value="0.308">
            <text:p>0.308</text:p>
          </table:table-cell>
          <table:table-cell table:number-columns-repeated="2" office:value-type="string">
            <text:p>NA</text:p>
          </table:table-cell>
          <table:table-cell office:value-type="float" office:value="0.254">
            <text:p>0.254</text:p>
          </table:table-cell>
          <table:table-cell table:formula="of:=SUM([.C58:.H58])"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-0.0034*[.B58]+0.6295" office:value-type="float" office:value="0.4391">
            <text:p>0.4391</text:p>
          </table:table-cell>
          <table:table-cell table:formula="of:=0.0059*[.B58]-0.025" office:value-type="float" office:value="0.3054">
            <text:p>0.3054</text:p>
          </table:table-cell>
          <table:table-cell table:number-columns-repeated="2" office:value-type="float" office:value="0">
            <text:p>0</text:p>
          </table:table-cell>
          <table:table-cell table:formula="of:=-0.0024*[.B58]+0.3915" office:value-type="float" office:value="0.2571">
            <text:p>0.2571</text:p>
          </table:table-cell>
          <table:table-cell table:formula="of:=SUM([.K58:.P58])" office:value-type="float" office:value="1.0016">
            <text:p>1.0016</text:p>
          </table:table-cell>
          <table:table-cell office:value-type="float" office:value="1.4">
            <text:p>1.4</text:p>
          </table:table-cell>
          <table:table-cell office:value-type="float" office:value="0.1847">
            <text:p>0.1847</text:p>
          </table:table-cell>
          <table:table-cell office:value-type="float" office:value="0.1254">
            <text:p>0.1254</text:p>
          </table:table-cell>
          <table:table-cell office:value-type="float" office:value="-1.1258">
            <text:p>-1.1258</text:p>
          </table:table-cell>
          <table:table-cell office:value-type="float" office:value="0">
            <text:p>0</text:p>
          </table:table-cell>
          <table:table-cell office:value-type="float" office:value="-0.1843">
            <text:p>-0.1843</text:p>
          </table:table-cell>
          <table:table-cell office:value-type="float" office:value="0">
            <text:p>0</text:p>
          </table:table-cell>
          <table:table-cell table:formula="of:=SUM([.S58:.X58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7">
            <text:p>57</text:p>
          </table:table-cell>
          <table:table-cell office:value-type="string">
            <text:p>NA</text:p>
          </table:table-cell>
          <table:table-cell office:value-type="float" office:value="0.432">
            <text:p>0.432</text:p>
          </table:table-cell>
          <table:table-cell office:value-type="float" office:value="0.314">
            <text:p>0.314</text:p>
          </table:table-cell>
          <table:table-cell table:number-columns-repeated="2" office:value-type="string">
            <text:p>NA</text:p>
          </table:table-cell>
          <table:table-cell office:value-type="float" office:value="0.254">
            <text:p>0.254</text:p>
          </table:table-cell>
          <table:table-cell table:formula="of:=SUM([.C59:.H59])"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-0.0034*[.B59]+0.6295" office:value-type="float" office:value="0.4357">
            <text:p>0.4357</text:p>
          </table:table-cell>
          <table:table-cell table:formula="of:=0.0059*[.B59]-0.025" office:value-type="float" office:value="0.3113">
            <text:p>0.3113</text:p>
          </table:table-cell>
          <table:table-cell table:number-columns-repeated="2" office:value-type="float" office:value="0">
            <text:p>0</text:p>
          </table:table-cell>
          <table:table-cell table:formula="of:=-0.0024*[.B59]+0.3915" office:value-type="float" office:value="0.2547">
            <text:p>0.2547</text:p>
          </table:table-cell>
          <table:table-cell table:formula="of:=SUM([.K59:.P59])" office:value-type="float" office:value="1.0017">
            <text:p>1.0017</text:p>
          </table:table-cell>
          <table:table-cell office:value-type="float" office:value="1.3">
            <text:p>1.3</text:p>
          </table:table-cell>
          <table:table-cell office:value-type="float" office:value="0.2008">
            <text:p>0.2008</text:p>
          </table:table-cell>
          <table:table-cell office:value-type="float" office:value="0.0927000000000001">
            <text:p>0.0927</text:p>
          </table:table-cell>
          <table:table-cell office:value-type="float" office:value="-1.1044">
            <text:p>-1.1044</text:p>
          </table:table-cell>
          <table:table-cell office:value-type="float" office:value="0">
            <text:p>0</text:p>
          </table:table-cell>
          <table:table-cell office:value-type="float" office:value="-0.1891">
            <text:p>-0.1891</text:p>
          </table:table-cell>
          <table:table-cell office:value-type="float" office:value="0">
            <text:p>0</text:p>
          </table:table-cell>
          <table:table-cell table:formula="of:=SUM([.S59:.X59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8">
            <text:p>58</text:p>
          </table:table-cell>
          <table:table-cell office:value-type="string">
            <text:p>NA</text:p>
          </table:table-cell>
          <table:table-cell office:value-type="float" office:value="0.4291417166">
            <text:p>0.4291417166</text:p>
          </table:table-cell>
          <table:table-cell office:value-type="float" office:value="0.3193612774">
            <text:p>0.3193612774</text:p>
          </table:table-cell>
          <table:table-cell table:number-columns-repeated="2" office:value-type="string">
            <text:p>NA</text:p>
          </table:table-cell>
          <table:table-cell office:value-type="float" office:value="0.251497006">
            <text:p>0.251497006</text:p>
          </table:table-cell>
          <table:table-cell table:formula="of:=SUM([.C60:.H60])"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-0.0034*[.B60]+0.6295" office:value-type="float" office:value="0.4323">
            <text:p>0.4323</text:p>
          </table:table-cell>
          <table:table-cell table:formula="of:=0.0059*[.B60]-0.025" office:value-type="float" office:value="0.3172">
            <text:p>0.3172</text:p>
          </table:table-cell>
          <table:table-cell table:number-columns-repeated="2" office:value-type="float" office:value="0">
            <text:p>0</text:p>
          </table:table-cell>
          <table:table-cell table:formula="of:=-0.0024*[.B60]+0.3915" office:value-type="float" office:value="0.2523">
            <text:p>0.2523</text:p>
          </table:table-cell>
          <table:table-cell table:formula="of:=SUM([.K60:.P60])" office:value-type="float" office:value="1.0018">
            <text:p>1.0018</text:p>
          </table:table-cell>
          <table:table-cell office:value-type="float" office:value="1.2">
            <text:p>1.2</text:p>
          </table:table-cell>
          <table:table-cell office:value-type="float" office:value="0.2169">
            <text:p>0.2169</text:p>
          </table:table-cell>
          <table:table-cell office:value-type="float" office:value="0.0600000000000001">
            <text:p>0.06</text:p>
          </table:table-cell>
          <table:table-cell office:value-type="float" office:value="-1.083">
            <text:p>-1.083</text:p>
          </table:table-cell>
          <table:table-cell office:value-type="float" office:value="0">
            <text:p>0</text:p>
          </table:table-cell>
          <table:table-cell office:value-type="float" office:value="-0.1939">
            <text:p>-0.1939</text:p>
          </table:table-cell>
          <table:table-cell office:value-type="float" office:value="0">
            <text:p>0</text:p>
          </table:table-cell>
          <table:table-cell table:formula="of:=SUM([.S60:.X60])" office:value-type="float" office:value="-1">
            <text:p>-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9">
            <text:p>59</text:p>
          </table:table-cell>
          <table:table-cell office:value-type="string">
            <text:p>NA</text:p>
          </table:table-cell>
          <table:table-cell office:value-type="float" office:value="0.426">
            <text:p>0.426</text:p>
          </table:table-cell>
          <table:table-cell office:value-type="float" office:value="0.324">
            <text:p>0.324</text:p>
          </table:table-cell>
          <table:table-cell table:number-columns-repeated="2" office:value-type="string">
            <text:p>NA</text:p>
          </table:table-cell>
          <table:table-cell office:value-type="float" office:value="0.25">
            <text:p>0.25</text:p>
          </table:table-cell>
          <table:table-cell table:formula="of:=SUM([.C61:.H61])"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formula="of:=-0.0034*[.B61]+0.6295" office:value-type="float" office:value="0.4289">
            <text:p>0.4289</text:p>
          </table:table-cell>
          <table:table-cell table:formula="of:=0.0059*[.B61]-0.025" office:value-type="float" office:value="0.3231">
            <text:p>0.3231</text:p>
          </table:table-cell>
          <table:table-cell table:number-columns-repeated="2" office:value-type="float" office:value="0">
            <text:p>0</text:p>
          </table:table-cell>
          <table:table-cell table:formula="of:=-0.0024*[.B61]+0.3915" office:value-type="float" office:value="0.2499">
            <text:p>0.2499</text:p>
          </table:table-cell>
          <table:table-cell table:formula="of:=SUM([.K61:.P61])" office:value-type="float" office:value="1.0019">
            <text:p>1.0019</text:p>
          </table:table-cell>
          <table:table-cell office:value-type="float" office:value="1.1">
            <text:p>1.1</text:p>
          </table:table-cell>
          <table:table-cell office:value-type="float" office:value="0.1">
            <text:p>0.1</text:p>
          </table:table-cell>
          <table:table-cell office:value-type="float" office:value="-1.06">
            <text:p>-1.0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4">
            <text:p>-0.04</text:p>
          </table:table-cell>
          <table:table-cell office:value-type="float" office:value="0">
            <text:p>0</text:p>
          </table:table-cell>
          <table:table-cell table:formula="of:=SUM([.S61:.X61])" office:value-type="float" office:value="-1">
            <text:p>-1</text:p>
          </table:table-cell>
        </table:table-row>
        <table:table-row table:style-name="ro1">
          <table:table-cell table:style-name="ce3" office:value-type="float" office:value="0.05">
            <text:p>0.05</text:p>
          </table:table-cell>
          <table:table-cell table:style-name="ce5" office:value-type="float" office:value="60">
            <text:p>60</text:p>
          </table:table-cell>
          <table:table-cell table:style-name="ce5" office:value-type="string">
            <text:p>NA</text:p>
          </table:table-cell>
          <table:table-cell table:style-name="ce5" office:value-type="float" office:value="0.424">
            <text:p>0.424</text:p>
          </table:table-cell>
          <table:table-cell table:style-name="ce5" office:value-type="float" office:value="0.33">
            <text:p>0.33</text:p>
          </table:table-cell>
          <table:table-cell table:number-columns-repeated="2" table:style-name="ce5" office:value-type="string">
            <text:p>NA</text:p>
          </table:table-cell>
          <table:table-cell table:style-name="ce8" office:value-type="float" office:value="0.246">
            <text:p>0.246</text:p>
          </table:table-cell>
          <table:table-cell table:formula="of:=SUM([.C62:.H62])" office:value-type="float" office:value="1">
            <text:p>1</text:p>
          </table:table-cell>
          <table:table-cell table:style-name="ce5"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-0.0034*[.B62]+0.6295" office:value-type="float" office:value="0.4255">
            <text:p>0.4255</text:p>
          </table:table-cell>
          <table:table-cell table:formula="of:=0.0059*[.B62]-0.025" office:value-type="float" office:value="0.329">
            <text:p>0.329</text:p>
          </table:table-cell>
          <table:table-cell table:number-columns-repeated="2" office:value-type="float" office:value="0">
            <text:p>0</text:p>
          </table:table-cell>
          <table:table-cell table:formula="of:=-0.0024*[.B62]+0.3915" office:value-type="float" office:value="0.2475">
            <text:p>0.2475</text:p>
          </table:table-cell>
          <table:table-cell table:formula="of:=SUM([.K62:.P62])" office:value-type="float" office:value="1.002">
            <text:p>1.002</text:p>
          </table:table-cell>
          <table:table-cell table:style-name="ce5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1.06">
            <text:p>-1.0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4">
            <text:p>-0.04</text:p>
          </table:table-cell>
          <table:table-cell office:value-type="float" office:value="0">
            <text:p>0</text:p>
          </table:table-cell>
          <table:table-cell table:formula="of:=SUM([.S62:.X62])" office:value-type="float" office:value="-1">
            <text:p>-1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9"/>
          <table:table-cell office:value-type="float" office:value="0.9">
            <text:p>0.9</text:p>
          </table:table-cell>
          <table:table-cell office:value-type="float" office:value="-0.0143042300017588">
            <text:p>-0.01430423</text:p>
          </table:table-cell>
          <table:table-cell office:value-type="float" office:value="-0.297971799988275">
            <text:p>-0.2979718</text:p>
          </table:table-cell>
          <table:table-cell office:value-type="float" office:value="-0.270304342645669">
            <text:p>-0.2703043426</text:p>
          </table:table-cell>
          <table:table-cell office:value-type="float" office:value="-0.406175408496816">
            <text:p>-0.4061754085</text:p>
          </table:table-cell>
          <table:table-cell office:value-type="float" office:value="-0.0112442188674821">
            <text:p>-0.0112442189</text:p>
          </table:table-cell>
          <table:table-cell office:value-type="float" office:value="0">
            <text:p>0</text:p>
          </table:table-cell>
          <table:table-cell table:formula="of:=SUM([.S63:.X63])" office:value-type="float" office:value="-1">
            <text:p>-1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9"/>
          <table:table-cell office:value-type="float" office:value="0.8">
            <text:p>0.8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376">
            <text:p>-0.376</text:p>
          </table:table-cell>
          <table:table-cell office:value-type="float" office:value="-0.565">
            <text:p>-0.565</text:p>
          </table:table-cell>
          <table:table-cell table:number-columns-repeated="2" office:value-type="float" office:value="0">
            <text:p>0</text:p>
          </table:table-cell>
          <table:table-cell table:formula="of:=SUM([.S64:.X64])" office:value-type="float" office:value="-1">
            <text:p>-1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9"/>
          <table:table-cell office:value-type="float" office:value="0.7">
            <text:p>0.7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376">
            <text:p>-0.376</text:p>
          </table:table-cell>
          <table:table-cell office:value-type="float" office:value="-0.565">
            <text:p>-0.565</text:p>
          </table:table-cell>
          <table:table-cell table:number-columns-repeated="2" office:value-type="float" office:value="0">
            <text:p>0</text:p>
          </table:table-cell>
          <table:table-cell table:formula="of:=SUM([.S65:.X65])" office:value-type="float" office:value="-1">
            <text:p>-1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9"/>
          <table:table-cell office:value-type="float" office:value="0.6">
            <text:p>0.6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376">
            <text:p>-0.376</text:p>
          </table:table-cell>
          <table:table-cell office:value-type="float" office:value="-0.565">
            <text:p>-0.565</text:p>
          </table:table-cell>
          <table:table-cell table:number-columns-repeated="2" office:value-type="float" office:value="0">
            <text:p>0</text:p>
          </table:table-cell>
          <table:table-cell table:formula="of:=SUM([.S66:.X66])" office:value-type="float" office:value="-1">
            <text:p>-1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9"/>
          <table:table-cell office:value-type="float" office:value="0.5">
            <text:p>0.5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376">
            <text:p>-0.376</text:p>
          </table:table-cell>
          <table:table-cell office:value-type="float" office:value="-0.565">
            <text:p>-0.565</text:p>
          </table:table-cell>
          <table:table-cell table:number-columns-repeated="2" office:value-type="float" office:value="0">
            <text:p>0</text:p>
          </table:table-cell>
          <table:table-cell table:formula="of:=SUM([.S67:.X67])" office:value-type="float" office:value="-1">
            <text:p>-1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9"/>
          <table:table-cell office:value-type="float" office:value="0.4">
            <text:p>0.4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376">
            <text:p>-0.376</text:p>
          </table:table-cell>
          <table:table-cell office:value-type="float" office:value="-0.565">
            <text:p>-0.565</text:p>
          </table:table-cell>
          <table:table-cell table:number-columns-repeated="2" office:value-type="float" office:value="0">
            <text:p>0</text:p>
          </table:table-cell>
          <table:table-cell table:formula="of:=SUM([.S68:.X68])" office:value-type="float" office:value="-1">
            <text:p>-1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9"/>
          <table:table-cell office:value-type="float" office:value="0.3">
            <text:p>0.3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376">
            <text:p>-0.376</text:p>
          </table:table-cell>
          <table:table-cell office:value-type="float" office:value="-0.565">
            <text:p>-0.565</text:p>
          </table:table-cell>
          <table:table-cell table:number-columns-repeated="2" office:value-type="float" office:value="0">
            <text:p>0</text:p>
          </table:table-cell>
          <table:table-cell table:formula="of:=SUM([.S69:.X69])" office:value-type="float" office:value="-1">
            <text:p>-1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9"/>
          <table:table-cell office:value-type="float" office:value="0.2">
            <text:p>0.2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376">
            <text:p>-0.376</text:p>
          </table:table-cell>
          <table:table-cell office:value-type="float" office:value="-0.565">
            <text:p>-0.565</text:p>
          </table:table-cell>
          <table:table-cell table:number-columns-repeated="2" office:value-type="float" office:value="0">
            <text:p>0</text:p>
          </table:table-cell>
          <table:table-cell table:formula="of:=SUM([.S70:.X70])" office:value-type="float" office:value="-1">
            <text:p>-1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9"/>
          <table:table-cell office:value-type="float" office:value="0.1">
            <text:p>0.1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376">
            <text:p>-0.376</text:p>
          </table:table-cell>
          <table:table-cell office:value-type="float" office:value="-0.565">
            <text:p>-0.565</text:p>
          </table:table-cell>
          <table:table-cell table:number-columns-repeated="2" office:value-type="float" office:value="0">
            <text:p>0</text:p>
          </table:table-cell>
          <table:table-cell table:formula="of:=SUM([.S71:.X71])" office:value-type="float" office:value="-1">
            <text:p>-1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9"/>
          <table:table-cell office:value-type="float" office:value="0">
            <text:p>0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376">
            <text:p>-0.376</text:p>
          </table:table-cell>
          <table:table-cell office:value-type="float" office:value="-0.565">
            <text:p>-0.565</text:p>
          </table:table-cell>
          <table:table-cell table:number-columns-repeated="2" office:value-type="float" office:value="0">
            <text:p>0</text:p>
          </table:table-cell>
          <table:table-cell table:formula="of:=SUM([.S72:.X72])" office:value-type="float" office:value="-1">
            <text:p>-1</text:p>
          </table:table-cell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6">
            <text:p>6</text:p>
          </table:table-cell>
          <table:table-cell table:formula="of:=0.059*[.A75]-0.0216" office:value-type="float" office:value="0.3324">
            <text:p>0.3324</text:p>
          </table:table-cell>
          <table:table-cell table:number-columns-repeated="5"/>
          <table:table-cell table:style-name="Default"/>
          <table:table-cell table:number-columns-repeated="17"/>
        </table:table-row>
      </table:table>
      <table:table table:name="full range" table:style-name="ta1">
        <table:shapes>
          <draw:frame draw:z-index="0" draw:style-name="gr1" svg:width="24.836cm" svg:height="18.309cm" svg:x="0cm" svg:y="0cm">
            <draw:object draw:notify-on-update-of-ranges="data.B2:data.B62 data.C1:data.C1 data.C2:data.C62 data.B2:data.B62 data.D1:data.D1 data.D2:data.D62 data.B2:data.B62 data.E1:data.E1 data.E2:data.E62 data.B2:data.B62 data.F1:data.F1 data.F2:data.F62 data.B2:data.B62 data.G1:data.G1 data.G2:data.G62 data.B2:data.B62 data.H1:data.H1 data.H2:data.H6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27.007cm" svg:height="18.431cm" svg:x="24.752cm" svg:y="0.001cm">
            <draw:object draw:notify-on-update-of-ranges="data.J2:data.J62 data.K1:data.K1 data.K2:data.K62 data.J2:data.J62 data.L1:data.L1 data.L2:data.L62 data.J2:data.J62 data.M1:data.M1 data.M2:data.M62 data.J2:data.J62 data.N1:data.N1 data.N2:data.N62 data.J2:data.J62 data.O1:data.O1 data.O2:data.O62 data.J2:data.J62 data.P1:data.P1 data.P2:data.P62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table table:name="0-8kbar" table:style-name="ta1">
        <table:shapes>
          <draw:frame draw:z-index="0" draw:style-name="gr1" svg:width="27.713cm" svg:height="14.751cm" svg:x="0cm" svg:y="0cm">
            <draw:object draw:notify-on-update-of-ranges="data.B2:data.B10 data.C1:data.C1 data.C2:data.C10 data.B2:data.B10 data.D1:data.D1 data.D2:data.D10 data.B2:data.B10 data.E1:data.E1 data.E2:data.E10 data.B2:data.B10 data.F1:data.F1 data.F2:data.F10 data.B2:data.B10 data.G1:data.G1 data.G2:data.G10 data.B2:data.B10 data.H1:data.H1 data.H2:data.H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table table:name="9-10kbar" table:style-name="ta1">
        <table:shapes>
          <draw:frame draw:z-index="0" draw:style-name="gr1" svg:width="21.964cm" svg:height="9cm" svg:x="0.001cm" svg:y="0cm">
            <draw:object draw:notify-on-update-of-ranges="data.B11:data.B12 data.C1:data.C1 data.C11:data.C12 data.B11:data.B12 data.D1:data.D1 data.D11:data.D12 data.B11:data.B12 data.E1:data.E1 data.E11:data.E12 data.B11:data.B12 data.F1:data.F1 data.F11:data.F12 data.B11:data.B12 data.G1:data.G1 data.G11:data.G12 data.B11:data.B12 data.H1:data.H1 data.H11:data.H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table table:name="11-21kbar" table:style-name="ta1">
        <table:shapes>
          <draw:frame draw:z-index="0" draw:style-name="gr1" svg:width="26.996cm" svg:height="8.997cm" svg:x="0.001cm" svg:y="0.001cm">
            <draw:object draw:notify-on-update-of-ranges="data.B13:data.B23 data.C1:data.C1 data.C13:data.C23 data.B13:data.B23 data.D1:data.D1 data.D13:data.D23 data.B13:data.B23 data.E1:data.E1 data.E13:data.E23 data.B13:data.B23 data.F1:data.F1 data.F13:data.F23 data.B13:data.B23 data.G1:data.G1 data.G13:data.G23 data.B13:data.B23 data.H1:data.H1 data.H13:data.H2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table table:name="22-28kbar" table:style-name="ta1">
        <table:shapes>
          <draw:frame draw:z-index="0" draw:style-name="gr1" svg:width="23.609cm" svg:height="8.997cm" svg:x="0.001cm" svg:y="0.001cm">
            <draw:object draw:notify-on-update-of-ranges="data.B24:data.B30 data.C1:data.C1 data.C24:data.C30 data.B24:data.B30 data.D1:data.D1 data.D24:data.D30 data.B24:data.B30 data.E1:data.E1 data.E24:data.E30 data.B24:data.B30 data.F1:data.F1 data.F24:data.F30 data.B24:data.B30 data.G1:data.G1 data.G24:data.G30 data.B24:data.B30 data.H1:data.H1 data.H24:data.H3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default-cell-style-name="Default"/>
        <table:table-row table:style-name="ro2" table:number-rows-repeated="31">
          <table:table-cell/>
        </table:table-row>
        <table:table-row table:style-name="ro1">
          <table:table-cell/>
        </table:table-row>
      </table:table>
      <table:table table:name="29-41kbar" table:style-name="ta1">
        <table:shapes>
          <draw:frame draw:z-index="0" draw:style-name="gr1" svg:width="23.061cm" svg:height="8.997cm" svg:x="0.001cm" svg:y="0.001cm">
            <draw:object draw:notify-on-update-of-ranges="data.B31:data.B43 data.C1:data.C1 data.C31:data.C43 data.B31:data.B43 data.D1:data.D1 data.D31:data.D43 data.B31:data.B43 data.E1:data.E1 data.E31:data.E43 data.B31:data.B43 data.F1:data.F1 data.F31:data.F43 data.B31:data.B43 data.G1:data.G1 data.G31:data.G43 data.B31:data.B43 data.H1:data.H1 data.H31:data.H4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table table:name="42-60kbar" table:style-name="ta1">
        <table:shapes>
          <draw:frame draw:z-index="0" draw:style-name="gr1" svg:width="22.996cm" svg:height="8.997cm" svg:x="0.001cm" svg:y="0.001cm">
            <draw:object draw:notify-on-update-of-ranges="data.B44:data.B62 data.C1:data.C1 data.C44:data.C62 data.B44:data.B62 data.D1:data.D1 data.D44:data.D62 data.B44:data.B62 data.E1:data.E1 data.E44:data.E62 data.B44:data.B62 data.F1:data.F1 data.F44:data.F62 data.B44:data.B62 data.G1:data.G1 data.G44:data.G62 data.B44:data.B62 data.H1:data.H1 data.H44:data.H6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8-18T19:32:26</dc:date>
    <dc:creator>Lucy </dc:creator>
    <meta:editing-duration>PT6H55M35S</meta:editing-duration>
    <meta:editing-cycles>2</meta:editing-cycles>
    <meta:document-statistic meta:table-count="8" meta:cell-count="163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svg:stroke-color="#ffd320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svg:stroke-color="#7e0021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714cm" svg:height="14.752cm" xlink:href=".." xlink:type="simple" chart:class="chart:scatter" chart:style-name="ch1">
        <chart:title svg:x="13.02cm" svg:y="0.431cm" chart:style-name="ch2">
          <text:p>0-8kbar</text:p>
        </chart:title>
        <chart:legend svg:x="17.151cm" svg:y="4.535cm" style:legend-expansion="custom" chartooo:width="2.933cm" chartooo:height="5.08cm" style:legend-expansion-aspect-ratio="0.577362204724409" chart:style-name="ch3"/>
        <chart:plot-area chart:style-name="ch4" table:cell-range-address="data.B2:data.H10 data.C1:data.H1" chart:data-source-has-labels="row" svg:x="0.754cm" svg:y="2.093cm" svg:width="15.817cm" svg:height="12.138cm">
          <chartooo:coordinate-region svg:x="1.587cm" svg:y="2.292cm" svg:width="14.89cm" svg:height="11.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C2:data.C10" chart:label-cell-address="data.C1:data.C1" chart:class="chart:scatter">
            <chart:domain table:cell-range-address="data.B2:data.B10"/>
            <chart:regression-curve chart:style-name="ch8">
              <chart:equation svg:x="20.086cm" svg:y="5.093cm"/>
            </chart:regression-curve>
            <chart:data-point chart:repeated="9"/>
          </chart:series>
          <chart:series chart:style-name="ch9" chart:values-cell-range-address="data.D2:data.D10" chart:label-cell-address="data.D1:data.D1" chart:class="chart:scatter">
            <chart:regression-curve chart:style-name="ch10">
              <chart:equation svg:x="20.085cm" svg:y="5.975cm"/>
            </chart:regression-curve>
            <chart:data-point chart:repeated="9"/>
          </chart:series>
          <chart:series chart:style-name="ch11" chart:values-cell-range-address="data.E2:data.E10" chart:label-cell-address="data.E1:data.E1" chart:class="chart:scatter">
            <chart:regression-curve chart:style-name="ch12">
              <chart:equation svg:x="20.085cm" svg:y="6.966cm"/>
            </chart:regression-curve>
            <chart:data-point chart:repeated="9"/>
          </chart:series>
          <chart:series chart:style-name="ch13" chart:values-cell-range-address="data.F2:data.F10" chart:label-cell-address="data.F1:data.F1" chart:class="chart:scatter">
            <chart:data-point chart:repeated="9"/>
          </chart:series>
          <chart:series chart:style-name="ch14" chart:values-cell-range-address="data.G2:data.G10" chart:label-cell-address="data.G1:data.G1" chart:class="chart:scatter">
            <chart:regression-curve chart:style-name="ch15">
              <chart:equation svg:x="20.085cm" svg:y="8.48cm"/>
            </chart:regression-curve>
            <chart:data-point chart:repeated="9"/>
          </chart:series>
          <chart:series chart:style-name="ch16" chart:values-cell-range-address="data.H2:data.H10" chart:label-cell-address="data.H1:data.H1" chart:class="chart:scatte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</text:p>
                <draw:g>
                  <svg:desc>data.C1:data.C1</svg:desc>
                </draw:g>
              </table:table-cell>
              <table:table-cell office:value-type="string">
                <text:p>cpx</text:p>
                <draw:g>
                  <svg:desc>data.D1:data.D1</svg:desc>
                </draw:g>
              </table:table-cell>
              <table:table-cell office:value-type="string">
                <text:p>ol</text:p>
                <draw:g>
                  <svg:desc>data.E1:data.E1</svg:desc>
                </draw:g>
              </table:table-cell>
              <table:table-cell office:value-type="string">
                <text:p>sp</text:p>
                <draw:g>
                  <svg:desc>data.F1:data.F1</svg:desc>
                </draw:g>
              </table:table-cell>
              <table:table-cell office:value-type="string">
                <text:p>opx</text:p>
                <draw:g>
                  <svg:desc>data.G1:data.G1</svg:desc>
                </draw:g>
              </table:table-cell>
              <table:table-cell office:value-type="string">
                <text:p>g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data.B2:data.B10</svg:desc>
                </draw:g>
              </table:table-cell>
              <table:table-cell office:value-type="float" office:value="0.3517733726">
                <text:p>0.3517733726</text:p>
                <draw:g>
                  <svg:desc>data.C2:data.C10</svg:desc>
                </draw:g>
              </table:table-cell>
              <table:table-cell office:value-type="float" office:value="0.2363400583">
                <text:p>0.2363400583</text:p>
                <draw:g>
                  <svg:desc>data.D2:data.D10</svg:desc>
                </draw:g>
              </table:table-cell>
              <table:table-cell office:value-type="float" office:value="-0.1397981315">
                <text:p>-0.1397981315</text:p>
                <draw:g>
                  <svg:desc>data.E2:data.E10</svg:desc>
                </draw:g>
              </table:table-cell>
              <table:table-cell office:value-type="float" office:value="NaN">
                <text:p>NaN</text:p>
                <draw:g>
                  <svg:desc>data.F2:data.F10</svg:desc>
                </draw:g>
              </table:table-cell>
              <table:table-cell office:value-type="float" office:value="0.5516847006">
                <text:p>0.5516847006</text:p>
                <draw:g>
                  <svg:desc>data.G2:data.G10</svg:desc>
                </draw:g>
              </table:table-cell>
              <table:table-cell office:value-type="float" office:value="NaN">
                <text:p>NaN</text:p>
                <draw:g>
                  <svg:desc>data.H2:data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1">
                <text:p>1.001</text:p>
              </table:table-cell>
              <table:table-cell office:value-type="float" office:value="0.3899252959">
                <text:p>0.3899252959</text:p>
              </table:table-cell>
              <table:table-cell office:value-type="float" office:value="0.2569875724">
                <text:p>0.2569875724</text:p>
              </table:table-cell>
              <table:table-cell office:value-type="float" office:value="-0.0700725952">
                <text:p>-0.0700725952</text:p>
              </table:table-cell>
              <table:table-cell office:value-type="float" office:value="NaN">
                <text:p>NaN</text:p>
              </table:table-cell>
              <table:table-cell office:value-type="float" office:value="0.4231597268">
                <text:p>0.4231597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1">
                <text:p>2.001</text:p>
              </table:table-cell>
              <table:table-cell office:value-type="float" office:value="0.424546721033333">
                <text:p>0.424546721033333</text:p>
              </table:table-cell>
              <table:table-cell office:value-type="float" office:value="0.264756844733333">
                <text:p>0.264756844733333</text:p>
              </table:table-cell>
              <table:table-cell office:value-type="float" office:value="-0.0099868673">
                <text:p>-0.0099868673</text:p>
              </table:table-cell>
              <table:table-cell office:value-type="float" office:value="NaN">
                <text:p>NaN</text:p>
              </table:table-cell>
              <table:table-cell office:value-type="float" office:value="0.320683301433333">
                <text:p>0.3206833014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602523028">
                <text:p>0.4602523028</text:p>
              </table:table-cell>
              <table:table-cell office:value-type="float" office:value="0.2824389267">
                <text:p>0.2824389267</text:p>
              </table:table-cell>
              <table:table-cell office:value-type="float" office:value="0.0460552663">
                <text:p>0.0460552663</text:p>
              </table:table-cell>
              <table:table-cell office:value-type="float" office:value="NaN">
                <text:p>NaN</text:p>
              </table:table-cell>
              <table:table-cell office:value-type="float" office:value="0.2112535042">
                <text:p>0.2112535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999001199">
                <text:p>0.4999001199</text:p>
              </table:table-cell>
              <table:table-cell office:value-type="float" office:value="0.2843587695">
                <text:p>0.2843587695</text:p>
              </table:table-cell>
              <table:table-cell office:value-type="float" office:value="0.0988813424">
                <text:p>0.0988813424</text:p>
              </table:table-cell>
              <table:table-cell office:value-type="float" office:value="NaN">
                <text:p>NaN</text:p>
              </table:table-cell>
              <table:table-cell office:value-type="float" office:value="0.1168597683">
                <text:p>0.1168597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43793069">
                <text:p>0.543793069</text:p>
              </table:table-cell>
              <table:table-cell office:value-type="float" office:value="0.2804354339">
                <text:p>0.2804354339</text:p>
              </table:table-cell>
              <table:table-cell office:value-type="float" office:value="0.1498052532">
                <text:p>0.1498052532</text:p>
              </table:table-cell>
              <table:table-cell office:value-type="float" office:value="NaN">
                <text:p>NaN</text:p>
              </table:table-cell>
              <table:table-cell office:value-type="float" office:value="0.0259662439">
                <text:p>0.0259662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93637455">
                <text:p>0.593637455</text:p>
              </table:table-cell>
              <table:table-cell office:value-type="float" office:value="0.2693077231">
                <text:p>0.2693077231</text:p>
              </table:table-cell>
              <table:table-cell office:value-type="float" office:value="0.1990796319">
                <text:p>0.1990796319</text:p>
              </table:table-cell>
              <table:table-cell office:value-type="float" office:value="NaN">
                <text:p>NaN</text:p>
              </table:table-cell>
              <table:table-cell office:value-type="float" office:value="-0.0620248099">
                <text:p>-0.0620248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501349865">
                <text:p>0.6501349865</text:p>
              </table:table-cell>
              <table:table-cell office:value-type="float" office:value="0.2478752125">
                <text:p>0.2478752125</text:p>
              </table:table-cell>
              <table:table-cell office:value-type="float" office:value="0.2499750025">
                <text:p>0.2499750025</text:p>
              </table:table-cell>
              <table:table-cell office:value-type="float" office:value="NaN">
                <text:p>NaN</text:p>
              </table:table-cell>
              <table:table-cell office:value-type="float" office:value="-0.1479852015">
                <text:p>-0.147985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171131547">
                <text:p>0.7171131547</text:p>
              </table:table-cell>
              <table:table-cell office:value-type="float" office:value="0.2149140344">
                <text:p>0.2149140344</text:p>
              </table:table-cell>
              <table:table-cell office:value-type="float" office:value="0.3038784486">
                <text:p>0.3038784486</text:p>
              </table:table-cell>
              <table:table-cell office:value-type="float" office:value="NaN">
                <text:p>NaN</text:p>
              </table:table-cell>
              <table:table-cell office:value-type="float" office:value="-0.2359056377">
                <text:p>-0.23590563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svg:stroke-color="#ffd320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svg:stroke-color="#7e0021"/>
    </style:style>
    <style:style style:name="ch15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svg:stroke-color="#83caf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61cm" svg:height="8.998cm" xlink:href=".." xlink:type="simple" chart:class="chart:scatter" chart:style-name="ch1">
        <chart:title svg:x="10.73cm" svg:y="0.315cm" chart:style-name="ch2">
          <text:p>22-28kbar</text:p>
        </chart:title>
        <chart:legend svg:x="12.06cm" svg:y="2.537cm" style:legend-expansion="custom" chartooo:width="2.933cm" chartooo:height="5.08cm" style:legend-expansion-aspect-ratio="0.577362204724409" chart:style-name="ch3"/>
        <chart:plot-area chart:style-name="ch4" table:cell-range-address="data.B24:data.H30 data.C1:data.H1" chart:data-source-has-labels="row" svg:x="0.921cm" svg:y="1.694cm" svg:width="10.731cm" svg:height="6.766cm">
          <chartooo:coordinate-region svg:x="1.754cm" svg:y="1.893cm" svg:width="9.711cm" svg:height="6.36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C24:data.C30" chart:label-cell-address="data.C1:data.C1" chart:class="chart:scatter">
            <chart:domain table:cell-range-address="data.B24:data.B30"/>
            <chart:data-point chart:repeated="7"/>
          </chart:series>
          <chart:series chart:style-name="ch8" chart:values-cell-range-address="data.D24:data.D30" chart:label-cell-address="data.D1:data.D1" chart:class="chart:scatter">
            <chart:regression-curve chart:style-name="ch9">
              <chart:equation svg:x="14.994cm" svg:y="3.528cm"/>
            </chart:regression-curve>
            <chart:data-point chart:repeated="7"/>
          </chart:series>
          <chart:series chart:style-name="ch10" chart:values-cell-range-address="data.E24:data.E30" chart:label-cell-address="data.E1:data.E1" chart:class="chart:scatter">
            <chart:regression-curve chart:style-name="ch11">
              <chart:equation svg:x="14.782cm" svg:y="4.575cm"/>
            </chart:regression-curve>
            <chart:data-point chart:repeated="7"/>
          </chart:series>
          <chart:series chart:style-name="ch12" chart:values-cell-range-address="data.F24:data.F30" chart:label-cell-address="data.F1:data.F1" chart:class="chart:scatter">
            <chart:data-point chart:repeated="7"/>
          </chart:series>
          <chart:series chart:style-name="ch13" chart:values-cell-range-address="data.G24:data.G30" chart:label-cell-address="data.G1:data.G1" chart:class="chart:scatter">
            <chart:regression-curve chart:style-name="ch14">
              <chart:equation svg:x="14.994cm" svg:y="6.013cm"/>
            </chart:regression-curve>
            <chart:data-point chart:repeated="7"/>
          </chart:series>
          <chart:series chart:style-name="ch15" chart:values-cell-range-address="data.H24:data.H30" chart:label-cell-address="data.H1:data.H1" chart:class="chart:scatter">
            <chart:regression-curve chart:style-name="ch16">
              <chart:equation svg:x="14.745cm" svg:y="6.97cm"/>
            </chart:regression-curve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</text:p>
                <draw:g>
                  <svg:desc>data.C1:data.C1</svg:desc>
                </draw:g>
              </table:table-cell>
              <table:table-cell office:value-type="string">
                <text:p>cpx</text:p>
                <draw:g>
                  <svg:desc>data.D1:data.D1</svg:desc>
                </draw:g>
              </table:table-cell>
              <table:table-cell office:value-type="string">
                <text:p>ol</text:p>
                <draw:g>
                  <svg:desc>data.E1:data.E1</svg:desc>
                </draw:g>
              </table:table-cell>
              <table:table-cell office:value-type="string">
                <text:p>sp</text:p>
                <draw:g>
                  <svg:desc>data.F1:data.F1</svg:desc>
                </draw:g>
              </table:table-cell>
              <table:table-cell office:value-type="string">
                <text:p>opx</text:p>
                <draw:g>
                  <svg:desc>data.G1:data.G1</svg:desc>
                </draw:g>
              </table:table-cell>
              <table:table-cell office:value-type="string">
                <text:p>g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data.B24:data.B30</svg:desc>
                </draw:g>
              </table:table-cell>
              <table:table-cell office:value-type="float" office:value="NaN">
                <text:p>NaN</text:p>
                <draw:g>
                  <svg:desc>data.C24:data.C30</svg:desc>
                </draw:g>
              </table:table-cell>
              <table:table-cell office:value-type="float" office:value="1.148896139">
                <text:p>1.148896139</text:p>
                <draw:g>
                  <svg:desc>data.D24:data.D30</svg:desc>
                </draw:g>
              </table:table-cell>
              <table:table-cell office:value-type="float" office:value="0.0840655711">
                <text:p>0.0840655711</text:p>
                <draw:g>
                  <svg:desc>data.E24:data.E30</svg:desc>
                </draw:g>
              </table:table-cell>
              <table:table-cell office:value-type="float" office:value="NaN">
                <text:p>NaN</text:p>
                <draw:g>
                  <svg:desc>data.F24:data.F30</svg:desc>
                </draw:g>
              </table:table-cell>
              <table:table-cell office:value-type="float" office:value="-0.8786853746">
                <text:p>-0.8786853746</text:p>
                <draw:g>
                  <svg:desc>data.G24:data.G30</svg:desc>
                </draw:g>
              </table:table-cell>
              <table:table-cell office:value-type="float" office:value="0.6457236645">
                <text:p>0.6457236645</text:p>
                <draw:g>
                  <svg:desc>data.H24:data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.1722344469">
                <text:p>1.1722344469</text:p>
              </table:table-cell>
              <table:table-cell office:value-type="float" office:value="0.0900180036">
                <text:p>0.0900180036</text:p>
              </table:table-cell>
              <table:table-cell office:value-type="float" office:value="NaN">
                <text:p>NaN</text:p>
              </table:table-cell>
              <table:table-cell office:value-type="float" office:value="-0.8901780356">
                <text:p>-0.8901780356</text:p>
              </table:table-cell>
              <table:table-cell office:value-type="float" office:value="0.6279255851">
                <text:p>0.6279255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.1916683357">
                <text:p>1.1916683357</text:p>
              </table:table-cell>
              <table:table-cell office:value-type="float" office:value="0.0981373923">
                <text:p>0.0981373923</text:p>
              </table:table-cell>
              <table:table-cell office:value-type="float" office:value="NaN">
                <text:p>NaN</text:p>
              </table:table-cell>
              <table:table-cell office:value-type="float" office:value="-0.9012617665">
                <text:p>-0.9012617665</text:p>
              </table:table-cell>
              <table:table-cell office:value-type="float" office:value="0.6114560385">
                <text:p>0.6114560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.2084168337">
                <text:p>1.2084168337</text:p>
              </table:table-cell>
              <table:table-cell office:value-type="float" office:value="0.1062124248">
                <text:p>0.1062124248</text:p>
              </table:table-cell>
              <table:table-cell office:value-type="float" office:value="NaN">
                <text:p>NaN</text:p>
              </table:table-cell>
              <table:table-cell office:value-type="float" office:value="-0.9098196393">
                <text:p>-0.9098196393</text:p>
              </table:table-cell>
              <table:table-cell office:value-type="float" office:value="0.5951903808">
                <text:p>0.5951903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.2182436487">
                <text:p>1.2182436487</text:p>
              </table:table-cell>
              <table:table-cell office:value-type="float" office:value="0.1140228046">
                <text:p>0.1140228046</text:p>
              </table:table-cell>
              <table:table-cell office:value-type="float" office:value="NaN">
                <text:p>NaN</text:p>
              </table:table-cell>
              <table:table-cell office:value-type="float" office:value="-0.9101820364">
                <text:p>-0.9101820364</text:p>
              </table:table-cell>
              <table:table-cell office:value-type="float" office:value="0.5779155831">
                <text:p>0.5779155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.224244849">
                <text:p>1.224244849</text:p>
              </table:table-cell>
              <table:table-cell office:value-type="float" office:value="0.1220244049">
                <text:p>0.1220244049</text:p>
              </table:table-cell>
              <table:table-cell office:value-type="float" office:value="NaN">
                <text:p>NaN</text:p>
              </table:table-cell>
              <table:table-cell office:value-type="float" office:value="-0.9081816363">
                <text:p>-0.9081816363</text:p>
              </table:table-cell>
              <table:table-cell office:value-type="float" office:value="0.5619123825">
                <text:p>0.5619123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.2299679487">
                <text:p>1.2299679487</text:p>
              </table:table-cell>
              <table:table-cell office:value-type="float" office:value="0.1282051282">
                <text:p>0.1282051282</text:p>
              </table:table-cell>
              <table:table-cell office:value-type="float" office:value="NaN">
                <text:p>NaN</text:p>
              </table:table-cell>
              <table:table-cell office:value-type="float" office:value="-0.9054487179">
                <text:p>-0.9054487179</text:p>
              </table:table-cell>
              <table:table-cell office:value-type="float" office:value="0.547275641">
                <text:p>0.5472756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svg:stroke-color="#ffd320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svg:stroke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997cm" svg:height="8.998cm" xlink:href=".." xlink:type="simple" chart:class="chart:scatter" chart:style-name="ch1">
        <chart:title svg:x="10.423cm" svg:y="0.315cm" chart:style-name="ch2">
          <text:p>42-60kbar</text:p>
        </chart:title>
        <chart:legend svg:x="11.705cm" svg:y="2.433cm" style:legend-expansion="custom" chartooo:width="2.933cm" chartooo:height="4.582cm" style:legend-expansion-aspect-ratio="0.640113487560017" chart:style-name="ch3"/>
        <chart:plot-area chart:style-name="ch4" table:cell-range-address="data.B44:data.H62 data.C1:data.H1" chart:data-source-has-labels="row" svg:x="0.909cm" svg:y="1.632cm" svg:width="10.549cm" svg:height="6.766cm">
          <chartooo:coordinate-region svg:x="1.636cm" svg:y="1.831cm" svg:width="9.636cm" svg:height="5.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C44:data.C62" chart:label-cell-address="data.C1:data.C1" chart:class="chart:scatter">
            <chart:domain table:cell-range-address="data.B44:data.B62"/>
            <chart:data-point chart:repeated="19"/>
          </chart:series>
          <chart:series chart:style-name="ch8" chart:values-cell-range-address="data.D44:data.D62" chart:label-cell-address="data.D1:data.D1" chart:class="chart:scatter">
            <chart:regression-curve chart:style-name="ch9">
              <chart:equation svg:x="14.639cm" svg:y="3.312cm"/>
            </chart:regression-curve>
            <chart:data-point chart:repeated="19"/>
          </chart:series>
          <chart:series chart:style-name="ch10" chart:values-cell-range-address="data.E44:data.E62" chart:label-cell-address="data.E1:data.E1" chart:class="chart:scatter">
            <chart:regression-curve chart:style-name="ch11">
              <chart:equation svg:x="14.232cm" svg:y="4.275cm"/>
            </chart:regression-curve>
            <chart:data-point chart:repeated="19"/>
          </chart:series>
          <chart:series chart:style-name="ch12" chart:values-cell-range-address="data.F44:data.F62" chart:label-cell-address="data.F1:data.F1" chart:class="chart:scatter">
            <chart:data-point chart:repeated="19"/>
          </chart:series>
          <chart:series chart:style-name="ch13" chart:values-cell-range-address="data.G44:data.G62" chart:label-cell-address="data.G1:data.G1" chart:class="chart:scatter">
            <chart:data-point chart:repeated="19"/>
          </chart:series>
          <chart:series chart:style-name="ch14" chart:values-cell-range-address="data.H44:data.H62" chart:label-cell-address="data.H1:data.H1" chart:class="chart:scatter">
            <chart:regression-curve chart:style-name="ch15">
              <chart:equation svg:x="14.488cm" svg:y="6.368cm"/>
            </chart:regression-curve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</text:p>
                <draw:g>
                  <svg:desc>data.C1:data.C1</svg:desc>
                </draw:g>
              </table:table-cell>
              <table:table-cell office:value-type="string">
                <text:p>cpx</text:p>
                <draw:g>
                  <svg:desc>data.D1:data.D1</svg:desc>
                </draw:g>
              </table:table-cell>
              <table:table-cell office:value-type="string">
                <text:p>ol</text:p>
                <draw:g>
                  <svg:desc>data.E1:data.E1</svg:desc>
                </draw:g>
              </table:table-cell>
              <table:table-cell office:value-type="string">
                <text:p>sp</text:p>
                <draw:g>
                  <svg:desc>data.F1:data.F1</svg:desc>
                </draw:g>
              </table:table-cell>
              <table:table-cell office:value-type="string">
                <text:p>opx</text:p>
                <draw:g>
                  <svg:desc>data.G1:data.G1</svg:desc>
                </draw:g>
              </table:table-cell>
              <table:table-cell office:value-type="string">
                <text:p>g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data.B44:data.B62</svg:desc>
                </draw:g>
              </table:table-cell>
              <table:table-cell office:value-type="float" office:value="NaN">
                <text:p>NaN</text:p>
                <draw:g>
                  <svg:desc>data.C44:data.C62</svg:desc>
                </draw:g>
              </table:table-cell>
              <table:table-cell office:value-type="float" office:value="0.4835164835">
                <text:p>0.4835164835</text:p>
                <draw:g>
                  <svg:desc>data.D44:data.D62</svg:desc>
                </draw:g>
              </table:table-cell>
              <table:table-cell office:value-type="float" office:value="0.2237762238">
                <text:p>0.2237762238</text:p>
                <draw:g>
                  <svg:desc>data.E44:data.E62</svg:desc>
                </draw:g>
              </table:table-cell>
              <table:table-cell office:value-type="float" office:value="NaN">
                <text:p>NaN</text:p>
                <draw:g>
                  <svg:desc>data.F44:data.F62</svg:desc>
                </draw:g>
              </table:table-cell>
              <table:table-cell office:value-type="float" office:value="NaN">
                <text:p>NaN</text:p>
                <draw:g>
                  <svg:desc>data.G44:data.G62</svg:desc>
                </draw:g>
              </table:table-cell>
              <table:table-cell office:value-type="float" office:value="0.2927072927">
                <text:p>0.2927072927</text:p>
                <draw:g>
                  <svg:desc>data.H44:data.H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4811547715">
                <text:p>0.4811547715</text:p>
              </table:table-cell>
              <table:table-cell office:value-type="float" office:value="0.230553328">
                <text:p>0.23055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2919006">
                <text:p>0.2882919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4783827062">
                <text:p>0.4783827062</text:p>
              </table:table-cell>
              <table:table-cell office:value-type="float" office:value="0.2361889512">
                <text:p>0.2361889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4283427">
                <text:p>0.2854283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4753345317">
                <text:p>0.4753345317</text:p>
              </table:table-cell>
              <table:table-cell office:value-type="float" office:value="0.2436588776">
                <text:p>0.2436588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0065908">
                <text:p>0.2810065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4718112755">
                <text:p>0.4718112755</text:p>
              </table:table-cell>
              <table:table-cell office:value-type="float" office:value="0.24990004">
                <text:p>0.2499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2886845">
                <text:p>0.2782886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4679064187">
                <text:p>0.4679064187</text:p>
              </table:table-cell>
              <table:table-cell office:value-type="float" office:value="0.2559488102">
                <text:p>0.255948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144771">
                <text:p>0.276144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4657205677">
                <text:p>0.4657205677</text:p>
              </table:table-cell>
              <table:table-cell office:value-type="float" office:value="0.2618428943">
                <text:p>0.261842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4365381">
                <text:p>0.2724365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4621848739">
                <text:p>0.4621848739</text:p>
              </table:table-cell>
              <table:table-cell office:value-type="float" office:value="0.2681072429">
                <text:p>0.268107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7078832">
                <text:p>0.2697078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4583666934">
                <text:p>0.4583666934</text:p>
              </table:table-cell>
              <table:table-cell office:value-type="float" office:value="0.2742193755">
                <text:p>0.2742193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74139311">
                <text:p>0.2674139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.454">
                <text:p>0.454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452">
                <text:p>0.452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448">
                <text:p>0.448</text:p>
              </table:table-cell>
              <table:table-cell office:value-type="float" office:value="0.292">
                <text:p>0.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444">
                <text:p>0.444</text:p>
              </table:table-cell>
              <table:table-cell office:value-type="float" office:value="0.298">
                <text:p>0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0.304">
                <text:p>0.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438">
                <text:p>0.438</text:p>
              </table:table-cell>
              <table:table-cell office:value-type="float" office:value="0.308">
                <text:p>0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0.432">
                <text:p>0.432</text:p>
              </table:table-cell>
              <table:table-cell office:value-type="float" office:value="0.314">
                <text:p>0.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0.4291417166">
                <text:p>0.4291417166</text:p>
              </table:table-cell>
              <table:table-cell office:value-type="float" office:value="0.3193612774">
                <text:p>0.319361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497006">
                <text:p>0.251497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0.426">
                <text:p>0.426</text:p>
              </table:table-cell>
              <table:table-cell office:value-type="float" office:value="0.324">
                <text:p>0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424">
                <text:p>0.424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">
                <text:p>0.24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svg:stroke-color="#ffd320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svg:stroke-color="#7e0021"/>
    </style:style>
    <style:style style:name="ch15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svg:stroke-color="#83caf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cm" svg:height="8.998cm" xlink:href=".." xlink:type="simple" chart:class="chart:scatter" chart:style-name="ch1">
        <chart:title svg:x="6.915cm" svg:y="0.315cm" chart:style-name="ch2">
          <text:p>29-41kbar</text:p>
        </chart:title>
        <chart:legend chart:legend-position="end" svg:x="12.837cm" svg:y="1.959cm" style:legend-expansion="high" chart:style-name="ch3"/>
        <chart:plot-area chart:style-name="ch4" table:cell-range-address="data.B31:data.H43 data.C1:data.H1" chart:data-source-has-labels="row" svg:x="0.769cm" svg:y="1.631cm" svg:width="11.43cm" svg:height="6.768cm">
          <chartooo:coordinate-region svg:x="1.602cm" svg:y="1.83cm" svg:width="10.41cm" svg:height="6.3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C31:data.C43" chart:label-cell-address="data.C1:data.C1" chart:class="chart:scatter">
            <chart:domain table:cell-range-address="data.B31:data.B43"/>
            <chart:data-point chart:repeated="13"/>
          </chart:series>
          <chart:series chart:style-name="ch8" chart:values-cell-range-address="data.D31:data.D43" chart:label-cell-address="data.D1:data.D1" chart:class="chart:scatter">
            <chart:regression-curve chart:style-name="ch9">
              <chart:equation/>
            </chart:regression-curve>
            <chart:data-point chart:repeated="13"/>
          </chart:series>
          <chart:series chart:style-name="ch10" chart:values-cell-range-address="data.E31:data.E43" chart:label-cell-address="data.E1:data.E1" chart:class="chart:scatter">
            <chart:regression-curve chart:style-name="ch11">
              <chart:equation/>
            </chart:regression-curve>
            <chart:data-point chart:repeated="13"/>
          </chart:series>
          <chart:series chart:style-name="ch12" chart:values-cell-range-address="data.F31:data.F43" chart:label-cell-address="data.F1:data.F1" chart:class="chart:scatter">
            <chart:data-point chart:repeated="13"/>
          </chart:series>
          <chart:series chart:style-name="ch13" chart:values-cell-range-address="data.G31:data.G43" chart:label-cell-address="data.G1:data.G1" chart:class="chart:scatter">
            <chart:regression-curve chart:style-name="ch14">
              <chart:equation/>
            </chart:regression-curve>
            <chart:data-point chart:repeated="13"/>
          </chart:series>
          <chart:series chart:style-name="ch15" chart:values-cell-range-address="data.H31:data.H43" chart:label-cell-address="data.H1:data.H1" chart:class="chart:scatter">
            <chart:regression-curve chart:style-name="ch16">
              <chart:equation/>
            </chart:regression-curve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</text:p>
                <draw:g>
                  <svg:desc>data.C1:data.C1</svg:desc>
                </draw:g>
              </table:table-cell>
              <table:table-cell office:value-type="string">
                <text:p>cpx</text:p>
                <draw:g>
                  <svg:desc>data.D1:data.D1</svg:desc>
                </draw:g>
              </table:table-cell>
              <table:table-cell office:value-type="string">
                <text:p>ol</text:p>
                <draw:g>
                  <svg:desc>data.E1:data.E1</svg:desc>
                </draw:g>
              </table:table-cell>
              <table:table-cell office:value-type="string">
                <text:p>sp</text:p>
                <draw:g>
                  <svg:desc>data.F1:data.F1</svg:desc>
                </draw:g>
              </table:table-cell>
              <table:table-cell office:value-type="string">
                <text:p>opx</text:p>
                <draw:g>
                  <svg:desc>data.G1:data.G1</svg:desc>
                </draw:g>
              </table:table-cell>
              <table:table-cell office:value-type="string">
                <text:p>g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data.B31:data.B43</svg:desc>
                </draw:g>
              </table:table-cell>
              <table:table-cell office:value-type="float" office:value="NaN">
                <text:p>NaN</text:p>
                <draw:g>
                  <svg:desc>data.C31:data.C43</svg:desc>
                </draw:g>
              </table:table-cell>
              <table:table-cell office:value-type="float" office:value="1.2252648411">
                <text:p>1.2252648411</text:p>
                <draw:g>
                  <svg:desc>data.D31:data.D43</svg:desc>
                </draw:g>
              </table:table-cell>
              <table:table-cell office:value-type="float" office:value="0.1359184489">
                <text:p>0.1359184489</text:p>
                <draw:g>
                  <svg:desc>data.E31:data.E43</svg:desc>
                </draw:g>
              </table:table-cell>
              <table:table-cell office:value-type="float" office:value="NaN">
                <text:p>NaN</text:p>
                <draw:g>
                  <svg:desc>data.F31:data.F43</svg:desc>
                </draw:g>
              </table:table-cell>
              <table:table-cell office:value-type="float" office:value="-0.8922646412">
                <text:p>-0.8922646412</text:p>
                <draw:g>
                  <svg:desc>data.G31:data.G43</svg:desc>
                </draw:g>
              </table:table-cell>
              <table:table-cell office:value-type="float" office:value="0.5310813512">
                <text:p>0.5310813512</text:p>
                <draw:g>
                  <svg:desc>data.H31:data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.2182436487">
                <text:p>1.2182436487</text:p>
              </table:table-cell>
              <table:table-cell office:value-type="float" office:value="0.1440288058">
                <text:p>0.1440288058</text:p>
              </table:table-cell>
              <table:table-cell office:value-type="float" office:value="NaN">
                <text:p>NaN</text:p>
              </table:table-cell>
              <table:table-cell office:value-type="float" office:value="-0.8791758352">
                <text:p>-0.8791758352</text:p>
              </table:table-cell>
              <table:table-cell office:value-type="float" office:value="0.5169033807">
                <text:p>0.5169033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.2082416483">
                <text:p>1.2082416483</text:p>
              </table:table-cell>
              <table:table-cell office:value-type="float" office:value="0.150030006">
                <text:p>0.150030006</text:p>
              </table:table-cell>
              <table:table-cell office:value-type="float" office:value="NaN">
                <text:p>NaN</text:p>
              </table:table-cell>
              <table:table-cell office:value-type="float" office:value="-0.8605721144">
                <text:p>-0.8605721144</text:p>
              </table:table-cell>
              <table:table-cell office:value-type="float" office:value="0.5023004601">
                <text:p>0.5023004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.1914297157">
                <text:p>1.1914297157</text:p>
              </table:table-cell>
              <table:table-cell office:value-type="float" office:value="0.1581898278">
                <text:p>0.1581898278</text:p>
              </table:table-cell>
              <table:table-cell office:value-type="float" office:value="NaN">
                <text:p>NaN</text:p>
              </table:table-cell>
              <table:table-cell office:value-type="float" office:value="-0.8384060873">
                <text:p>-0.8384060873</text:p>
              </table:table-cell>
              <table:table-cell office:value-type="float" office:value="0.4887865439">
                <text:p>0.4887865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.1736431003">
                <text:p>1.1736431003</text:p>
              </table:table-cell>
              <table:table-cell office:value-type="float" office:value="0.1642299219">
                <text:p>0.1642299219</text:p>
              </table:table-cell>
              <table:table-cell office:value-type="float" office:value="NaN">
                <text:p>NaN</text:p>
              </table:table-cell>
              <table:table-cell office:value-type="float" office:value="-0.812737833">
                <text:p>-0.812737833</text:p>
              </table:table-cell>
              <table:table-cell office:value-type="float" office:value="0.4748648107">
                <text:p>0.4748648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.1524609844">
                <text:p>1.1524609844</text:p>
              </table:table-cell>
              <table:table-cell office:value-type="float" office:value="0.1720688275">
                <text:p>0.1720688275</text:p>
              </table:table-cell>
              <table:table-cell office:value-type="float" office:value="NaN">
                <text:p>NaN</text:p>
              </table:table-cell>
              <table:table-cell office:value-type="float" office:value="-0.7855142057">
                <text:p>-0.7855142057</text:p>
              </table:table-cell>
              <table:table-cell office:value-type="float" office:value="0.4609843938">
                <text:p>0.4609843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.130678407">
                <text:p>1.130678407</text:p>
              </table:table-cell>
              <table:table-cell office:value-type="float" office:value="0.1781068641">
                <text:p>0.1781068641</text:p>
              </table:table-cell>
              <table:table-cell office:value-type="float" office:value="NaN">
                <text:p>NaN</text:p>
              </table:table-cell>
              <table:table-cell office:value-type="float" office:value="-0.7568541125">
                <text:p>-0.7568541125</text:p>
              </table:table-cell>
              <table:table-cell office:value-type="float" office:value="0.4480688413">
                <text:p>0.4480688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.1051159073">
                <text:p>1.1051159073</text:p>
              </table:table-cell>
              <table:table-cell office:value-type="float" office:value="0.1858513189">
                <text:p>0.1858513189</text:p>
              </table:table-cell>
              <table:table-cell office:value-type="float" office:value="NaN">
                <text:p>NaN</text:p>
              </table:table-cell>
              <table:table-cell office:value-type="float" office:value="-0.7258193445">
                <text:p>-0.7258193445</text:p>
              </table:table-cell>
              <table:table-cell office:value-type="float" office:value="0.4348521183">
                <text:p>0.4348521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.0808646918">
                <text:p>1.0808646918</text:p>
              </table:table-cell>
              <table:table-cell office:value-type="float" office:value="0.192153723">
                <text:p>0.192153723</text:p>
              </table:table-cell>
              <table:table-cell office:value-type="float" office:value="NaN">
                <text:p>NaN</text:p>
              </table:table-cell>
              <table:table-cell office:value-type="float" office:value="-0.6963570857">
                <text:p>-0.6963570857</text:p>
              </table:table-cell>
              <table:table-cell office:value-type="float" office:value="0.4233386709">
                <text:p>0.4233386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.0535785686">
                <text:p>1.0535785686</text:p>
              </table:table-cell>
              <table:table-cell office:value-type="float" office:value="0.199920032">
                <text:p>0.199920032</text:p>
              </table:table-cell>
              <table:table-cell office:value-type="float" office:value="NaN">
                <text:p>NaN</text:p>
              </table:table-cell>
              <table:table-cell office:value-type="float" office:value="-0.6649340264">
                <text:p>-0.6649340264</text:p>
              </table:table-cell>
              <table:table-cell office:value-type="float" office:value="0.4114354258">
                <text:p>0.41143542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.0286171703">
                <text:p>1.0286171703</text:p>
              </table:table-cell>
              <table:table-cell office:value-type="float" office:value="0.2061236742">
                <text:p>0.2061236742</text:p>
              </table:table-cell>
              <table:table-cell office:value-type="float" office:value="NaN">
                <text:p>NaN</text:p>
              </table:table-cell>
              <table:table-cell office:value-type="float" office:value="-0.6351811087">
                <text:p>-0.6351811087</text:p>
              </table:table-cell>
              <table:table-cell office:value-type="float" office:value="0.4004402642">
                <text:p>0.4004402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.003197442">
                <text:p>1.003197442</text:p>
              </table:table-cell>
              <table:table-cell office:value-type="float" office:value="0.2118305356">
                <text:p>0.2118305356</text:p>
              </table:table-cell>
              <table:table-cell office:value-type="float" office:value="NaN">
                <text:p>NaN</text:p>
              </table:table-cell>
              <table:table-cell office:value-type="float" office:value="-0.604716227">
                <text:p>-0.604716227</text:p>
              </table:table-cell>
              <table:table-cell office:value-type="float" office:value="0.3896882494">
                <text:p>0.3896882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.9780782463">
                <text:p>0.9780782463</text:p>
              </table:table-cell>
              <table:table-cell office:value-type="float" office:value="0.2180174414">
                <text:p>0.2180174414</text:p>
              </table:table-cell>
              <table:table-cell office:value-type="float" office:value="NaN">
                <text:p>NaN</text:p>
              </table:table-cell>
              <table:table-cell office:value-type="float" office:value="-0.5763261061">
                <text:p>-0.5763261061</text:p>
              </table:table-cell>
              <table:table-cell office:value-type="float" office:value="0.3802304184">
                <text:p>0.380230418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svg:stroke-color="#ffd320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svg:stroke-color="#7e0021"/>
    </style:style>
    <style:style style:name="ch15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svg:stroke-color="#83caf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062cm" svg:height="8.998cm" xlink:href=".." xlink:type="simple" chart:class="chart:scatter" chart:style-name="ch1">
        <chart:title svg:x="10.456cm" svg:y="0.315cm" chart:style-name="ch2">
          <text:p>29-41kbar</text:p>
        </chart:title>
        <chart:legend svg:x="11.705cm" svg:y="2.57cm" style:legend-expansion="custom" chartooo:width="2.933cm" chartooo:height="5.08cm" style:legend-expansion-aspect-ratio="0.577362204724409" chart:style-name="ch3"/>
        <chart:plot-area chart:style-name="ch4" table:cell-range-address="data.B31:data.H43 data.C1:data.H1" chart:data-source-has-labels="row" svg:x="0.91cm" svg:y="1.629cm" svg:width="10.646cm" svg:height="6.767cm">
          <chartooo:coordinate-region svg:x="1.743cm" svg:y="1.829cm" svg:width="9.626cm" svg:height="6.36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C31:data.C43" chart:label-cell-address="data.C1:data.C1" chart:class="chart:scatter">
            <chart:domain table:cell-range-address="data.B31:data.B43"/>
            <chart:data-point chart:repeated="13"/>
          </chart:series>
          <chart:series chart:style-name="ch8" chart:values-cell-range-address="data.D31:data.D43" chart:label-cell-address="data.D1:data.D1" chart:class="chart:scatter">
            <chart:regression-curve chart:style-name="ch9">
              <chart:equation svg:x="14.639cm" svg:y="3.57cm"/>
            </chart:regression-curve>
            <chart:data-point chart:repeated="13"/>
          </chart:series>
          <chart:series chart:style-name="ch10" chart:values-cell-range-address="data.E31:data.E43" chart:label-cell-address="data.E1:data.E1" chart:class="chart:scatter">
            <chart:regression-curve chart:style-name="ch11">
              <chart:equation svg:x="14.37cm" svg:y="4.591cm"/>
            </chart:regression-curve>
            <chart:data-point chart:repeated="13"/>
          </chart:series>
          <chart:series chart:style-name="ch12" chart:values-cell-range-address="data.F31:data.F43" chart:label-cell-address="data.F1:data.F1" chart:class="chart:scatter">
            <chart:data-point chart:repeated="13"/>
          </chart:series>
          <chart:series chart:style-name="ch13" chart:values-cell-range-address="data.G31:data.G43" chart:label-cell-address="data.G1:data.G1" chart:class="chart:scatter">
            <chart:regression-curve chart:style-name="ch14">
              <chart:equation svg:x="14.639cm" svg:y="6.039cm"/>
            </chart:regression-curve>
            <chart:data-point chart:repeated="13"/>
          </chart:series>
          <chart:series chart:style-name="ch15" chart:values-cell-range-address="data.H31:data.H43" chart:label-cell-address="data.H1:data.H1" chart:class="chart:scatter">
            <chart:regression-curve chart:style-name="ch16">
              <chart:equation svg:x="14.37cm" svg:y="7.003cm"/>
            </chart:regression-curve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</text:p>
                <draw:g>
                  <svg:desc>data.C1:data.C1</svg:desc>
                </draw:g>
              </table:table-cell>
              <table:table-cell office:value-type="string">
                <text:p>cpx</text:p>
                <draw:g>
                  <svg:desc>data.D1:data.D1</svg:desc>
                </draw:g>
              </table:table-cell>
              <table:table-cell office:value-type="string">
                <text:p>ol</text:p>
                <draw:g>
                  <svg:desc>data.E1:data.E1</svg:desc>
                </draw:g>
              </table:table-cell>
              <table:table-cell office:value-type="string">
                <text:p>sp</text:p>
                <draw:g>
                  <svg:desc>data.F1:data.F1</svg:desc>
                </draw:g>
              </table:table-cell>
              <table:table-cell office:value-type="string">
                <text:p>opx</text:p>
                <draw:g>
                  <svg:desc>data.G1:data.G1</svg:desc>
                </draw:g>
              </table:table-cell>
              <table:table-cell office:value-type="string">
                <text:p>g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data.B31:data.B43</svg:desc>
                </draw:g>
              </table:table-cell>
              <table:table-cell office:value-type="float" office:value="NaN">
                <text:p>NaN</text:p>
                <draw:g>
                  <svg:desc>data.C31:data.C43</svg:desc>
                </draw:g>
              </table:table-cell>
              <table:table-cell office:value-type="float" office:value="1.2252648411">
                <text:p>1.2252648411</text:p>
                <draw:g>
                  <svg:desc>data.D31:data.D43</svg:desc>
                </draw:g>
              </table:table-cell>
              <table:table-cell office:value-type="float" office:value="0.1359184489">
                <text:p>0.1359184489</text:p>
                <draw:g>
                  <svg:desc>data.E31:data.E43</svg:desc>
                </draw:g>
              </table:table-cell>
              <table:table-cell office:value-type="float" office:value="NaN">
                <text:p>NaN</text:p>
                <draw:g>
                  <svg:desc>data.F31:data.F43</svg:desc>
                </draw:g>
              </table:table-cell>
              <table:table-cell office:value-type="float" office:value="-0.8922646412">
                <text:p>-0.8922646412</text:p>
                <draw:g>
                  <svg:desc>data.G31:data.G43</svg:desc>
                </draw:g>
              </table:table-cell>
              <table:table-cell office:value-type="float" office:value="0.5310813512">
                <text:p>0.5310813512</text:p>
                <draw:g>
                  <svg:desc>data.H31:data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.2182436487">
                <text:p>1.2182436487</text:p>
              </table:table-cell>
              <table:table-cell office:value-type="float" office:value="0.1440288058">
                <text:p>0.1440288058</text:p>
              </table:table-cell>
              <table:table-cell office:value-type="float" office:value="NaN">
                <text:p>NaN</text:p>
              </table:table-cell>
              <table:table-cell office:value-type="float" office:value="-0.8791758352">
                <text:p>-0.8791758352</text:p>
              </table:table-cell>
              <table:table-cell office:value-type="float" office:value="0.5169033807">
                <text:p>0.5169033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.2082416483">
                <text:p>1.2082416483</text:p>
              </table:table-cell>
              <table:table-cell office:value-type="float" office:value="0.150030006">
                <text:p>0.150030006</text:p>
              </table:table-cell>
              <table:table-cell office:value-type="float" office:value="NaN">
                <text:p>NaN</text:p>
              </table:table-cell>
              <table:table-cell office:value-type="float" office:value="-0.8605721144">
                <text:p>-0.8605721144</text:p>
              </table:table-cell>
              <table:table-cell office:value-type="float" office:value="0.5023004601">
                <text:p>0.5023004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.1914297157">
                <text:p>1.1914297157</text:p>
              </table:table-cell>
              <table:table-cell office:value-type="float" office:value="0.1581898278">
                <text:p>0.1581898278</text:p>
              </table:table-cell>
              <table:table-cell office:value-type="float" office:value="NaN">
                <text:p>NaN</text:p>
              </table:table-cell>
              <table:table-cell office:value-type="float" office:value="-0.8384060873">
                <text:p>-0.8384060873</text:p>
              </table:table-cell>
              <table:table-cell office:value-type="float" office:value="0.4887865439">
                <text:p>0.4887865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.1736431003">
                <text:p>1.1736431003</text:p>
              </table:table-cell>
              <table:table-cell office:value-type="float" office:value="0.1642299219">
                <text:p>0.1642299219</text:p>
              </table:table-cell>
              <table:table-cell office:value-type="float" office:value="NaN">
                <text:p>NaN</text:p>
              </table:table-cell>
              <table:table-cell office:value-type="float" office:value="-0.812737833">
                <text:p>-0.812737833</text:p>
              </table:table-cell>
              <table:table-cell office:value-type="float" office:value="0.4748648107">
                <text:p>0.4748648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.1524609844">
                <text:p>1.1524609844</text:p>
              </table:table-cell>
              <table:table-cell office:value-type="float" office:value="0.1720688275">
                <text:p>0.1720688275</text:p>
              </table:table-cell>
              <table:table-cell office:value-type="float" office:value="NaN">
                <text:p>NaN</text:p>
              </table:table-cell>
              <table:table-cell office:value-type="float" office:value="-0.7855142057">
                <text:p>-0.7855142057</text:p>
              </table:table-cell>
              <table:table-cell office:value-type="float" office:value="0.4609843938">
                <text:p>0.4609843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.130678407">
                <text:p>1.130678407</text:p>
              </table:table-cell>
              <table:table-cell office:value-type="float" office:value="0.1781068641">
                <text:p>0.1781068641</text:p>
              </table:table-cell>
              <table:table-cell office:value-type="float" office:value="NaN">
                <text:p>NaN</text:p>
              </table:table-cell>
              <table:table-cell office:value-type="float" office:value="-0.7568541125">
                <text:p>-0.7568541125</text:p>
              </table:table-cell>
              <table:table-cell office:value-type="float" office:value="0.4480688413">
                <text:p>0.4480688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.1051159073">
                <text:p>1.1051159073</text:p>
              </table:table-cell>
              <table:table-cell office:value-type="float" office:value="0.1858513189">
                <text:p>0.1858513189</text:p>
              </table:table-cell>
              <table:table-cell office:value-type="float" office:value="NaN">
                <text:p>NaN</text:p>
              </table:table-cell>
              <table:table-cell office:value-type="float" office:value="-0.7258193445">
                <text:p>-0.7258193445</text:p>
              </table:table-cell>
              <table:table-cell office:value-type="float" office:value="0.4348521183">
                <text:p>0.4348521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.0808646918">
                <text:p>1.0808646918</text:p>
              </table:table-cell>
              <table:table-cell office:value-type="float" office:value="0.192153723">
                <text:p>0.192153723</text:p>
              </table:table-cell>
              <table:table-cell office:value-type="float" office:value="NaN">
                <text:p>NaN</text:p>
              </table:table-cell>
              <table:table-cell office:value-type="float" office:value="-0.6963570857">
                <text:p>-0.6963570857</text:p>
              </table:table-cell>
              <table:table-cell office:value-type="float" office:value="0.4233386709">
                <text:p>0.4233386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.0535785686">
                <text:p>1.0535785686</text:p>
              </table:table-cell>
              <table:table-cell office:value-type="float" office:value="0.199920032">
                <text:p>0.199920032</text:p>
              </table:table-cell>
              <table:table-cell office:value-type="float" office:value="NaN">
                <text:p>NaN</text:p>
              </table:table-cell>
              <table:table-cell office:value-type="float" office:value="-0.6649340264">
                <text:p>-0.6649340264</text:p>
              </table:table-cell>
              <table:table-cell office:value-type="float" office:value="0.4114354258">
                <text:p>0.41143542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.0286171703">
                <text:p>1.0286171703</text:p>
              </table:table-cell>
              <table:table-cell office:value-type="float" office:value="0.2061236742">
                <text:p>0.2061236742</text:p>
              </table:table-cell>
              <table:table-cell office:value-type="float" office:value="NaN">
                <text:p>NaN</text:p>
              </table:table-cell>
              <table:table-cell office:value-type="float" office:value="-0.6351811087">
                <text:p>-0.6351811087</text:p>
              </table:table-cell>
              <table:table-cell office:value-type="float" office:value="0.4004402642">
                <text:p>0.4004402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.003197442">
                <text:p>1.003197442</text:p>
              </table:table-cell>
              <table:table-cell office:value-type="float" office:value="0.2118305356">
                <text:p>0.2118305356</text:p>
              </table:table-cell>
              <table:table-cell office:value-type="float" office:value="NaN">
                <text:p>NaN</text:p>
              </table:table-cell>
              <table:table-cell office:value-type="float" office:value="-0.604716227">
                <text:p>-0.604716227</text:p>
              </table:table-cell>
              <table:table-cell office:value-type="float" office:value="0.3896882494">
                <text:p>0.3896882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.9780782463">
                <text:p>0.9780782463</text:p>
              </table:table-cell>
              <table:table-cell office:value-type="float" office:value="0.2180174414">
                <text:p>0.2180174414</text:p>
              </table:table-cell>
              <table:table-cell office:value-type="float" office:value="NaN">
                <text:p>NaN</text:p>
              </table:table-cell>
              <table:table-cell office:value-type="float" office:value="-0.5763261061">
                <text:p>-0.5763261061</text:p>
              </table:table-cell>
              <table:table-cell office:value-type="float" office:value="0.3802304184">
                <text:p>0.38023041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008cm" svg:height="18.432cm" xlink:href=".." xlink:type="simple" chart:class="chart:scatter" chart:style-name="ch1">
        <chart:legend chart:legend-position="end" svg:x="24.923cm" svg:y="7.672cm" style:legend-expansion="high" chart:style-name="ch2"/>
        <chart:plot-area chart:style-name="ch3" table:cell-range-address="data.J2:data.P62 data.K1:data.P1" chart:data-source-has-labels="row" svg:x="0.99cm" svg:y="1.607cm" svg:width="22.853cm" svg:height="16.037cm">
          <chartooo:coordinate-region svg:x="1.823cm" svg:y="1.807cm" svg:width="21.833cm" svg:height="15.6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K2:data.K62" chart:label-cell-address="data.K1:data.K1" chart:class="chart:scatter">
            <chart:domain table:cell-range-address="data.J2:data.J62"/>
            <chart:data-point chart:repeated="61"/>
          </chart:series>
          <chart:series chart:style-name="ch7" chart:values-cell-range-address="data.L2:data.L62" chart:label-cell-address="data.L1:data.L1" chart:class="chart:scatter">
            <chart:data-point chart:repeated="61"/>
          </chart:series>
          <chart:series chart:style-name="ch8" chart:values-cell-range-address="data.M2:data.M62" chart:label-cell-address="data.M1:data.M1" chart:class="chart:scatter">
            <chart:data-point chart:repeated="61"/>
          </chart:series>
          <chart:series chart:style-name="ch9" chart:values-cell-range-address="data.N2:data.N62" chart:label-cell-address="data.N1:data.N1" chart:class="chart:scatter">
            <chart:data-point chart:repeated="61"/>
          </chart:series>
          <chart:series chart:style-name="ch10" chart:values-cell-range-address="data.O2:data.O62" chart:label-cell-address="data.O1:data.O1" chart:class="chart:scatter">
            <chart:data-point chart:repeated="61"/>
          </chart:series>
          <chart:series chart:style-name="ch11" chart:values-cell-range-address="data.P2:data.P62" chart:label-cell-address="data.P1:data.P1" chart:class="chart:scatter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l2</text:p>
                <draw:g>
                  <svg:desc>data.K1:data.K1</svg:desc>
                </draw:g>
              </table:table-cell>
              <table:table-cell office:value-type="string">
                <text:p>cpx2</text:p>
                <draw:g>
                  <svg:desc>data.L1:data.L1</svg:desc>
                </draw:g>
              </table:table-cell>
              <table:table-cell office:value-type="string">
                <text:p>ol2</text:p>
                <draw:g>
                  <svg:desc>data.M1:data.M1</svg:desc>
                </draw:g>
              </table:table-cell>
              <table:table-cell office:value-type="string">
                <text:p>sp2</text:p>
                <draw:g>
                  <svg:desc>data.N1:data.N1</svg:desc>
                </draw:g>
              </table:table-cell>
              <table:table-cell office:value-type="string">
                <text:p>opx2</text:p>
                <draw:g>
                  <svg:desc>data.O1:data.O1</svg:desc>
                </draw:g>
              </table:table-cell>
              <table:table-cell office:value-type="string">
                <text:p>g2</text:p>
                <draw:g>
                  <svg:desc>data.P1:data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data.J2:data.J62</svg:desc>
                </draw:g>
              </table:table-cell>
              <table:table-cell office:value-type="float" office:value="0.3369444">
                <text:p>0.3369444</text:p>
                <draw:g>
                  <svg:desc>data.K2:data.K62</svg:desc>
                </draw:g>
              </table:table-cell>
              <table:table-cell office:value-type="float" office:value="0.2667982">
                <text:p>0.2667982</text:p>
                <draw:g>
                  <svg:desc>data.L2:data.L62</svg:desc>
                </draw:g>
              </table:table-cell>
              <table:table-cell office:value-type="float" office:value="-0.1251457">
                <text:p>-0.1251457</text:p>
                <draw:g>
                  <svg:desc>data.M2:data.M62</svg:desc>
                </draw:g>
              </table:table-cell>
              <table:table-cell office:value-type="float" office:value="0">
                <text:p>0</text:p>
                <draw:g>
                  <svg:desc>data.N2:data.N62</svg:desc>
                </draw:g>
              </table:table-cell>
              <table:table-cell office:value-type="float" office:value="0.5214031">
                <text:p>0.5214031</text:p>
                <draw:g>
                  <svg:desc>data.O2:data.O62</svg:desc>
                </draw:g>
              </table:table-cell>
              <table:table-cell office:value-type="float" office:value="0">
                <text:p>0</text:p>
                <draw:g>
                  <svg:desc>data.P2:data.P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1">
                <text:p>1.001</text:p>
              </table:table-cell>
              <table:table-cell office:value-type="float" office:value="0.3813444">
                <text:p>0.3813444</text:p>
              </table:table-cell>
              <table:table-cell office:value-type="float" office:value="0.2649982">
                <text:p>0.2649982</text:p>
              </table:table-cell>
              <table:table-cell office:value-type="float" office:value="-0.0708457">
                <text:p>-0.0708457</text:p>
              </table:table-cell>
              <table:table-cell office:value-type="float" office:value="0">
                <text:p>0</text:p>
              </table:table-cell>
              <table:table-cell office:value-type="float" office:value="0.4245031">
                <text:p>0.4245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1">
                <text:p>2.001</text:p>
              </table:table-cell>
              <table:table-cell office:value-type="float" office:value="0.4257444">
                <text:p>0.4257444</text:p>
              </table:table-cell>
              <table:table-cell office:value-type="float" office:value="0.2631982">
                <text:p>0.2631982</text:p>
              </table:table-cell>
              <table:table-cell office:value-type="float" office:value="-0.0165457">
                <text:p>-0.0165457</text:p>
              </table:table-cell>
              <table:table-cell office:value-type="float" office:value="0">
                <text:p>0</text:p>
              </table:table-cell>
              <table:table-cell office:value-type="float" office:value="0.3276031">
                <text:p>0.3276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01">
                <text:p>0.4701</text:p>
              </table:table-cell>
              <table:table-cell office:value-type="float" office:value="0.2614">
                <text:p>0.2614</text:p>
              </table:table-cell>
              <table:table-cell office:value-type="float" office:value="0.0377">
                <text:p>0.0377</text:p>
              </table:table-cell>
              <table:table-cell office:value-type="float" office:value="0">
                <text:p>0</text:p>
              </table:table-cell>
              <table:table-cell office:value-type="float" office:value="0.2308">
                <text:p>0.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145">
                <text:p>0.5145</text:p>
              </table:table-cell>
              <table:table-cell office:value-type="float" office:value="0.2596">
                <text:p>0.2596</text:p>
              </table:table-cell>
              <table:table-cell office:value-type="float" office:value="0.092">
                <text:p>0.092</text:p>
              </table:table-cell>
              <table:table-cell office:value-type="float" office:value="0">
                <text:p>0</text:p>
              </table:table-cell>
              <table:table-cell office:value-type="float" office:value="0.1339">
                <text:p>0.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589">
                <text:p>0.5589</text:p>
              </table:table-cell>
              <table:table-cell office:value-type="float" office:value="0.2578">
                <text:p>0.2578</text:p>
              </table:table-cell>
              <table:table-cell office:value-type="float" office:value="0.1463">
                <text:p>0.1463</text:p>
              </table:table-cell>
              <table:table-cell office:value-type="float" office:value="0">
                <text:p>0</text:p>
              </table:table-cell>
              <table:table-cell office:value-type="float" office:value="0.0370000000000001">
                <text:p>0.037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033">
                <text:p>0.6033</text:p>
              </table:table-cell>
              <table:table-cell office:value-type="float" office:value="0.256">
                <text:p>0.256</text:p>
              </table:table-cell>
              <table:table-cell office:value-type="float" office:value="0.2006">
                <text:p>0.2006</text:p>
              </table:table-cell>
              <table:table-cell office:value-type="float" office:value="0">
                <text:p>0</text:p>
              </table:table-cell>
              <table:table-cell office:value-type="float" office:value="-0.0599">
                <text:p>-0.0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477">
                <text:p>0.6477</text:p>
              </table:table-cell>
              <table:table-cell office:value-type="float" office:value="0.2542">
                <text:p>0.2542</text:p>
              </table:table-cell>
              <table:table-cell office:value-type="float" office:value="0.2549">
                <text:p>0.2549</text:p>
              </table:table-cell>
              <table:table-cell office:value-type="float" office:value="0">
                <text:p>0</text:p>
              </table:table-cell>
              <table:table-cell office:value-type="float" office:value="-0.1568">
                <text:p>-0.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921">
                <text:p>0.6921</text:p>
              </table:table-cell>
              <table:table-cell office:value-type="float" office:value="0.2524">
                <text:p>0.2524</text:p>
              </table:table-cell>
              <table:table-cell office:value-type="float" office:value="0.3092">
                <text:p>0.3092</text:p>
              </table:table-cell>
              <table:table-cell office:value-type="float" office:value="0">
                <text:p>0</text:p>
              </table:table-cell>
              <table:table-cell office:value-type="float" office:value="-0.2537">
                <text:p>-0.2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01">
                <text:p>9.001</text:p>
              </table:table-cell>
              <table:table-cell office:value-type="float" office:value="0.7365444">
                <text:p>0.7365444</text:p>
              </table:table-cell>
              <table:table-cell office:value-type="float" office:value="0.2505982">
                <text:p>0.2505982</text:p>
              </table:table-cell>
              <table:table-cell office:value-type="float" office:value="0.3635543">
                <text:p>0.3635543</text:p>
              </table:table-cell>
              <table:table-cell office:value-type="float" office:value="0">
                <text:p>0</text:p>
              </table:table-cell>
              <table:table-cell office:value-type="float" office:value="-0.3506969">
                <text:p>-0.3506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01">
                <text:p>10.001</text:p>
              </table:table-cell>
              <table:table-cell office:value-type="float" office:value="0.7809444">
                <text:p>0.7809444</text:p>
              </table:table-cell>
              <table:table-cell office:value-type="float" office:value="0.2487982">
                <text:p>0.2487982</text:p>
              </table:table-cell>
              <table:table-cell office:value-type="float" office:value="0.4178543">
                <text:p>0.4178543</text:p>
              </table:table-cell>
              <table:table-cell office:value-type="float" office:value="0">
                <text:p>0</text:p>
              </table:table-cell>
              <table:table-cell office:value-type="float" office:value="-0.4475969">
                <text:p>-0.447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0616">
                <text:p>1.0616</text:p>
              </table:table-cell>
              <table:table-cell office:value-type="float" office:value="-0.233">
                <text:p>-0.233</text:p>
              </table:table-cell>
              <table:table-cell office:value-type="float" office:value="0.1987">
                <text:p>0.1987</text:p>
              </table:table-cell>
              <table:table-cell office:value-type="float" office:value="-0.0273">
                <text:p>-0.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083">
                <text:p>1.083</text:p>
              </table:table-cell>
              <table:table-cell office:value-type="float" office:value="-0.2169">
                <text:p>-0.2169</text:p>
              </table:table-cell>
              <table:table-cell office:value-type="float" office:value="0.1939">
                <text:p>0.1939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.1044">
                <text:p>1.1044</text:p>
              </table:table-cell>
              <table:table-cell office:value-type="float" office:value="-0.2008">
                <text:p>-0.2008</text:p>
              </table:table-cell>
              <table:table-cell office:value-type="float" office:value="0.1891">
                <text:p>0.1891</text:p>
              </table:table-cell>
              <table:table-cell office:value-type="float" office:value="-0.0926999999999999">
                <text:p>-0.0926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.1258">
                <text:p>1.1258</text:p>
              </table:table-cell>
              <table:table-cell office:value-type="float" office:value="-0.1847">
                <text:p>-0.1847</text:p>
              </table:table-cell>
              <table:table-cell office:value-type="float" office:value="0.1843">
                <text:p>0.1843</text:p>
              </table:table-cell>
              <table:table-cell office:value-type="float" office:value="-0.1254">
                <text:p>-0.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1472">
                <text:p>1.1472</text:p>
              </table:table-cell>
              <table:table-cell office:value-type="float" office:value="-0.1686">
                <text:p>-0.1686</text:p>
              </table:table-cell>
              <table:table-cell office:value-type="float" office:value="0.1795">
                <text:p>0.1795</text:p>
              </table:table-cell>
              <table:table-cell office:value-type="float" office:value="-0.1581">
                <text:p>-0.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.1686">
                <text:p>1.1686</text:p>
              </table:table-cell>
              <table:table-cell office:value-type="float" office:value="-0.1525">
                <text:p>-0.1525</text:p>
              </table:table-cell>
              <table:table-cell office:value-type="float" office:value="0.1747">
                <text:p>0.1747</text:p>
              </table:table-cell>
              <table:table-cell office:value-type="float" office:value="-0.1908">
                <text:p>-0.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19">
                <text:p>1.19</text:p>
              </table:table-cell>
              <table:table-cell office:value-type="float" office:value="-0.1364">
                <text:p>-0.1364</text:p>
              </table:table-cell>
              <table:table-cell office:value-type="float" office:value="0.1699">
                <text:p>0.1699</text:p>
              </table:table-cell>
              <table:table-cell office:value-type="float" office:value="-0.2235">
                <text:p>-0.2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.2114">
                <text:p>1.2114</text:p>
              </table:table-cell>
              <table:table-cell office:value-type="float" office:value="-0.1203">
                <text:p>-0.1203</text:p>
              </table:table-cell>
              <table:table-cell office:value-type="float" office:value="0.1651">
                <text:p>0.1651</text:p>
              </table:table-cell>
              <table:table-cell office:value-type="float" office:value="-0.2562">
                <text:p>-0.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.2328">
                <text:p>1.2328</text:p>
              </table:table-cell>
              <table:table-cell office:value-type="float" office:value="-0.1042">
                <text:p>-0.1042</text:p>
              </table:table-cell>
              <table:table-cell office:value-type="float" office:value="0.1603">
                <text:p>0.1603</text:p>
              </table:table-cell>
              <table:table-cell office:value-type="float" office:value="-0.2889">
                <text:p>-0.2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.2542">
                <text:p>1.2542</text:p>
              </table:table-cell>
              <table:table-cell office:value-type="float" office:value="-0.0881">
                <text:p>-0.0881</text:p>
              </table:table-cell>
              <table:table-cell office:value-type="float" office:value="0.1555">
                <text:p>0.1555</text:p>
              </table:table-cell>
              <table:table-cell office:value-type="float" office:value="-0.3216">
                <text:p>-0.3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.2756">
                <text:p>1.2756</text:p>
              </table:table-cell>
              <table:table-cell office:value-type="float" office:value="-0.072">
                <text:p>-0.072</text:p>
              </table:table-cell>
              <table:table-cell office:value-type="float" office:value="0.1507">
                <text:p>0.1507</text:p>
              </table:table-cell>
              <table:table-cell office:value-type="float" office:value="-0.3543">
                <text:p>-0.3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.1601">
                <text:p>1.1601</text:p>
              </table:table-cell>
              <table:table-cell office:value-type="float" office:value="0.0837">
                <text:p>0.0837</text:p>
              </table:table-cell>
              <table:table-cell office:value-type="float" office:value="0">
                <text:p>0</text:p>
              </table:table-cell>
              <table:table-cell office:value-type="float" office:value="-0.8877">
                <text:p>-0.8877</text:p>
              </table:table-cell>
              <table:table-cell office:value-type="float" office:value="0.6439">
                <text:p>0.6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1735">
                <text:p>1.1735</text:p>
              </table:table-cell>
              <table:table-cell office:value-type="float" office:value="0.0913">
                <text:p>0.0913</text:p>
              </table:table-cell>
              <table:table-cell office:value-type="float" office:value="0">
                <text:p>0</text:p>
              </table:table-cell>
              <table:table-cell office:value-type="float" office:value="-0.8922">
                <text:p>-0.8922</text:p>
              </table:table-cell>
              <table:table-cell office:value-type="float" office:value="0.6274">
                <text:p>0.62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.1869">
                <text:p>1.1869</text:p>
              </table:table-cell>
              <table:table-cell office:value-type="float" office:value="0.0989">
                <text:p>0.0989</text:p>
              </table:table-cell>
              <table:table-cell office:value-type="float" office:value="0">
                <text:p>0</text:p>
              </table:table-cell>
              <table:table-cell office:value-type="float" office:value="-0.8967">
                <text:p>-0.8967</text:p>
              </table:table-cell>
              <table:table-cell office:value-type="float" office:value="0.6109">
                <text:p>0.61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.2003">
                <text:p>1.2003</text:p>
              </table:table-cell>
              <table:table-cell office:value-type="float" office:value="0.1065">
                <text:p>0.1065</text:p>
              </table:table-cell>
              <table:table-cell office:value-type="float" office:value="0">
                <text:p>0</text:p>
              </table:table-cell>
              <table:table-cell office:value-type="float" office:value="-0.9012">
                <text:p>-0.9012</text:p>
              </table:table-cell>
              <table:table-cell office:value-type="float" office:value="0.5944">
                <text:p>0.5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.2137">
                <text:p>1.2137</text:p>
              </table:table-cell>
              <table:table-cell office:value-type="float" office:value="0.1141">
                <text:p>0.1141</text:p>
              </table:table-cell>
              <table:table-cell office:value-type="float" office:value="0">
                <text:p>0</text:p>
              </table:table-cell>
              <table:table-cell office:value-type="float" office:value="-0.9057">
                <text:p>-0.9057</text:p>
              </table:table-cell>
              <table:table-cell office:value-type="float" office:value="0.5779">
                <text:p>0.57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.2271">
                <text:p>1.2271</text:p>
              </table:table-cell>
              <table:table-cell office:value-type="float" office:value="0.1217">
                <text:p>0.1217</text:p>
              </table:table-cell>
              <table:table-cell office:value-type="float" office:value="0">
                <text:p>0</text:p>
              </table:table-cell>
              <table:table-cell office:value-type="float" office:value="-0.9102">
                <text:p>-0.9102</text:p>
              </table:table-cell>
              <table:table-cell office:value-type="float" office:value="0.5614">
                <text:p>0.56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.2405">
                <text:p>1.2405</text:p>
              </table:table-cell>
              <table:table-cell office:value-type="float" office:value="0.1293">
                <text:p>0.1293</text:p>
              </table:table-cell>
              <table:table-cell office:value-type="float" office:value="0">
                <text:p>0</text:p>
              </table:table-cell>
              <table:table-cell office:value-type="float" office:value="-0.9147">
                <text:p>-0.9147</text:p>
              </table:table-cell>
              <table:table-cell office:value-type="float" office:value="0.5449">
                <text:p>0.5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.2473">
                <text:p>1.2473</text:p>
              </table:table-cell>
              <table:table-cell office:value-type="float" office:value="0.1377">
                <text:p>0.1377</text:p>
              </table:table-cell>
              <table:table-cell office:value-type="float" office:value="0">
                <text:p>0</text:p>
              </table:table-cell>
              <table:table-cell office:value-type="float" office:value="-0.9119">
                <text:p>-0.9119</text:p>
              </table:table-cell>
              <table:table-cell office:value-type="float" office:value="0.5269">
                <text:p>0.5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2257">
                <text:p>1.2257</text:p>
              </table:table-cell>
              <table:table-cell office:value-type="float" office:value="0.1446">
                <text:p>0.1446</text:p>
              </table:table-cell>
              <table:table-cell office:value-type="float" office:value="0">
                <text:p>0</text:p>
              </table:table-cell>
              <table:table-cell office:value-type="float" office:value="-0.8845">
                <text:p>-0.8845</text:p>
              </table:table-cell>
              <table:table-cell office:value-type="float" office:value="0.5142">
                <text:p>0.51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.2041">
                <text:p>1.2041</text:p>
              </table:table-cell>
              <table:table-cell office:value-type="float" office:value="0.1515">
                <text:p>0.1515</text:p>
              </table:table-cell>
              <table:table-cell office:value-type="float" office:value="0">
                <text:p>0</text:p>
              </table:table-cell>
              <table:table-cell office:value-type="float" office:value="-0.8571">
                <text:p>-0.8571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.1825">
                <text:p>1.1825</text:p>
              </table:table-cell>
              <table:table-cell office:value-type="float" office:value="0.1584">
                <text:p>0.1584</text:p>
              </table:table-cell>
              <table:table-cell office:value-type="float" office:value="0">
                <text:p>0</text:p>
              </table:table-cell>
              <table:table-cell office:value-type="float" office:value="-0.8297">
                <text:p>-0.8297</text:p>
              </table:table-cell>
              <table:table-cell office:value-type="float" office:value="0.4888">
                <text:p>0.48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.1609">
                <text:p>1.1609</text:p>
              </table:table-cell>
              <table:table-cell office:value-type="float" office:value="0.1653">
                <text:p>0.1653</text:p>
              </table:table-cell>
              <table:table-cell office:value-type="float" office:value="0">
                <text:p>0</text:p>
              </table:table-cell>
              <table:table-cell office:value-type="float" office:value="-0.8023">
                <text:p>-0.8023</text:p>
              </table:table-cell>
              <table:table-cell office:value-type="float" office:value="0.4761">
                <text:p>0.4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.1393">
                <text:p>1.1393</text:p>
              </table:table-cell>
              <table:table-cell office:value-type="float" office:value="0.1722">
                <text:p>0.1722</text:p>
              </table:table-cell>
              <table:table-cell office:value-type="float" office:value="0">
                <text:p>0</text:p>
              </table:table-cell>
              <table:table-cell office:value-type="float" office:value="-0.7749">
                <text:p>-0.7749</text:p>
              </table:table-cell>
              <table:table-cell office:value-type="float" office:value="0.4634">
                <text:p>0.46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.1177">
                <text:p>1.1177</text:p>
              </table:table-cell>
              <table:table-cell office:value-type="float" office:value="0.1791">
                <text:p>0.1791</text:p>
              </table:table-cell>
              <table:table-cell office:value-type="float" office:value="0">
                <text:p>0</text:p>
              </table:table-cell>
              <table:table-cell office:value-type="float" office:value="-0.7475">
                <text:p>-0.7475</text:p>
              </table:table-cell>
              <table:table-cell office:value-type="float" office:value="0.4507">
                <text:p>0.45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.0961">
                <text:p>1.0961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  <table:table-cell office:value-type="float" office:value="-0.7201">
                <text:p>-0.7201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.0745">
                <text:p>1.0745</text:p>
              </table:table-cell>
              <table:table-cell office:value-type="float" office:value="0.1929">
                <text:p>0.1929</text:p>
              </table:table-cell>
              <table:table-cell office:value-type="float" office:value="0">
                <text:p>0</text:p>
              </table:table-cell>
              <table:table-cell office:value-type="float" office:value="-0.6927">
                <text:p>-0.6927</text:p>
              </table:table-cell>
              <table:table-cell office:value-type="float" office:value="0.4253">
                <text:p>0.42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.0529">
                <text:p>1.0529</text:p>
              </table:table-cell>
              <table:table-cell office:value-type="float" office:value="0.1998">
                <text:p>0.1998</text:p>
              </table:table-cell>
              <table:table-cell office:value-type="float" office:value="0">
                <text:p>0</text:p>
              </table:table-cell>
              <table:table-cell office:value-type="float" office:value="-0.6653">
                <text:p>-0.6653</text:p>
              </table:table-cell>
              <table:table-cell office:value-type="float" office:value="0.4126">
                <text:p>0.4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.0313">
                <text:p>1.0313</text:p>
              </table:table-cell>
              <table:table-cell office:value-type="float" office:value="0.2067">
                <text:p>0.2067</text:p>
              </table:table-cell>
              <table:table-cell office:value-type="float" office:value="0">
                <text:p>0</text:p>
              </table:table-cell>
              <table:table-cell office:value-type="float" office:value="-0.6379">
                <text:p>-0.6379</text:p>
              </table:table-cell>
              <table:table-cell office:value-type="float" office:value="0.3999">
                <text:p>0.3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.0097">
                <text:p>1.0097</text:p>
              </table:table-cell>
              <table:table-cell office:value-type="float" office:value="0.2136">
                <text:p>0.2136</text:p>
              </table:table-cell>
              <table:table-cell office:value-type="float" office:value="0">
                <text:p>0</text:p>
              </table:table-cell>
              <table:table-cell office:value-type="float" office:value="-0.6105">
                <text:p>-0.6105</text:p>
              </table:table-cell>
              <table:table-cell office:value-type="float" office:value="0.3872">
                <text:p>0.38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9881">
                <text:p>0.9881</text:p>
              </table:table-cell>
              <table:table-cell office:value-type="float" office:value="0.2205">
                <text:p>0.2205</text:p>
              </table:table-cell>
              <table:table-cell office:value-type="float" office:value="0">
                <text:p>0</text:p>
              </table:table-cell>
              <table:table-cell office:value-type="float" office:value="-0.5831">
                <text:p>-0.5831</text:p>
              </table:table-cell>
              <table:table-cell office:value-type="float" office:value="0.3745">
                <text:p>0.37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4867">
                <text:p>0.4867</text:p>
              </table:table-cell>
              <table:table-cell office:value-type="float" office:value="0.2228">
                <text:p>0.2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07">
                <text:p>0.2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4833">
                <text:p>0.4833</text:p>
              </table:table-cell>
              <table:table-cell office:value-type="float" office:value="0.2287">
                <text:p>0.2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83">
                <text:p>0.28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4799">
                <text:p>0.4799</text:p>
              </table:table-cell>
              <table:table-cell office:value-type="float" office:value="0.2346">
                <text:p>0.2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59">
                <text:p>0.2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4765">
                <text:p>0.4765</text:p>
              </table:table-cell>
              <table:table-cell office:value-type="float" office:value="0.2405">
                <text:p>0.2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35">
                <text:p>0.28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4731">
                <text:p>0.4731</text:p>
              </table:table-cell>
              <table:table-cell office:value-type="float" office:value="0.2464">
                <text:p>0.2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11">
                <text:p>0.28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4697">
                <text:p>0.4697</text:p>
              </table:table-cell>
              <table:table-cell office:value-type="float" office:value="0.2523">
                <text:p>0.2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87">
                <text:p>0.2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4663">
                <text:p>0.4663</text:p>
              </table:table-cell>
              <table:table-cell office:value-type="float" office:value="0.2582">
                <text:p>0.2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63">
                <text:p>0.27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4629">
                <text:p>0.4629</text:p>
              </table:table-cell>
              <table:table-cell office:value-type="float" office:value="0.2641">
                <text:p>0.2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39">
                <text:p>0.27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4595">
                <text:p>0.4595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15">
                <text:p>0.27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4561">
                <text:p>0.4561</text:p>
              </table:table-cell>
              <table:table-cell office:value-type="float" office:value="0.2759">
                <text:p>0.2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91">
                <text:p>0.26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4527">
                <text:p>0.4527</text:p>
              </table:table-cell>
              <table:table-cell office:value-type="float" office:value="0.2818">
                <text:p>0.2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67">
                <text:p>0.2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4493">
                <text:p>0.4493</text:p>
              </table:table-cell>
              <table:table-cell office:value-type="float" office:value="0.2877">
                <text:p>0.2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43">
                <text:p>0.26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4459">
                <text:p>0.4459</text:p>
              </table:table-cell>
              <table:table-cell office:value-type="float" office:value="0.2936">
                <text:p>0.2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19">
                <text:p>0.26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4425">
                <text:p>0.4425</text:p>
              </table:table-cell>
              <table:table-cell office:value-type="float" office:value="0.2995">
                <text:p>0.2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95">
                <text:p>0.25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4391">
                <text:p>0.4391</text:p>
              </table:table-cell>
              <table:table-cell office:value-type="float" office:value="0.3054">
                <text:p>0.3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71">
                <text:p>0.25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4357">
                <text:p>0.4357</text:p>
              </table:table-cell>
              <table:table-cell office:value-type="float" office:value="0.3113">
                <text:p>0.3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47">
                <text:p>0.25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4323">
                <text:p>0.4323</text:p>
              </table:table-cell>
              <table:table-cell office:value-type="float" office:value="0.3172">
                <text:p>0.3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23">
                <text:p>0.25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4289">
                <text:p>0.4289</text:p>
              </table:table-cell>
              <table:table-cell office:value-type="float" office:value="0.3231">
                <text:p>0.3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99">
                <text:p>0.24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4255">
                <text:p>0.4255</text:p>
              </table:table-cell>
              <table:table-cell office:value-type="float" office:value="0.329">
                <text:p>0.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75">
                <text:p>0.247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svg:stroke-color="#ffd320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svg:stroke-color="#7e0021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63cm" svg:y="0.316cm" chart:style-name="ch2">
          <text:p>0-8kbar</text:p>
        </chart:title>
        <chart:legend chart:legend-position="end" svg:x="12.857cm" svg:y="1.96cm" style:legend-expansion="high" chart:style-name="ch3"/>
        <chart:plot-area chart:style-name="ch4" table:cell-range-address="data.B1:data.H10" chart:data-source-has-labels="row" svg:x="0.77cm" svg:y="1.635cm" svg:width="11.447cm" svg:height="6.765cm">
          <chartooo:coordinate-region svg:x="1.603cm" svg:y="1.834cm" svg:width="10.52cm" svg:height="6.36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C2:data.C10" chart:label-cell-address="data.C1:data.C1" chart:class="chart:scatter">
            <chart:domain table:cell-range-address="data.B2:data.B10"/>
            <chart:regression-curve chart:style-name="ch8">
              <chart:equation svg:x="1.894cm" svg:y="2.488cm"/>
            </chart:regression-curve>
            <chart:data-point chart:repeated="9"/>
          </chart:series>
          <chart:series chart:style-name="ch9" chart:values-cell-range-address="data.D2:data.D10" chart:label-cell-address="data.D1:data.D1" chart:class="chart:scatter">
            <chart:regression-curve chart:style-name="ch10">
              <chart:equation svg:x="4.154cm" svg:y="3.989cm"/>
            </chart:regression-curve>
            <chart:data-point chart:repeated="9"/>
          </chart:series>
          <chart:series chart:style-name="ch11" chart:values-cell-range-address="data.E2:data.E10" chart:label-cell-address="data.E1:data.E1" chart:class="chart:scatter">
            <chart:regression-curve chart:style-name="ch12">
              <chart:equation svg:x="1.567cm" svg:y="5.532cm"/>
            </chart:regression-curve>
            <chart:data-point chart:repeated="9"/>
          </chart:series>
          <chart:series chart:style-name="ch13" chart:values-cell-range-address="data.F2:data.F10" chart:label-cell-address="data.F1:data.F1" chart:class="chart:scatter">
            <chart:data-point chart:repeated="9"/>
          </chart:series>
          <chart:series chart:style-name="ch14" chart:values-cell-range-address="data.G2:data.G10" chart:label-cell-address="data.G1:data.G1" chart:class="chart:scatter">
            <chart:regression-curve chart:style-name="ch15">
              <chart:equation svg:x="6.633cm" svg:y="7.28cm"/>
            </chart:regression-curve>
            <chart:data-point chart:repeated="9"/>
          </chart:series>
          <chart:series chart:style-name="ch16" chart:values-cell-range-address="data.H2:data.H10" chart:label-cell-address="data.H1:data.H1" chart:class="chart:scatte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</text:p>
                <draw:g>
                  <svg:desc>data.C1:data.C1</svg:desc>
                </draw:g>
              </table:table-cell>
              <table:table-cell office:value-type="string">
                <text:p>cpx</text:p>
                <draw:g>
                  <svg:desc>data.D1:data.D1</svg:desc>
                </draw:g>
              </table:table-cell>
              <table:table-cell office:value-type="string">
                <text:p>ol</text:p>
                <draw:g>
                  <svg:desc>data.E1:data.E1</svg:desc>
                </draw:g>
              </table:table-cell>
              <table:table-cell office:value-type="string">
                <text:p>sp</text:p>
                <draw:g>
                  <svg:desc>data.F1:data.F1</svg:desc>
                </draw:g>
              </table:table-cell>
              <table:table-cell office:value-type="string">
                <text:p>opx</text:p>
                <draw:g>
                  <svg:desc>data.G1:data.G1</svg:desc>
                </draw:g>
              </table:table-cell>
              <table:table-cell office:value-type="string">
                <text:p>g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data.B2:data.B10</svg:desc>
                </draw:g>
              </table:table-cell>
              <table:table-cell office:value-type="float" office:value="0.3517733726">
                <text:p>0.3517733726</text:p>
                <draw:g>
                  <svg:desc>data.C2:data.C10</svg:desc>
                </draw:g>
              </table:table-cell>
              <table:table-cell office:value-type="float" office:value="0.2363400583">
                <text:p>0.2363400583</text:p>
                <draw:g>
                  <svg:desc>data.D2:data.D10</svg:desc>
                </draw:g>
              </table:table-cell>
              <table:table-cell office:value-type="float" office:value="-0.1397981315">
                <text:p>-0.1397981315</text:p>
                <draw:g>
                  <svg:desc>data.E2:data.E10</svg:desc>
                </draw:g>
              </table:table-cell>
              <table:table-cell office:value-type="float" office:value="NaN">
                <text:p>NaN</text:p>
                <draw:g>
                  <svg:desc>data.F2:data.F10</svg:desc>
                </draw:g>
              </table:table-cell>
              <table:table-cell office:value-type="float" office:value="0.5516847006">
                <text:p>0.5516847006</text:p>
                <draw:g>
                  <svg:desc>data.G2:data.G10</svg:desc>
                </draw:g>
              </table:table-cell>
              <table:table-cell office:value-type="float" office:value="NaN">
                <text:p>NaN</text:p>
                <draw:g>
                  <svg:desc>data.H2:data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1">
                <text:p>1.001</text:p>
              </table:table-cell>
              <table:table-cell office:value-type="float" office:value="0.3899252959">
                <text:p>0.3899252959</text:p>
              </table:table-cell>
              <table:table-cell office:value-type="float" office:value="0.2569875724">
                <text:p>0.2569875724</text:p>
              </table:table-cell>
              <table:table-cell office:value-type="float" office:value="-0.0700725952">
                <text:p>-0.0700725952</text:p>
              </table:table-cell>
              <table:table-cell office:value-type="float" office:value="NaN">
                <text:p>NaN</text:p>
              </table:table-cell>
              <table:table-cell office:value-type="float" office:value="0.4231597268">
                <text:p>0.4231597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1">
                <text:p>2.001</text:p>
              </table:table-cell>
              <table:table-cell office:value-type="float" office:value="0.424546721033333">
                <text:p>0.424546721033333</text:p>
              </table:table-cell>
              <table:table-cell office:value-type="float" office:value="0.264756844733333">
                <text:p>0.264756844733333</text:p>
              </table:table-cell>
              <table:table-cell office:value-type="float" office:value="-0.0099868673">
                <text:p>-0.0099868673</text:p>
              </table:table-cell>
              <table:table-cell office:value-type="float" office:value="NaN">
                <text:p>NaN</text:p>
              </table:table-cell>
              <table:table-cell office:value-type="float" office:value="0.320683301433333">
                <text:p>0.3206833014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602523028">
                <text:p>0.4602523028</text:p>
              </table:table-cell>
              <table:table-cell office:value-type="float" office:value="0.2824389267">
                <text:p>0.2824389267</text:p>
              </table:table-cell>
              <table:table-cell office:value-type="float" office:value="0.0460552663">
                <text:p>0.0460552663</text:p>
              </table:table-cell>
              <table:table-cell office:value-type="float" office:value="NaN">
                <text:p>NaN</text:p>
              </table:table-cell>
              <table:table-cell office:value-type="float" office:value="0.2112535042">
                <text:p>0.2112535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999001199">
                <text:p>0.4999001199</text:p>
              </table:table-cell>
              <table:table-cell office:value-type="float" office:value="0.2843587695">
                <text:p>0.2843587695</text:p>
              </table:table-cell>
              <table:table-cell office:value-type="float" office:value="0.0988813424">
                <text:p>0.0988813424</text:p>
              </table:table-cell>
              <table:table-cell office:value-type="float" office:value="NaN">
                <text:p>NaN</text:p>
              </table:table-cell>
              <table:table-cell office:value-type="float" office:value="0.1168597683">
                <text:p>0.1168597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43793069">
                <text:p>0.543793069</text:p>
              </table:table-cell>
              <table:table-cell office:value-type="float" office:value="0.2804354339">
                <text:p>0.2804354339</text:p>
              </table:table-cell>
              <table:table-cell office:value-type="float" office:value="0.1498052532">
                <text:p>0.1498052532</text:p>
              </table:table-cell>
              <table:table-cell office:value-type="float" office:value="NaN">
                <text:p>NaN</text:p>
              </table:table-cell>
              <table:table-cell office:value-type="float" office:value="0.0259662439">
                <text:p>0.0259662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93637455">
                <text:p>0.593637455</text:p>
              </table:table-cell>
              <table:table-cell office:value-type="float" office:value="0.2693077231">
                <text:p>0.2693077231</text:p>
              </table:table-cell>
              <table:table-cell office:value-type="float" office:value="0.1990796319">
                <text:p>0.1990796319</text:p>
              </table:table-cell>
              <table:table-cell office:value-type="float" office:value="NaN">
                <text:p>NaN</text:p>
              </table:table-cell>
              <table:table-cell office:value-type="float" office:value="-0.0620248099">
                <text:p>-0.0620248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501349865">
                <text:p>0.6501349865</text:p>
              </table:table-cell>
              <table:table-cell office:value-type="float" office:value="0.2478752125">
                <text:p>0.2478752125</text:p>
              </table:table-cell>
              <table:table-cell office:value-type="float" office:value="0.2499750025">
                <text:p>0.2499750025</text:p>
              </table:table-cell>
              <table:table-cell office:value-type="float" office:value="NaN">
                <text:p>NaN</text:p>
              </table:table-cell>
              <table:table-cell office:value-type="float" office:value="-0.1479852015">
                <text:p>-0.147985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171131547">
                <text:p>0.7171131547</text:p>
              </table:table-cell>
              <table:table-cell office:value-type="float" office:value="0.2149140344">
                <text:p>0.2149140344</text:p>
              </table:table-cell>
              <table:table-cell office:value-type="float" office:value="0.3038784486">
                <text:p>0.3038784486</text:p>
              </table:table-cell>
              <table:table-cell office:value-type="float" office:value="NaN">
                <text:p>NaN</text:p>
              </table:table-cell>
              <table:table-cell office:value-type="float" office:value="-0.2359056377">
                <text:p>-0.23590563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37cm" svg:height="18.31cm" xlink:href=".." xlink:type="simple" chart:class="chart:scatter" chart:style-name="ch1">
        <chart:title svg:x="9.848cm" svg:y="0.502cm" chart:style-name="ch2">
          <text:p>melt reaction coefficients</text:p>
        </chart:title>
        <chart:legend chart:legend-position="end" svg:x="22.937cm" svg:y="7.611cm" style:legend-expansion="high" chart:style-name="ch3"/>
        <chart:plot-area chart:style-name="ch4" table:cell-range-address="data.B2:data.H62 data.C1:data.H1" chart:data-source-has-labels="row" svg:x="1.507cm" svg:y="2.379cm" svg:width="20.438cm" svg:height="14.584cm">
          <chartooo:coordinate-region svg:x="2.34cm" svg:y="2.578cm" svg:width="19.418cm" svg:height="14.186cm"/>
          <chart:axis chart:dimension="x" chart:name="primary-x" chart:style-name="ch5">
            <chart:title svg:x="11.206cm" svg:y="17.329cm" chart:style-name="ch6">
              <text:p>P/kbar</text:p>
            </chart:title>
          </chart:axis>
          <chart:axis chart:dimension="y" chart:name="primary-y" chart:style-name="ch5">
            <chart:title svg:x="0.451cm" svg:y="11.422cm" chart:style-name="ch7">
              <text:p>reaction coef/wt fraction</text:p>
            </chart:title>
            <chart:grid chart:style-name="ch8" chart:class="major"/>
          </chart:axis>
          <chart:series chart:style-name="ch9" chart:values-cell-range-address="data.C2:data.C62" chart:label-cell-address="data.C1:data.C1" chart:class="chart:scatter">
            <chart:domain table:cell-range-address="data.B2:data.B62"/>
            <chart:data-point chart:repeated="61"/>
          </chart:series>
          <chart:series chart:style-name="ch10" chart:values-cell-range-address="data.D2:data.D62" chart:label-cell-address="data.D1:data.D1" chart:class="chart:scatter">
            <chart:data-point chart:repeated="61"/>
          </chart:series>
          <chart:series chart:style-name="ch11" chart:values-cell-range-address="data.E2:data.E62" chart:label-cell-address="data.E1:data.E1" chart:class="chart:scatter">
            <chart:data-point chart:repeated="61"/>
          </chart:series>
          <chart:series chart:style-name="ch12" chart:values-cell-range-address="data.F2:data.F62" chart:label-cell-address="data.F1:data.F1" chart:class="chart:scatter">
            <chart:data-point chart:repeated="61"/>
          </chart:series>
          <chart:series chart:style-name="ch13" chart:values-cell-range-address="data.G2:data.G62" chart:label-cell-address="data.G1:data.G1" chart:class="chart:scatter">
            <chart:data-point chart:repeated="61"/>
          </chart:series>
          <chart:series chart:style-name="ch14" chart:values-cell-range-address="data.H2:data.H62" chart:label-cell-address="data.H1:data.H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</text:p>
                <draw:g>
                  <svg:desc>data.C1:data.C1</svg:desc>
                </draw:g>
              </table:table-cell>
              <table:table-cell office:value-type="string">
                <text:p>cpx</text:p>
                <draw:g>
                  <svg:desc>data.D1:data.D1</svg:desc>
                </draw:g>
              </table:table-cell>
              <table:table-cell office:value-type="string">
                <text:p>ol</text:p>
                <draw:g>
                  <svg:desc>data.E1:data.E1</svg:desc>
                </draw:g>
              </table:table-cell>
              <table:table-cell office:value-type="string">
                <text:p>sp</text:p>
                <draw:g>
                  <svg:desc>data.F1:data.F1</svg:desc>
                </draw:g>
              </table:table-cell>
              <table:table-cell office:value-type="string">
                <text:p>opx</text:p>
                <draw:g>
                  <svg:desc>data.G1:data.G1</svg:desc>
                </draw:g>
              </table:table-cell>
              <table:table-cell office:value-type="string">
                <text:p>g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data.B2:data.B62</svg:desc>
                </draw:g>
              </table:table-cell>
              <table:table-cell office:value-type="float" office:value="0.3517733726">
                <text:p>0.3517733726</text:p>
                <draw:g>
                  <svg:desc>data.C2:data.C62</svg:desc>
                </draw:g>
              </table:table-cell>
              <table:table-cell office:value-type="float" office:value="0.2363400583">
                <text:p>0.2363400583</text:p>
                <draw:g>
                  <svg:desc>data.D2:data.D62</svg:desc>
                </draw:g>
              </table:table-cell>
              <table:table-cell office:value-type="float" office:value="-0.1397981315">
                <text:p>-0.1397981315</text:p>
                <draw:g>
                  <svg:desc>data.E2:data.E62</svg:desc>
                </draw:g>
              </table:table-cell>
              <table:table-cell office:value-type="float" office:value="NaN">
                <text:p>NaN</text:p>
                <draw:g>
                  <svg:desc>data.F2:data.F62</svg:desc>
                </draw:g>
              </table:table-cell>
              <table:table-cell office:value-type="float" office:value="0.5516847006">
                <text:p>0.5516847006</text:p>
                <draw:g>
                  <svg:desc>data.G2:data.G62</svg:desc>
                </draw:g>
              </table:table-cell>
              <table:table-cell office:value-type="float" office:value="NaN">
                <text:p>NaN</text:p>
                <draw:g>
                  <svg:desc>data.H2:data.H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1">
                <text:p>1.001</text:p>
              </table:table-cell>
              <table:table-cell office:value-type="float" office:value="0.3899252959">
                <text:p>0.3899252959</text:p>
              </table:table-cell>
              <table:table-cell office:value-type="float" office:value="0.2569875724">
                <text:p>0.2569875724</text:p>
              </table:table-cell>
              <table:table-cell office:value-type="float" office:value="-0.0700725952">
                <text:p>-0.0700725952</text:p>
              </table:table-cell>
              <table:table-cell office:value-type="float" office:value="NaN">
                <text:p>NaN</text:p>
              </table:table-cell>
              <table:table-cell office:value-type="float" office:value="0.4231597268">
                <text:p>0.4231597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1">
                <text:p>2.001</text:p>
              </table:table-cell>
              <table:table-cell office:value-type="float" office:value="0.424546721033333">
                <text:p>0.424546721033333</text:p>
              </table:table-cell>
              <table:table-cell office:value-type="float" office:value="0.264756844733333">
                <text:p>0.264756844733333</text:p>
              </table:table-cell>
              <table:table-cell office:value-type="float" office:value="-0.0099868673">
                <text:p>-0.0099868673</text:p>
              </table:table-cell>
              <table:table-cell office:value-type="float" office:value="NaN">
                <text:p>NaN</text:p>
              </table:table-cell>
              <table:table-cell office:value-type="float" office:value="0.320683301433333">
                <text:p>0.3206833014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602523028">
                <text:p>0.4602523028</text:p>
              </table:table-cell>
              <table:table-cell office:value-type="float" office:value="0.2824389267">
                <text:p>0.2824389267</text:p>
              </table:table-cell>
              <table:table-cell office:value-type="float" office:value="0.0460552663">
                <text:p>0.0460552663</text:p>
              </table:table-cell>
              <table:table-cell office:value-type="float" office:value="NaN">
                <text:p>NaN</text:p>
              </table:table-cell>
              <table:table-cell office:value-type="float" office:value="0.2112535042">
                <text:p>0.2112535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999001199">
                <text:p>0.4999001199</text:p>
              </table:table-cell>
              <table:table-cell office:value-type="float" office:value="0.2843587695">
                <text:p>0.2843587695</text:p>
              </table:table-cell>
              <table:table-cell office:value-type="float" office:value="0.0988813424">
                <text:p>0.0988813424</text:p>
              </table:table-cell>
              <table:table-cell office:value-type="float" office:value="NaN">
                <text:p>NaN</text:p>
              </table:table-cell>
              <table:table-cell office:value-type="float" office:value="0.1168597683">
                <text:p>0.1168597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43793069">
                <text:p>0.543793069</text:p>
              </table:table-cell>
              <table:table-cell office:value-type="float" office:value="0.2804354339">
                <text:p>0.2804354339</text:p>
              </table:table-cell>
              <table:table-cell office:value-type="float" office:value="0.1498052532">
                <text:p>0.1498052532</text:p>
              </table:table-cell>
              <table:table-cell office:value-type="float" office:value="NaN">
                <text:p>NaN</text:p>
              </table:table-cell>
              <table:table-cell office:value-type="float" office:value="0.0259662439">
                <text:p>0.0259662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93637455">
                <text:p>0.593637455</text:p>
              </table:table-cell>
              <table:table-cell office:value-type="float" office:value="0.2693077231">
                <text:p>0.2693077231</text:p>
              </table:table-cell>
              <table:table-cell office:value-type="float" office:value="0.1990796319">
                <text:p>0.1990796319</text:p>
              </table:table-cell>
              <table:table-cell office:value-type="float" office:value="NaN">
                <text:p>NaN</text:p>
              </table:table-cell>
              <table:table-cell office:value-type="float" office:value="-0.0620248099">
                <text:p>-0.0620248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501349865">
                <text:p>0.6501349865</text:p>
              </table:table-cell>
              <table:table-cell office:value-type="float" office:value="0.2478752125">
                <text:p>0.2478752125</text:p>
              </table:table-cell>
              <table:table-cell office:value-type="float" office:value="0.2499750025">
                <text:p>0.2499750025</text:p>
              </table:table-cell>
              <table:table-cell office:value-type="float" office:value="NaN">
                <text:p>NaN</text:p>
              </table:table-cell>
              <table:table-cell office:value-type="float" office:value="-0.1479852015">
                <text:p>-0.147985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171131547">
                <text:p>0.7171131547</text:p>
              </table:table-cell>
              <table:table-cell office:value-type="float" office:value="0.2149140344">
                <text:p>0.2149140344</text:p>
              </table:table-cell>
              <table:table-cell office:value-type="float" office:value="0.3038784486">
                <text:p>0.3038784486</text:p>
              </table:table-cell>
              <table:table-cell office:value-type="float" office:value="NaN">
                <text:p>NaN</text:p>
              </table:table-cell>
              <table:table-cell office:value-type="float" office:value="-0.2359056377">
                <text:p>-0.2359056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01">
                <text:p>9.001</text:p>
              </table:table-cell>
              <table:table-cell office:value-type="float" office:value="0.8798551268">
                <text:p>0.8798551268</text:p>
              </table:table-cell>
              <table:table-cell office:value-type="float" office:value="0.0799300612">
                <text:p>0.0799300612</text:p>
              </table:table-cell>
              <table:table-cell office:value-type="float" office:value="0.4521044086">
                <text:p>0.4521044086</text:p>
              </table:table-cell>
              <table:table-cell office:value-type="float" office:value="-0.0522043212">
                <text:p>-0.0522043212</text:p>
              </table:table-cell>
              <table:table-cell office:value-type="float" office:value="-0.3596852754">
                <text:p>-0.3596852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01">
                <text:p>10.001</text:p>
              </table:table-cell>
              <table:table-cell office:value-type="float" office:value="0.9738377943">
                <text:p>0.9738377943</text:p>
              </table:table-cell>
              <table:table-cell office:value-type="float" office:value="0.0100623868">
                <text:p>0.0100623868</text:p>
              </table:table-cell>
              <table:table-cell office:value-type="float" office:value="0.5131817267">
                <text:p>0.5131817267</text:p>
              </table:table-cell>
              <table:table-cell office:value-type="float" office:value="-0.0643992755">
                <text:p>-0.0643992755</text:p>
              </table:table-cell>
              <table:table-cell office:value-type="float" office:value="-0.4326826323">
                <text:p>-0.4326826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.0592287053">
                <text:p>1.0592287053</text:p>
              </table:table-cell>
              <table:table-cell office:value-type="float" office:value="-0.2402787233">
                <text:p>-0.2402787233</text:p>
              </table:table-cell>
              <table:table-cell office:value-type="float" office:value="0.201073245">
                <text:p>0.201073245</text:p>
              </table:table-cell>
              <table:table-cell office:value-type="float" office:value="-0.0200232269">
                <text:p>-0.0200232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.0811999121">
                <text:p>1.0811999121</text:p>
              </table:table-cell>
              <table:table-cell office:value-type="float" office:value="-0.2178387993">
                <text:p>-0.2178387993</text:p>
              </table:table-cell>
              <table:table-cell office:value-type="float" office:value="0.194595999">
                <text:p>0.194595999</text:p>
              </table:table-cell>
              <table:table-cell office:value-type="float" office:value="-0.0579571117">
                <text:p>-0.057957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.1051051051">
                <text:p>1.1051051051</text:p>
              </table:table-cell>
              <table:table-cell office:value-type="float" office:value="-0.2002002002">
                <text:p>-0.2002002002</text:p>
              </table:table-cell>
              <table:table-cell office:value-type="float" office:value="0.1891891892">
                <text:p>0.1891891892</text:p>
              </table:table-cell>
              <table:table-cell office:value-type="float" office:value="-0.0940940941">
                <text:p>-0.0940940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.1288446886">
                <text:p>1.1288446886</text:p>
              </table:table-cell>
              <table:table-cell office:value-type="float" office:value="-0.1824597987">
                <text:p>-0.1824597987</text:p>
              </table:table-cell>
              <table:table-cell office:value-type="float" office:value="0.1839435377">
                <text:p>0.1839435377</text:p>
              </table:table-cell>
              <table:table-cell office:value-type="float" office:value="-0.1303284276">
                <text:p>-0.1303284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.1475409836">
                <text:p>1.1475409836</text:p>
              </table:table-cell>
              <table:table-cell office:value-type="float" office:value="-0.1639344262">
                <text:p>-0.1639344262</text:p>
              </table:table-cell>
              <table:table-cell office:value-type="float" office:value="0.1783286685">
                <text:p>0.1783286685</text:p>
              </table:table-cell>
              <table:table-cell office:value-type="float" office:value="-0.1619352259">
                <text:p>-0.1619352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.1706555671">
                <text:p>1.1706555671</text:p>
              </table:table-cell>
              <table:table-cell office:value-type="float" office:value="-0.1480829264">
                <text:p>-0.1480829264</text:p>
              </table:table-cell>
              <table:table-cell office:value-type="float" office:value="0.1735371808">
                <text:p>0.1735371808</text:p>
              </table:table-cell>
              <table:table-cell office:value-type="float" office:value="-0.1961098215">
                <text:p>-0.1961098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.1909519623">
                <text:p>1.1909519623</text:p>
              </table:table-cell>
              <table:table-cell office:value-type="float" office:value="-0.1318839421">
                <text:p>-0.1318839421</text:p>
              </table:table-cell>
              <table:table-cell office:value-type="float" office:value="0.1687315163">
                <text:p>0.1687315163</text:p>
              </table:table-cell>
              <table:table-cell office:value-type="float" office:value="-0.2277995364">
                <text:p>-0.2277995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.2133205405">
                <text:p>1.2133205405</text:p>
              </table:table-cell>
              <table:table-cell office:value-type="float" office:value="-0.117933957">
                <text:p>-0.117933957</text:p>
              </table:table-cell>
              <table:table-cell office:value-type="float" office:value="0.164467898">
                <text:p>0.164467898</text:p>
              </table:table-cell>
              <table:table-cell office:value-type="float" office:value="-0.2598544815">
                <text:p>-0.259854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.2334079642">
                <text:p>1.2334079642</text:p>
              </table:table-cell>
              <table:table-cell office:value-type="float" office:value="-0.103950104">
                <text:p>-0.103950104</text:p>
              </table:table-cell>
              <table:table-cell office:value-type="float" office:value="0.1604030066">
                <text:p>0.1604030066</text:p>
              </table:table-cell>
              <table:table-cell office:value-type="float" office:value="-0.2898608668">
                <text:p>-0.2898608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.2532230017">
                <text:p>1.2532230017</text:p>
              </table:table-cell>
              <table:table-cell office:value-type="float" office:value="-0.0899442346">
                <text:p>-0.0899442346</text:p>
              </table:table-cell>
              <table:table-cell office:value-type="float" office:value="0.1565229558">
                <text:p>0.1565229558</text:p>
              </table:table-cell>
              <table:table-cell office:value-type="float" office:value="-0.3198017229">
                <text:p>-0.3198017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.2732936664">
                <text:p>1.2732936664</text:p>
              </table:table-cell>
              <table:table-cell office:value-type="float" office:value="-0.0780793286">
                <text:p>-0.0780793286</text:p>
              </table:table-cell>
              <table:table-cell office:value-type="float" office:value="0.1531395898">
                <text:p>0.1531395898</text:p>
              </table:table-cell>
              <table:table-cell office:value-type="float" office:value="-0.3483539276">
                <text:p>-0.3483539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.148896139">
                <text:p>1.148896139</text:p>
              </table:table-cell>
              <table:table-cell office:value-type="float" office:value="0.0840655711">
                <text:p>0.0840655711</text:p>
              </table:table-cell>
              <table:table-cell office:value-type="float" office:value="NaN">
                <text:p>NaN</text:p>
              </table:table-cell>
              <table:table-cell office:value-type="float" office:value="-0.8786853746">
                <text:p>-0.8786853746</text:p>
              </table:table-cell>
              <table:table-cell office:value-type="float" office:value="0.6457236645">
                <text:p>0.64572366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.1722344469">
                <text:p>1.1722344469</text:p>
              </table:table-cell>
              <table:table-cell office:value-type="float" office:value="0.0900180036">
                <text:p>0.0900180036</text:p>
              </table:table-cell>
              <table:table-cell office:value-type="float" office:value="NaN">
                <text:p>NaN</text:p>
              </table:table-cell>
              <table:table-cell office:value-type="float" office:value="-0.8901780356">
                <text:p>-0.8901780356</text:p>
              </table:table-cell>
              <table:table-cell office:value-type="float" office:value="0.6279255851">
                <text:p>0.62792558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.1916683357">
                <text:p>1.1916683357</text:p>
              </table:table-cell>
              <table:table-cell office:value-type="float" office:value="0.0981373923">
                <text:p>0.0981373923</text:p>
              </table:table-cell>
              <table:table-cell office:value-type="float" office:value="NaN">
                <text:p>NaN</text:p>
              </table:table-cell>
              <table:table-cell office:value-type="float" office:value="-0.9012617665">
                <text:p>-0.9012617665</text:p>
              </table:table-cell>
              <table:table-cell office:value-type="float" office:value="0.6114560385">
                <text:p>0.6114560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.2084168337">
                <text:p>1.2084168337</text:p>
              </table:table-cell>
              <table:table-cell office:value-type="float" office:value="0.1062124248">
                <text:p>0.1062124248</text:p>
              </table:table-cell>
              <table:table-cell office:value-type="float" office:value="NaN">
                <text:p>NaN</text:p>
              </table:table-cell>
              <table:table-cell office:value-type="float" office:value="-0.9098196393">
                <text:p>-0.9098196393</text:p>
              </table:table-cell>
              <table:table-cell office:value-type="float" office:value="0.5951903808">
                <text:p>0.5951903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.2182436487">
                <text:p>1.2182436487</text:p>
              </table:table-cell>
              <table:table-cell office:value-type="float" office:value="0.1140228046">
                <text:p>0.1140228046</text:p>
              </table:table-cell>
              <table:table-cell office:value-type="float" office:value="NaN">
                <text:p>NaN</text:p>
              </table:table-cell>
              <table:table-cell office:value-type="float" office:value="-0.9101820364">
                <text:p>-0.9101820364</text:p>
              </table:table-cell>
              <table:table-cell office:value-type="float" office:value="0.5779155831">
                <text:p>0.57791558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.224244849">
                <text:p>1.224244849</text:p>
              </table:table-cell>
              <table:table-cell office:value-type="float" office:value="0.1220244049">
                <text:p>0.1220244049</text:p>
              </table:table-cell>
              <table:table-cell office:value-type="float" office:value="NaN">
                <text:p>NaN</text:p>
              </table:table-cell>
              <table:table-cell office:value-type="float" office:value="-0.9081816363">
                <text:p>-0.9081816363</text:p>
              </table:table-cell>
              <table:table-cell office:value-type="float" office:value="0.5619123825">
                <text:p>0.5619123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.2299679487">
                <text:p>1.2299679487</text:p>
              </table:table-cell>
              <table:table-cell office:value-type="float" office:value="0.1282051282">
                <text:p>0.1282051282</text:p>
              </table:table-cell>
              <table:table-cell office:value-type="float" office:value="NaN">
                <text:p>NaN</text:p>
              </table:table-cell>
              <table:table-cell office:value-type="float" office:value="-0.9054487179">
                <text:p>-0.9054487179</text:p>
              </table:table-cell>
              <table:table-cell office:value-type="float" office:value="0.547275641">
                <text:p>0.547275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.2252648411">
                <text:p>1.2252648411</text:p>
              </table:table-cell>
              <table:table-cell office:value-type="float" office:value="0.1359184489">
                <text:p>0.1359184489</text:p>
              </table:table-cell>
              <table:table-cell office:value-type="float" office:value="NaN">
                <text:p>NaN</text:p>
              </table:table-cell>
              <table:table-cell office:value-type="float" office:value="-0.8922646412">
                <text:p>-0.8922646412</text:p>
              </table:table-cell>
              <table:table-cell office:value-type="float" office:value="0.5310813512">
                <text:p>0.53108135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.2182436487">
                <text:p>1.2182436487</text:p>
              </table:table-cell>
              <table:table-cell office:value-type="float" office:value="0.1440288058">
                <text:p>0.1440288058</text:p>
              </table:table-cell>
              <table:table-cell office:value-type="float" office:value="NaN">
                <text:p>NaN</text:p>
              </table:table-cell>
              <table:table-cell office:value-type="float" office:value="-0.8791758352">
                <text:p>-0.8791758352</text:p>
              </table:table-cell>
              <table:table-cell office:value-type="float" office:value="0.5169033807">
                <text:p>0.5169033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.2082416483">
                <text:p>1.2082416483</text:p>
              </table:table-cell>
              <table:table-cell office:value-type="float" office:value="0.150030006">
                <text:p>0.150030006</text:p>
              </table:table-cell>
              <table:table-cell office:value-type="float" office:value="NaN">
                <text:p>NaN</text:p>
              </table:table-cell>
              <table:table-cell office:value-type="float" office:value="-0.8605721144">
                <text:p>-0.8605721144</text:p>
              </table:table-cell>
              <table:table-cell office:value-type="float" office:value="0.5023004601">
                <text:p>0.5023004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.1914297157">
                <text:p>1.1914297157</text:p>
              </table:table-cell>
              <table:table-cell office:value-type="float" office:value="0.1581898278">
                <text:p>0.1581898278</text:p>
              </table:table-cell>
              <table:table-cell office:value-type="float" office:value="NaN">
                <text:p>NaN</text:p>
              </table:table-cell>
              <table:table-cell office:value-type="float" office:value="-0.8384060873">
                <text:p>-0.8384060873</text:p>
              </table:table-cell>
              <table:table-cell office:value-type="float" office:value="0.4887865439">
                <text:p>0.48878654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.1736431003">
                <text:p>1.1736431003</text:p>
              </table:table-cell>
              <table:table-cell office:value-type="float" office:value="0.1642299219">
                <text:p>0.1642299219</text:p>
              </table:table-cell>
              <table:table-cell office:value-type="float" office:value="NaN">
                <text:p>NaN</text:p>
              </table:table-cell>
              <table:table-cell office:value-type="float" office:value="-0.812737833">
                <text:p>-0.812737833</text:p>
              </table:table-cell>
              <table:table-cell office:value-type="float" office:value="0.4748648107">
                <text:p>0.4748648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.1524609844">
                <text:p>1.1524609844</text:p>
              </table:table-cell>
              <table:table-cell office:value-type="float" office:value="0.1720688275">
                <text:p>0.1720688275</text:p>
              </table:table-cell>
              <table:table-cell office:value-type="float" office:value="NaN">
                <text:p>NaN</text:p>
              </table:table-cell>
              <table:table-cell office:value-type="float" office:value="-0.7855142057">
                <text:p>-0.7855142057</text:p>
              </table:table-cell>
              <table:table-cell office:value-type="float" office:value="0.4609843938">
                <text:p>0.46098439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.130678407">
                <text:p>1.130678407</text:p>
              </table:table-cell>
              <table:table-cell office:value-type="float" office:value="0.1781068641">
                <text:p>0.1781068641</text:p>
              </table:table-cell>
              <table:table-cell office:value-type="float" office:value="NaN">
                <text:p>NaN</text:p>
              </table:table-cell>
              <table:table-cell office:value-type="float" office:value="-0.7568541125">
                <text:p>-0.7568541125</text:p>
              </table:table-cell>
              <table:table-cell office:value-type="float" office:value="0.4480688413">
                <text:p>0.44806884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.1051159073">
                <text:p>1.1051159073</text:p>
              </table:table-cell>
              <table:table-cell office:value-type="float" office:value="0.1858513189">
                <text:p>0.1858513189</text:p>
              </table:table-cell>
              <table:table-cell office:value-type="float" office:value="NaN">
                <text:p>NaN</text:p>
              </table:table-cell>
              <table:table-cell office:value-type="float" office:value="-0.7258193445">
                <text:p>-0.7258193445</text:p>
              </table:table-cell>
              <table:table-cell office:value-type="float" office:value="0.4348521183">
                <text:p>0.43485211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.0808646918">
                <text:p>1.0808646918</text:p>
              </table:table-cell>
              <table:table-cell office:value-type="float" office:value="0.192153723">
                <text:p>0.192153723</text:p>
              </table:table-cell>
              <table:table-cell office:value-type="float" office:value="NaN">
                <text:p>NaN</text:p>
              </table:table-cell>
              <table:table-cell office:value-type="float" office:value="-0.6963570857">
                <text:p>-0.6963570857</text:p>
              </table:table-cell>
              <table:table-cell office:value-type="float" office:value="0.4233386709">
                <text:p>0.42333867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.0535785686">
                <text:p>1.0535785686</text:p>
              </table:table-cell>
              <table:table-cell office:value-type="float" office:value="0.199920032">
                <text:p>0.199920032</text:p>
              </table:table-cell>
              <table:table-cell office:value-type="float" office:value="NaN">
                <text:p>NaN</text:p>
              </table:table-cell>
              <table:table-cell office:value-type="float" office:value="-0.6649340264">
                <text:p>-0.6649340264</text:p>
              </table:table-cell>
              <table:table-cell office:value-type="float" office:value="0.4114354258">
                <text:p>0.41143542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.0286171703">
                <text:p>1.0286171703</text:p>
              </table:table-cell>
              <table:table-cell office:value-type="float" office:value="0.2061236742">
                <text:p>0.2061236742</text:p>
              </table:table-cell>
              <table:table-cell office:value-type="float" office:value="NaN">
                <text:p>NaN</text:p>
              </table:table-cell>
              <table:table-cell office:value-type="float" office:value="-0.6351811087">
                <text:p>-0.6351811087</text:p>
              </table:table-cell>
              <table:table-cell office:value-type="float" office:value="0.4004402642">
                <text:p>0.40044026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.003197442">
                <text:p>1.003197442</text:p>
              </table:table-cell>
              <table:table-cell office:value-type="float" office:value="0.2118305356">
                <text:p>0.2118305356</text:p>
              </table:table-cell>
              <table:table-cell office:value-type="float" office:value="NaN">
                <text:p>NaN</text:p>
              </table:table-cell>
              <table:table-cell office:value-type="float" office:value="-0.604716227">
                <text:p>-0.604716227</text:p>
              </table:table-cell>
              <table:table-cell office:value-type="float" office:value="0.3896882494">
                <text:p>0.38968824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.9780782463">
                <text:p>0.9780782463</text:p>
              </table:table-cell>
              <table:table-cell office:value-type="float" office:value="0.2180174414">
                <text:p>0.2180174414</text:p>
              </table:table-cell>
              <table:table-cell office:value-type="float" office:value="NaN">
                <text:p>NaN</text:p>
              </table:table-cell>
              <table:table-cell office:value-type="float" office:value="-0.5763261061">
                <text:p>-0.5763261061</text:p>
              </table:table-cell>
              <table:table-cell office:value-type="float" office:value="0.3802304184">
                <text:p>0.38023041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4835164835">
                <text:p>0.4835164835</text:p>
              </table:table-cell>
              <table:table-cell office:value-type="float" office:value="0.2237762238">
                <text:p>0.223776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7072927">
                <text:p>0.29270729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4811547715">
                <text:p>0.4811547715</text:p>
              </table:table-cell>
              <table:table-cell office:value-type="float" office:value="0.230553328">
                <text:p>0.23055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2919006">
                <text:p>0.28829190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4783827062">
                <text:p>0.4783827062</text:p>
              </table:table-cell>
              <table:table-cell office:value-type="float" office:value="0.2361889512">
                <text:p>0.2361889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4283427">
                <text:p>0.28542834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4753345317">
                <text:p>0.4753345317</text:p>
              </table:table-cell>
              <table:table-cell office:value-type="float" office:value="0.2436588776">
                <text:p>0.2436588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0065908">
                <text:p>0.2810065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4718112755">
                <text:p>0.4718112755</text:p>
              </table:table-cell>
              <table:table-cell office:value-type="float" office:value="0.24990004">
                <text:p>0.2499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2886845">
                <text:p>0.27828868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4679064187">
                <text:p>0.4679064187</text:p>
              </table:table-cell>
              <table:table-cell office:value-type="float" office:value="0.2559488102">
                <text:p>0.255948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144771">
                <text:p>0.2761447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4657205677">
                <text:p>0.4657205677</text:p>
              </table:table-cell>
              <table:table-cell office:value-type="float" office:value="0.2618428943">
                <text:p>0.261842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4365381">
                <text:p>0.27243653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4621848739">
                <text:p>0.4621848739</text:p>
              </table:table-cell>
              <table:table-cell office:value-type="float" office:value="0.2681072429">
                <text:p>0.268107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7078832">
                <text:p>0.26970788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4583666934">
                <text:p>0.4583666934</text:p>
              </table:table-cell>
              <table:table-cell office:value-type="float" office:value="0.2742193755">
                <text:p>0.2742193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74139311">
                <text:p>0.26741393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.454">
                <text:p>0.454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452">
                <text:p>0.452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448">
                <text:p>0.448</text:p>
              </table:table-cell>
              <table:table-cell office:value-type="float" office:value="0.292">
                <text:p>0.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444">
                <text:p>0.444</text:p>
              </table:table-cell>
              <table:table-cell office:value-type="float" office:value="0.298">
                <text:p>0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0.304">
                <text:p>0.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438">
                <text:p>0.438</text:p>
              </table:table-cell>
              <table:table-cell office:value-type="float" office:value="0.308">
                <text:p>0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0.432">
                <text:p>0.432</text:p>
              </table:table-cell>
              <table:table-cell office:value-type="float" office:value="0.314">
                <text:p>0.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0.4291417166">
                <text:p>0.4291417166</text:p>
              </table:table-cell>
              <table:table-cell office:value-type="float" office:value="0.3193612774">
                <text:p>0.319361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497006">
                <text:p>0.2514970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0.426">
                <text:p>0.426</text:p>
              </table:table-cell>
              <table:table-cell office:value-type="float" office:value="0.324">
                <text:p>0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424">
                <text:p>0.424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">
                <text:p>0.2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svg:stroke-color="#ffd320"/>
    </style:style>
    <style:style style:name="ch13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579d1c"/>
    </style:style>
    <style:style style:name="ch15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svg:stroke-color="#7e0021"/>
    </style:style>
    <style:style style:name="ch17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72cm" svg:height="9.001cm" xlink:href=".." xlink:type="simple" chart:class="chart:scatter" chart:style-name="ch1">
        <chart:title svg:x="7.03cm" svg:y="0.316cm" chart:style-name="ch2">
          <text:p>9-10kbar</text:p>
        </chart:title>
        <chart:legend chart:legend-position="end" svg:x="12.829cm" svg:y="1.711cm" style:legend-expansion="high" chart:style-name="ch3"/>
        <chart:plot-area chart:style-name="ch4" table:cell-range-address="data.B11:data.H12 data.C1:data.H1" chart:data-source-has-labels="row" svg:x="0.769cm" svg:y="1.635cm" svg:width="11.422cm" svg:height="6.766cm">
          <chartooo:coordinate-region svg:x="1.602cm" svg:y="1.834cm" svg:width="10.257cm" svg:height="6.36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C11:data.C12" chart:label-cell-address="data.C1:data.C1" chart:class="chart:scatter">
            <chart:domain table:cell-range-address="data.B11:data.B12"/>
            <chart:regression-curve chart:style-name="ch8">
              <chart:equation/>
            </chart:regression-curve>
            <chart:data-point chart:repeated="2"/>
          </chart:series>
          <chart:series chart:style-name="ch9" chart:values-cell-range-address="data.D11:data.D12" chart:label-cell-address="data.D1:data.D1" chart:class="chart:scatter">
            <chart:regression-curve chart:style-name="ch10">
              <chart:equation svg:x="3.466cm" svg:y="5.381cm"/>
            </chart:regression-curve>
            <chart:data-point chart:repeated="2"/>
          </chart:series>
          <chart:series chart:style-name="ch11" chart:values-cell-range-address="data.E11:data.E12" chart:label-cell-address="data.E1:data.E1" chart:class="chart:scatter">
            <chart:regression-curve chart:style-name="ch12">
              <chart:equation/>
            </chart:regression-curve>
            <chart:data-point chart:repeated="2"/>
          </chart:series>
          <chart:series chart:style-name="ch13" chart:values-cell-range-address="data.F11:data.F12" chart:label-cell-address="data.F1:data.F1" chart:class="chart:scatter">
            <chart:regression-curve chart:style-name="ch14">
              <chart:equation svg:x="3.634cm" svg:y="5.897cm"/>
            </chart:regression-curve>
            <chart:data-point chart:repeated="2"/>
          </chart:series>
          <chart:series chart:style-name="ch15" chart:values-cell-range-address="data.G11:data.G12" chart:label-cell-address="data.G1:data.G1" chart:class="chart:scatter">
            <chart:regression-curve chart:style-name="ch16">
              <chart:equation/>
            </chart:regression-curve>
            <chart:data-point chart:repeated="2"/>
          </chart:series>
          <chart:series chart:style-name="ch17" chart:values-cell-range-address="data.H11:data.H12" chart:label-cell-address="data.H1:data.H1" chart:class="chart:scatte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</text:p>
                <draw:g>
                  <svg:desc>data.C1:data.C1</svg:desc>
                </draw:g>
              </table:table-cell>
              <table:table-cell office:value-type="string">
                <text:p>cpx</text:p>
                <draw:g>
                  <svg:desc>data.D1:data.D1</svg:desc>
                </draw:g>
              </table:table-cell>
              <table:table-cell office:value-type="string">
                <text:p>ol</text:p>
                <draw:g>
                  <svg:desc>data.E1:data.E1</svg:desc>
                </draw:g>
              </table:table-cell>
              <table:table-cell office:value-type="string">
                <text:p>sp</text:p>
                <draw:g>
                  <svg:desc>data.F1:data.F1</svg:desc>
                </draw:g>
              </table:table-cell>
              <table:table-cell office:value-type="string">
                <text:p>opx</text:p>
                <draw:g>
                  <svg:desc>data.G1:data.G1</svg:desc>
                </draw:g>
              </table:table-cell>
              <table:table-cell office:value-type="string">
                <text:p>g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001">
                <text:p>9.001</text:p>
                <draw:g>
                  <svg:desc>data.B11:data.B12</svg:desc>
                </draw:g>
              </table:table-cell>
              <table:table-cell office:value-type="float" office:value="0.8798551268">
                <text:p>0.8798551268</text:p>
                <draw:g>
                  <svg:desc>data.C11:data.C12</svg:desc>
                </draw:g>
              </table:table-cell>
              <table:table-cell office:value-type="float" office:value="0.0799300612">
                <text:p>0.0799300612</text:p>
                <draw:g>
                  <svg:desc>data.D11:data.D12</svg:desc>
                </draw:g>
              </table:table-cell>
              <table:table-cell office:value-type="float" office:value="0.4521044086">
                <text:p>0.4521044086</text:p>
                <draw:g>
                  <svg:desc>data.E11:data.E12</svg:desc>
                </draw:g>
              </table:table-cell>
              <table:table-cell office:value-type="float" office:value="-0.0522043212">
                <text:p>-0.0522043212</text:p>
                <draw:g>
                  <svg:desc>data.F11:data.F12</svg:desc>
                </draw:g>
              </table:table-cell>
              <table:table-cell office:value-type="float" office:value="-0.3596852754">
                <text:p>-0.3596852754</text:p>
                <draw:g>
                  <svg:desc>data.G11:data.G12</svg:desc>
                </draw:g>
              </table:table-cell>
              <table:table-cell office:value-type="float" office:value="NaN">
                <text:p>NaN</text:p>
                <draw:g>
                  <svg:desc>data.H11:data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1">
                <text:p>10.001</text:p>
              </table:table-cell>
              <table:table-cell office:value-type="float" office:value="0.9738377943">
                <text:p>0.9738377943</text:p>
              </table:table-cell>
              <table:table-cell office:value-type="float" office:value="0.0100623868">
                <text:p>0.0100623868</text:p>
              </table:table-cell>
              <table:table-cell office:value-type="float" office:value="0.5131817267">
                <text:p>0.5131817267</text:p>
              </table:table-cell>
              <table:table-cell office:value-type="float" office:value="-0.0643992755">
                <text:p>-0.0643992755</text:p>
              </table:table-cell>
              <table:table-cell office:value-type="float" office:value="-0.4326826323">
                <text:p>-0.43268263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svg:stroke-color="#ffd320"/>
    </style:style>
    <style:style style:name="ch12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svg:stroke-color="#579d1c"/>
    </style:style>
    <style:style style:name="ch14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svg:stroke-color="#7e0021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cm" svg:height="8.998cm" xlink:href=".." xlink:type="simple" chart:class="chart:scatter" chart:style-name="ch1">
        <chart:title svg:x="6.915cm" svg:y="0.315cm" chart:style-name="ch2">
          <text:p>11-21kbar</text:p>
        </chart:title>
        <chart:legend chart:legend-position="end" svg:x="12.837cm" svg:y="1.959cm" style:legend-expansion="high" chart:style-name="ch3"/>
        <chart:plot-area chart:style-name="ch4" table:cell-range-address="data.B13:data.H23 data.C1:data.H1" chart:data-source-has-labels="row" svg:x="0.769cm" svg:y="1.631cm" svg:width="11.43cm" svg:height="6.768cm">
          <chartooo:coordinate-region svg:x="1.602cm" svg:y="1.831cm" svg:width="10.41cm" svg:height="6.36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C13:data.C23" chart:label-cell-address="data.C1:data.C1" chart:class="chart:scatter">
            <chart:domain table:cell-range-address="data.B13:data.B23"/>
            <chart:data-point chart:repeated="11"/>
          </chart:series>
          <chart:series chart:style-name="ch8" chart:values-cell-range-address="data.D13:data.D23" chart:label-cell-address="data.D1:data.D1" chart:class="chart:scatter">
            <chart:regression-curve chart:style-name="ch9">
              <chart:equation/>
            </chart:regression-curve>
            <chart:data-point chart:repeated="11"/>
          </chart:series>
          <chart:series chart:style-name="ch10" chart:values-cell-range-address="data.E13:data.E23" chart:label-cell-address="data.E1:data.E1" chart:class="chart:scatter">
            <chart:regression-curve chart:style-name="ch11">
              <chart:equation svg:x="5.892cm" svg:y="6.139cm"/>
            </chart:regression-curve>
            <chart:data-point chart:repeated="11"/>
          </chart:series>
          <chart:series chart:style-name="ch12" chart:values-cell-range-address="data.F13:data.F23" chart:label-cell-address="data.F1:data.F1" chart:class="chart:scatter">
            <chart:regression-curve chart:style-name="ch13">
              <chart:equation svg:x="3.667cm" svg:y="5.084cm"/>
            </chart:regression-curve>
            <chart:data-point chart:repeated="11"/>
          </chart:series>
          <chart:series chart:style-name="ch14" chart:values-cell-range-address="data.G13:data.G23" chart:label-cell-address="data.G1:data.G1" chart:class="chart:scatter">
            <chart:regression-curve chart:style-name="ch15">
              <chart:equation svg:x="5.44cm" svg:y="7.451cm"/>
            </chart:regression-curve>
            <chart:data-point chart:repeated="11"/>
          </chart:series>
          <chart:series chart:style-name="ch16" chart:values-cell-range-address="data.H13:data.H23" chart:label-cell-address="data.H1:data.H1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</text:p>
                <draw:g>
                  <svg:desc>data.C1:data.C1</svg:desc>
                </draw:g>
              </table:table-cell>
              <table:table-cell office:value-type="string">
                <text:p>cpx</text:p>
                <draw:g>
                  <svg:desc>data.D1:data.D1</svg:desc>
                </draw:g>
              </table:table-cell>
              <table:table-cell office:value-type="string">
                <text:p>ol</text:p>
                <draw:g>
                  <svg:desc>data.E1:data.E1</svg:desc>
                </draw:g>
              </table:table-cell>
              <table:table-cell office:value-type="string">
                <text:p>sp</text:p>
                <draw:g>
                  <svg:desc>data.F1:data.F1</svg:desc>
                </draw:g>
              </table:table-cell>
              <table:table-cell office:value-type="string">
                <text:p>opx</text:p>
                <draw:g>
                  <svg:desc>data.G1:data.G1</svg:desc>
                </draw:g>
              </table:table-cell>
              <table:table-cell office:value-type="string">
                <text:p>g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data.B13:data.B23</svg:desc>
                </draw:g>
              </table:table-cell>
              <table:table-cell office:value-type="float" office:value="NaN">
                <text:p>NaN</text:p>
                <draw:g>
                  <svg:desc>data.C13:data.C23</svg:desc>
                </draw:g>
              </table:table-cell>
              <table:table-cell office:value-type="float" office:value="1.0592287053">
                <text:p>1.0592287053</text:p>
                <draw:g>
                  <svg:desc>data.D13:data.D23</svg:desc>
                </draw:g>
              </table:table-cell>
              <table:table-cell office:value-type="float" office:value="-0.2402787233">
                <text:p>-0.2402787233</text:p>
                <draw:g>
                  <svg:desc>data.E13:data.E23</svg:desc>
                </draw:g>
              </table:table-cell>
              <table:table-cell office:value-type="float" office:value="0.201073245">
                <text:p>0.201073245</text:p>
                <draw:g>
                  <svg:desc>data.F13:data.F23</svg:desc>
                </draw:g>
              </table:table-cell>
              <table:table-cell office:value-type="float" office:value="-0.0200232269">
                <text:p>-0.0200232269</text:p>
                <draw:g>
                  <svg:desc>data.G13:data.G23</svg:desc>
                </draw:g>
              </table:table-cell>
              <table:table-cell office:value-type="float" office:value="NaN">
                <text:p>NaN</text:p>
                <draw:g>
                  <svg:desc>data.H13:data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.0811999121">
                <text:p>1.0811999121</text:p>
              </table:table-cell>
              <table:table-cell office:value-type="float" office:value="-0.2178387993">
                <text:p>-0.2178387993</text:p>
              </table:table-cell>
              <table:table-cell office:value-type="float" office:value="0.194595999">
                <text:p>0.194595999</text:p>
              </table:table-cell>
              <table:table-cell office:value-type="float" office:value="-0.0579571117">
                <text:p>-0.057957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.1051051051">
                <text:p>1.1051051051</text:p>
              </table:table-cell>
              <table:table-cell office:value-type="float" office:value="-0.2002002002">
                <text:p>-0.2002002002</text:p>
              </table:table-cell>
              <table:table-cell office:value-type="float" office:value="0.1891891892">
                <text:p>0.1891891892</text:p>
              </table:table-cell>
              <table:table-cell office:value-type="float" office:value="-0.0940940941">
                <text:p>-0.0940940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.1288446886">
                <text:p>1.1288446886</text:p>
              </table:table-cell>
              <table:table-cell office:value-type="float" office:value="-0.1824597987">
                <text:p>-0.1824597987</text:p>
              </table:table-cell>
              <table:table-cell office:value-type="float" office:value="0.1839435377">
                <text:p>0.1839435377</text:p>
              </table:table-cell>
              <table:table-cell office:value-type="float" office:value="-0.1303284276">
                <text:p>-0.1303284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.1475409836">
                <text:p>1.1475409836</text:p>
              </table:table-cell>
              <table:table-cell office:value-type="float" office:value="-0.1639344262">
                <text:p>-0.1639344262</text:p>
              </table:table-cell>
              <table:table-cell office:value-type="float" office:value="0.1783286685">
                <text:p>0.1783286685</text:p>
              </table:table-cell>
              <table:table-cell office:value-type="float" office:value="-0.1619352259">
                <text:p>-0.1619352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.1706555671">
                <text:p>1.1706555671</text:p>
              </table:table-cell>
              <table:table-cell office:value-type="float" office:value="-0.1480829264">
                <text:p>-0.1480829264</text:p>
              </table:table-cell>
              <table:table-cell office:value-type="float" office:value="0.1735371808">
                <text:p>0.1735371808</text:p>
              </table:table-cell>
              <table:table-cell office:value-type="float" office:value="-0.1961098215">
                <text:p>-0.1961098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.1909519623">
                <text:p>1.1909519623</text:p>
              </table:table-cell>
              <table:table-cell office:value-type="float" office:value="-0.1318839421">
                <text:p>-0.1318839421</text:p>
              </table:table-cell>
              <table:table-cell office:value-type="float" office:value="0.1687315163">
                <text:p>0.1687315163</text:p>
              </table:table-cell>
              <table:table-cell office:value-type="float" office:value="-0.2277995364">
                <text:p>-0.2277995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.2133205405">
                <text:p>1.2133205405</text:p>
              </table:table-cell>
              <table:table-cell office:value-type="float" office:value="-0.117933957">
                <text:p>-0.117933957</text:p>
              </table:table-cell>
              <table:table-cell office:value-type="float" office:value="0.164467898">
                <text:p>0.164467898</text:p>
              </table:table-cell>
              <table:table-cell office:value-type="float" office:value="-0.2598544815">
                <text:p>-0.259854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.2334079642">
                <text:p>1.2334079642</text:p>
              </table:table-cell>
              <table:table-cell office:value-type="float" office:value="-0.103950104">
                <text:p>-0.103950104</text:p>
              </table:table-cell>
              <table:table-cell office:value-type="float" office:value="0.1604030066">
                <text:p>0.1604030066</text:p>
              </table:table-cell>
              <table:table-cell office:value-type="float" office:value="-0.2898608668">
                <text:p>-0.2898608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.2532230017">
                <text:p>1.2532230017</text:p>
              </table:table-cell>
              <table:table-cell office:value-type="float" office:value="-0.0899442346">
                <text:p>-0.0899442346</text:p>
              </table:table-cell>
              <table:table-cell office:value-type="float" office:value="0.1565229558">
                <text:p>0.1565229558</text:p>
              </table:table-cell>
              <table:table-cell office:value-type="float" office:value="-0.3198017229">
                <text:p>-0.3198017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.2732936664">
                <text:p>1.2732936664</text:p>
              </table:table-cell>
              <table:table-cell office:value-type="float" office:value="-0.0780793286">
                <text:p>-0.0780793286</text:p>
              </table:table-cell>
              <table:table-cell office:value-type="float" office:value="0.1531395898">
                <text:p>0.1531395898</text:p>
              </table:table-cell>
              <table:table-cell office:value-type="float" office:value="-0.3483539276">
                <text:p>-0.34835392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svg:stroke-color="#ffd320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svg:stroke-color="#7e0021"/>
    </style:style>
    <style:style style:name="ch15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svg:stroke-color="#83caf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cm" svg:height="8.998cm" xlink:href=".." xlink:type="simple" chart:class="chart:scatter" chart:style-name="ch1">
        <chart:title svg:x="6.915cm" svg:y="0.315cm" chart:style-name="ch2">
          <text:p>22-41kbar</text:p>
        </chart:title>
        <chart:legend chart:legend-position="end" svg:x="12.837cm" svg:y="1.959cm" style:legend-expansion="high" chart:style-name="ch3"/>
        <chart:plot-area chart:style-name="ch4" table:cell-range-address="data.B24:data.H43 data.C1:data.H1" chart:data-source-has-labels="row" svg:x="0.769cm" svg:y="1.631cm" svg:width="11.43cm" svg:height="6.768cm">
          <chartooo:coordinate-region svg:x="1.602cm" svg:y="1.83cm" svg:width="10.41cm" svg:height="6.3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C24:data.C43" chart:label-cell-address="data.C1:data.C1" chart:class="chart:scatter">
            <chart:domain table:cell-range-address="data.B24:data.B43"/>
            <chart:data-point chart:repeated="20"/>
          </chart:series>
          <chart:series chart:style-name="ch8" chart:values-cell-range-address="data.D24:data.D43" chart:label-cell-address="data.D1:data.D1" chart:class="chart:scatter">
            <chart:regression-curve chart:style-name="ch9">
              <chart:equation svg:x="4.824cm" svg:y="1.889cm"/>
            </chart:regression-curve>
            <chart:data-point chart:repeated="20"/>
          </chart:series>
          <chart:series chart:style-name="ch10" chart:values-cell-range-address="data.E24:data.E43" chart:label-cell-address="data.E1:data.E1" chart:class="chart:scatter">
            <chart:regression-curve chart:style-name="ch11">
              <chart:equation svg:x="1.763cm" svg:y="4.124cm"/>
            </chart:regression-curve>
            <chart:data-point chart:repeated="20"/>
          </chart:series>
          <chart:series chart:style-name="ch12" chart:values-cell-range-address="data.F24:data.F43" chart:label-cell-address="data.F1:data.F1" chart:class="chart:scatter">
            <chart:data-point chart:repeated="20"/>
          </chart:series>
          <chart:series chart:style-name="ch13" chart:values-cell-range-address="data.G24:data.G43" chart:label-cell-address="data.G1:data.G1" chart:class="chart:scatter">
            <chart:regression-curve chart:style-name="ch14">
              <chart:equation svg:x="1.699cm" svg:y="5.98cm"/>
            </chart:regression-curve>
            <chart:data-point chart:repeated="20"/>
          </chart:series>
          <chart:series chart:style-name="ch15" chart:values-cell-range-address="data.H24:data.H43" chart:label-cell-address="data.H1:data.H1" chart:class="chart:scatter">
            <chart:regression-curve chart:style-name="ch16">
              <chart:equation svg:x="3.374cm" svg:y="3.312cm"/>
            </chart:regression-curve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</text:p>
                <draw:g>
                  <svg:desc>data.C1:data.C1</svg:desc>
                </draw:g>
              </table:table-cell>
              <table:table-cell office:value-type="string">
                <text:p>cpx</text:p>
                <draw:g>
                  <svg:desc>data.D1:data.D1</svg:desc>
                </draw:g>
              </table:table-cell>
              <table:table-cell office:value-type="string">
                <text:p>ol</text:p>
                <draw:g>
                  <svg:desc>data.E1:data.E1</svg:desc>
                </draw:g>
              </table:table-cell>
              <table:table-cell office:value-type="string">
                <text:p>sp</text:p>
                <draw:g>
                  <svg:desc>data.F1:data.F1</svg:desc>
                </draw:g>
              </table:table-cell>
              <table:table-cell office:value-type="string">
                <text:p>opx</text:p>
                <draw:g>
                  <svg:desc>data.G1:data.G1</svg:desc>
                </draw:g>
              </table:table-cell>
              <table:table-cell office:value-type="string">
                <text:p>g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data.B24:data.B43</svg:desc>
                </draw:g>
              </table:table-cell>
              <table:table-cell office:value-type="float" office:value="NaN">
                <text:p>NaN</text:p>
                <draw:g>
                  <svg:desc>data.C24:data.C43</svg:desc>
                </draw:g>
              </table:table-cell>
              <table:table-cell office:value-type="float" office:value="1.148896139">
                <text:p>1.148896139</text:p>
                <draw:g>
                  <svg:desc>data.D24:data.D43</svg:desc>
                </draw:g>
              </table:table-cell>
              <table:table-cell office:value-type="float" office:value="0.0840655711">
                <text:p>0.0840655711</text:p>
                <draw:g>
                  <svg:desc>data.E24:data.E43</svg:desc>
                </draw:g>
              </table:table-cell>
              <table:table-cell office:value-type="float" office:value="NaN">
                <text:p>NaN</text:p>
                <draw:g>
                  <svg:desc>data.F24:data.F43</svg:desc>
                </draw:g>
              </table:table-cell>
              <table:table-cell office:value-type="float" office:value="-0.8786853746">
                <text:p>-0.8786853746</text:p>
                <draw:g>
                  <svg:desc>data.G24:data.G43</svg:desc>
                </draw:g>
              </table:table-cell>
              <table:table-cell office:value-type="float" office:value="0.6457236645">
                <text:p>0.6457236645</text:p>
                <draw:g>
                  <svg:desc>data.H24:data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.1722344469">
                <text:p>1.1722344469</text:p>
              </table:table-cell>
              <table:table-cell office:value-type="float" office:value="0.0900180036">
                <text:p>0.0900180036</text:p>
              </table:table-cell>
              <table:table-cell office:value-type="float" office:value="NaN">
                <text:p>NaN</text:p>
              </table:table-cell>
              <table:table-cell office:value-type="float" office:value="-0.8901780356">
                <text:p>-0.8901780356</text:p>
              </table:table-cell>
              <table:table-cell office:value-type="float" office:value="0.6279255851">
                <text:p>0.6279255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.1916683357">
                <text:p>1.1916683357</text:p>
              </table:table-cell>
              <table:table-cell office:value-type="float" office:value="0.0981373923">
                <text:p>0.0981373923</text:p>
              </table:table-cell>
              <table:table-cell office:value-type="float" office:value="NaN">
                <text:p>NaN</text:p>
              </table:table-cell>
              <table:table-cell office:value-type="float" office:value="-0.9012617665">
                <text:p>-0.9012617665</text:p>
              </table:table-cell>
              <table:table-cell office:value-type="float" office:value="0.6114560385">
                <text:p>0.6114560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.2084168337">
                <text:p>1.2084168337</text:p>
              </table:table-cell>
              <table:table-cell office:value-type="float" office:value="0.1062124248">
                <text:p>0.1062124248</text:p>
              </table:table-cell>
              <table:table-cell office:value-type="float" office:value="NaN">
                <text:p>NaN</text:p>
              </table:table-cell>
              <table:table-cell office:value-type="float" office:value="-0.9098196393">
                <text:p>-0.9098196393</text:p>
              </table:table-cell>
              <table:table-cell office:value-type="float" office:value="0.5951903808">
                <text:p>0.5951903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.2182436487">
                <text:p>1.2182436487</text:p>
              </table:table-cell>
              <table:table-cell office:value-type="float" office:value="0.1140228046">
                <text:p>0.1140228046</text:p>
              </table:table-cell>
              <table:table-cell office:value-type="float" office:value="NaN">
                <text:p>NaN</text:p>
              </table:table-cell>
              <table:table-cell office:value-type="float" office:value="-0.9101820364">
                <text:p>-0.9101820364</text:p>
              </table:table-cell>
              <table:table-cell office:value-type="float" office:value="0.5779155831">
                <text:p>0.5779155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.224244849">
                <text:p>1.224244849</text:p>
              </table:table-cell>
              <table:table-cell office:value-type="float" office:value="0.1220244049">
                <text:p>0.1220244049</text:p>
              </table:table-cell>
              <table:table-cell office:value-type="float" office:value="NaN">
                <text:p>NaN</text:p>
              </table:table-cell>
              <table:table-cell office:value-type="float" office:value="-0.9081816363">
                <text:p>-0.9081816363</text:p>
              </table:table-cell>
              <table:table-cell office:value-type="float" office:value="0.5619123825">
                <text:p>0.5619123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.2299679487">
                <text:p>1.2299679487</text:p>
              </table:table-cell>
              <table:table-cell office:value-type="float" office:value="0.1282051282">
                <text:p>0.1282051282</text:p>
              </table:table-cell>
              <table:table-cell office:value-type="float" office:value="NaN">
                <text:p>NaN</text:p>
              </table:table-cell>
              <table:table-cell office:value-type="float" office:value="-0.9054487179">
                <text:p>-0.9054487179</text:p>
              </table:table-cell>
              <table:table-cell office:value-type="float" office:value="0.547275641">
                <text:p>0.547275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.2252648411">
                <text:p>1.2252648411</text:p>
              </table:table-cell>
              <table:table-cell office:value-type="float" office:value="0.1359184489">
                <text:p>0.1359184489</text:p>
              </table:table-cell>
              <table:table-cell office:value-type="float" office:value="NaN">
                <text:p>NaN</text:p>
              </table:table-cell>
              <table:table-cell office:value-type="float" office:value="-0.8922646412">
                <text:p>-0.8922646412</text:p>
              </table:table-cell>
              <table:table-cell office:value-type="float" office:value="0.5310813512">
                <text:p>0.5310813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.2182436487">
                <text:p>1.2182436487</text:p>
              </table:table-cell>
              <table:table-cell office:value-type="float" office:value="0.1440288058">
                <text:p>0.1440288058</text:p>
              </table:table-cell>
              <table:table-cell office:value-type="float" office:value="NaN">
                <text:p>NaN</text:p>
              </table:table-cell>
              <table:table-cell office:value-type="float" office:value="-0.8791758352">
                <text:p>-0.8791758352</text:p>
              </table:table-cell>
              <table:table-cell office:value-type="float" office:value="0.5169033807">
                <text:p>0.5169033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.2082416483">
                <text:p>1.2082416483</text:p>
              </table:table-cell>
              <table:table-cell office:value-type="float" office:value="0.150030006">
                <text:p>0.150030006</text:p>
              </table:table-cell>
              <table:table-cell office:value-type="float" office:value="NaN">
                <text:p>NaN</text:p>
              </table:table-cell>
              <table:table-cell office:value-type="float" office:value="-0.8605721144">
                <text:p>-0.8605721144</text:p>
              </table:table-cell>
              <table:table-cell office:value-type="float" office:value="0.5023004601">
                <text:p>0.5023004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.1914297157">
                <text:p>1.1914297157</text:p>
              </table:table-cell>
              <table:table-cell office:value-type="float" office:value="0.1581898278">
                <text:p>0.1581898278</text:p>
              </table:table-cell>
              <table:table-cell office:value-type="float" office:value="NaN">
                <text:p>NaN</text:p>
              </table:table-cell>
              <table:table-cell office:value-type="float" office:value="-0.8384060873">
                <text:p>-0.8384060873</text:p>
              </table:table-cell>
              <table:table-cell office:value-type="float" office:value="0.4887865439">
                <text:p>0.4887865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.1736431003">
                <text:p>1.1736431003</text:p>
              </table:table-cell>
              <table:table-cell office:value-type="float" office:value="0.1642299219">
                <text:p>0.1642299219</text:p>
              </table:table-cell>
              <table:table-cell office:value-type="float" office:value="NaN">
                <text:p>NaN</text:p>
              </table:table-cell>
              <table:table-cell office:value-type="float" office:value="-0.812737833">
                <text:p>-0.812737833</text:p>
              </table:table-cell>
              <table:table-cell office:value-type="float" office:value="0.4748648107">
                <text:p>0.4748648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.1524609844">
                <text:p>1.1524609844</text:p>
              </table:table-cell>
              <table:table-cell office:value-type="float" office:value="0.1720688275">
                <text:p>0.1720688275</text:p>
              </table:table-cell>
              <table:table-cell office:value-type="float" office:value="NaN">
                <text:p>NaN</text:p>
              </table:table-cell>
              <table:table-cell office:value-type="float" office:value="-0.7855142057">
                <text:p>-0.7855142057</text:p>
              </table:table-cell>
              <table:table-cell office:value-type="float" office:value="0.4609843938">
                <text:p>0.46098439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.130678407">
                <text:p>1.130678407</text:p>
              </table:table-cell>
              <table:table-cell office:value-type="float" office:value="0.1781068641">
                <text:p>0.1781068641</text:p>
              </table:table-cell>
              <table:table-cell office:value-type="float" office:value="NaN">
                <text:p>NaN</text:p>
              </table:table-cell>
              <table:table-cell office:value-type="float" office:value="-0.7568541125">
                <text:p>-0.7568541125</text:p>
              </table:table-cell>
              <table:table-cell office:value-type="float" office:value="0.4480688413">
                <text:p>0.4480688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.1051159073">
                <text:p>1.1051159073</text:p>
              </table:table-cell>
              <table:table-cell office:value-type="float" office:value="0.1858513189">
                <text:p>0.1858513189</text:p>
              </table:table-cell>
              <table:table-cell office:value-type="float" office:value="NaN">
                <text:p>NaN</text:p>
              </table:table-cell>
              <table:table-cell office:value-type="float" office:value="-0.7258193445">
                <text:p>-0.7258193445</text:p>
              </table:table-cell>
              <table:table-cell office:value-type="float" office:value="0.4348521183">
                <text:p>0.4348521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.0808646918">
                <text:p>1.0808646918</text:p>
              </table:table-cell>
              <table:table-cell office:value-type="float" office:value="0.192153723">
                <text:p>0.192153723</text:p>
              </table:table-cell>
              <table:table-cell office:value-type="float" office:value="NaN">
                <text:p>NaN</text:p>
              </table:table-cell>
              <table:table-cell office:value-type="float" office:value="-0.6963570857">
                <text:p>-0.6963570857</text:p>
              </table:table-cell>
              <table:table-cell office:value-type="float" office:value="0.4233386709">
                <text:p>0.4233386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.0535785686">
                <text:p>1.0535785686</text:p>
              </table:table-cell>
              <table:table-cell office:value-type="float" office:value="0.199920032">
                <text:p>0.199920032</text:p>
              </table:table-cell>
              <table:table-cell office:value-type="float" office:value="NaN">
                <text:p>NaN</text:p>
              </table:table-cell>
              <table:table-cell office:value-type="float" office:value="-0.6649340264">
                <text:p>-0.6649340264</text:p>
              </table:table-cell>
              <table:table-cell office:value-type="float" office:value="0.4114354258">
                <text:p>0.41143542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.0286171703">
                <text:p>1.0286171703</text:p>
              </table:table-cell>
              <table:table-cell office:value-type="float" office:value="0.2061236742">
                <text:p>0.2061236742</text:p>
              </table:table-cell>
              <table:table-cell office:value-type="float" office:value="NaN">
                <text:p>NaN</text:p>
              </table:table-cell>
              <table:table-cell office:value-type="float" office:value="-0.6351811087">
                <text:p>-0.6351811087</text:p>
              </table:table-cell>
              <table:table-cell office:value-type="float" office:value="0.4004402642">
                <text:p>0.4004402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.003197442">
                <text:p>1.003197442</text:p>
              </table:table-cell>
              <table:table-cell office:value-type="float" office:value="0.2118305356">
                <text:p>0.2118305356</text:p>
              </table:table-cell>
              <table:table-cell office:value-type="float" office:value="NaN">
                <text:p>NaN</text:p>
              </table:table-cell>
              <table:table-cell office:value-type="float" office:value="-0.604716227">
                <text:p>-0.604716227</text:p>
              </table:table-cell>
              <table:table-cell office:value-type="float" office:value="0.3896882494">
                <text:p>0.38968824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.9780782463">
                <text:p>0.9780782463</text:p>
              </table:table-cell>
              <table:table-cell office:value-type="float" office:value="0.2180174414">
                <text:p>0.2180174414</text:p>
              </table:table-cell>
              <table:table-cell office:value-type="float" office:value="NaN">
                <text:p>NaN</text:p>
              </table:table-cell>
              <table:table-cell office:value-type="float" office:value="-0.5763261061">
                <text:p>-0.5763261061</text:p>
              </table:table-cell>
              <table:table-cell office:value-type="float" office:value="0.3802304184">
                <text:p>0.38023041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svg:stroke-color="#ffd320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svg:stroke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cm" svg:height="8.998cm" xlink:href=".." xlink:type="simple" chart:class="chart:scatter" chart:style-name="ch1">
        <chart:title svg:x="6.915cm" svg:y="0.315cm" chart:style-name="ch2">
          <text:p>42-60kbar</text:p>
        </chart:title>
        <chart:legend chart:legend-position="end" svg:x="12.837cm" svg:y="2.208cm" style:legend-expansion="high" chart:style-name="ch3"/>
        <chart:plot-area chart:style-name="ch4" table:cell-range-address="data.B44:data.H62 data.C1:data.H1" chart:data-source-has-labels="row" svg:x="0.769cm" svg:y="1.631cm" svg:width="11.43cm" svg:height="6.768cm">
          <chartooo:coordinate-region svg:x="1.496cm" svg:y="1.831cm" svg:width="10.516cm" svg:height="5.9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C44:data.C62" chart:label-cell-address="data.C1:data.C1" chart:class="chart:scatter">
            <chart:domain table:cell-range-address="data.B44:data.B62"/>
            <chart:data-point chart:repeated="19"/>
          </chart:series>
          <chart:series chart:style-name="ch8" chart:values-cell-range-address="data.D44:data.D62" chart:label-cell-address="data.D1:data.D1" chart:class="chart:scatter">
            <chart:regression-curve chart:style-name="ch9">
              <chart:equation/>
            </chart:regression-curve>
            <chart:data-point chart:repeated="19"/>
          </chart:series>
          <chart:series chart:style-name="ch10" chart:values-cell-range-address="data.E44:data.E62" chart:label-cell-address="data.E1:data.E1" chart:class="chart:scatter">
            <chart:regression-curve chart:style-name="ch11">
              <chart:equation/>
            </chart:regression-curve>
            <chart:data-point chart:repeated="19"/>
          </chart:series>
          <chart:series chart:style-name="ch12" chart:values-cell-range-address="data.F44:data.F62" chart:label-cell-address="data.F1:data.F1" chart:class="chart:scatter">
            <chart:data-point chart:repeated="19"/>
          </chart:series>
          <chart:series chart:style-name="ch13" chart:values-cell-range-address="data.G44:data.G62" chart:label-cell-address="data.G1:data.G1" chart:class="chart:scatter">
            <chart:data-point chart:repeated="19"/>
          </chart:series>
          <chart:series chart:style-name="ch14" chart:values-cell-range-address="data.H44:data.H62" chart:label-cell-address="data.H1:data.H1" chart:class="chart:scatter">
            <chart:regression-curve chart:style-name="ch15">
              <chart:equation/>
            </chart:regression-curve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</text:p>
                <draw:g>
                  <svg:desc>data.C1:data.C1</svg:desc>
                </draw:g>
              </table:table-cell>
              <table:table-cell office:value-type="string">
                <text:p>cpx</text:p>
                <draw:g>
                  <svg:desc>data.D1:data.D1</svg:desc>
                </draw:g>
              </table:table-cell>
              <table:table-cell office:value-type="string">
                <text:p>ol</text:p>
                <draw:g>
                  <svg:desc>data.E1:data.E1</svg:desc>
                </draw:g>
              </table:table-cell>
              <table:table-cell office:value-type="string">
                <text:p>sp</text:p>
                <draw:g>
                  <svg:desc>data.F1:data.F1</svg:desc>
                </draw:g>
              </table:table-cell>
              <table:table-cell office:value-type="string">
                <text:p>opx</text:p>
                <draw:g>
                  <svg:desc>data.G1:data.G1</svg:desc>
                </draw:g>
              </table:table-cell>
              <table:table-cell office:value-type="string">
                <text:p>g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data.B44:data.B62</svg:desc>
                </draw:g>
              </table:table-cell>
              <table:table-cell office:value-type="float" office:value="NaN">
                <text:p>NaN</text:p>
                <draw:g>
                  <svg:desc>data.C44:data.C62</svg:desc>
                </draw:g>
              </table:table-cell>
              <table:table-cell office:value-type="float" office:value="0.4835164835">
                <text:p>0.4835164835</text:p>
                <draw:g>
                  <svg:desc>data.D44:data.D62</svg:desc>
                </draw:g>
              </table:table-cell>
              <table:table-cell office:value-type="float" office:value="0.2237762238">
                <text:p>0.2237762238</text:p>
                <draw:g>
                  <svg:desc>data.E44:data.E62</svg:desc>
                </draw:g>
              </table:table-cell>
              <table:table-cell office:value-type="float" office:value="NaN">
                <text:p>NaN</text:p>
                <draw:g>
                  <svg:desc>data.F44:data.F62</svg:desc>
                </draw:g>
              </table:table-cell>
              <table:table-cell office:value-type="float" office:value="NaN">
                <text:p>NaN</text:p>
                <draw:g>
                  <svg:desc>data.G44:data.G62</svg:desc>
                </draw:g>
              </table:table-cell>
              <table:table-cell office:value-type="float" office:value="0.2927072927">
                <text:p>0.2927072927</text:p>
                <draw:g>
                  <svg:desc>data.H44:data.H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4811547715">
                <text:p>0.4811547715</text:p>
              </table:table-cell>
              <table:table-cell office:value-type="float" office:value="0.230553328">
                <text:p>0.23055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2919006">
                <text:p>0.2882919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4783827062">
                <text:p>0.4783827062</text:p>
              </table:table-cell>
              <table:table-cell office:value-type="float" office:value="0.2361889512">
                <text:p>0.2361889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4283427">
                <text:p>0.2854283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4753345317">
                <text:p>0.4753345317</text:p>
              </table:table-cell>
              <table:table-cell office:value-type="float" office:value="0.2436588776">
                <text:p>0.2436588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0065908">
                <text:p>0.2810065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4718112755">
                <text:p>0.4718112755</text:p>
              </table:table-cell>
              <table:table-cell office:value-type="float" office:value="0.24990004">
                <text:p>0.2499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2886845">
                <text:p>0.2782886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4679064187">
                <text:p>0.4679064187</text:p>
              </table:table-cell>
              <table:table-cell office:value-type="float" office:value="0.2559488102">
                <text:p>0.255948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144771">
                <text:p>0.276144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4657205677">
                <text:p>0.4657205677</text:p>
              </table:table-cell>
              <table:table-cell office:value-type="float" office:value="0.2618428943">
                <text:p>0.261842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4365381">
                <text:p>0.2724365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4621848739">
                <text:p>0.4621848739</text:p>
              </table:table-cell>
              <table:table-cell office:value-type="float" office:value="0.2681072429">
                <text:p>0.268107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7078832">
                <text:p>0.2697078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4583666934">
                <text:p>0.4583666934</text:p>
              </table:table-cell>
              <table:table-cell office:value-type="float" office:value="0.2742193755">
                <text:p>0.2742193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74139311">
                <text:p>0.2674139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.454">
                <text:p>0.454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452">
                <text:p>0.452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448">
                <text:p>0.448</text:p>
              </table:table-cell>
              <table:table-cell office:value-type="float" office:value="0.292">
                <text:p>0.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444">
                <text:p>0.444</text:p>
              </table:table-cell>
              <table:table-cell office:value-type="float" office:value="0.298">
                <text:p>0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0.304">
                <text:p>0.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438">
                <text:p>0.438</text:p>
              </table:table-cell>
              <table:table-cell office:value-type="float" office:value="0.308">
                <text:p>0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0.432">
                <text:p>0.432</text:p>
              </table:table-cell>
              <table:table-cell office:value-type="float" office:value="0.314">
                <text:p>0.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0.4291417166">
                <text:p>0.4291417166</text:p>
              </table:table-cell>
              <table:table-cell office:value-type="float" office:value="0.3193612774">
                <text:p>0.319361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497006">
                <text:p>0.251497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0.426">
                <text:p>0.426</text:p>
              </table:table-cell>
              <table:table-cell office:value-type="float" office:value="0.324">
                <text:p>0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424">
                <text:p>0.424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">
                <text:p>0.2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svg:stroke-color="#ffd320"/>
    </style:style>
    <style:style style:name="ch13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579d1c"/>
    </style:style>
    <style:style style:name="ch15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svg:stroke-color="#7e0021"/>
    </style:style>
    <style:style style:name="ch17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1.965cm" svg:height="9.001cm" xlink:href=".." xlink:type="simple" chart:class="chart:scatter" chart:style-name="ch1">
        <chart:title svg:x="10.026cm" svg:y="0.316cm" chart:style-name="ch2">
          <text:p>9-10kbar</text:p>
        </chart:title>
        <chart:legend svg:x="11.736cm" svg:y="2.129cm" style:legend-expansion="custom" chartooo:width="2.933cm" chartooo:height="5.578cm" style:legend-expansion-aspect-ratio="0.525815704553603" chart:style-name="ch3"/>
        <chart:plot-area chart:style-name="ch4" table:cell-range-address="data.B11:data.H12 data.C1:data.H1" chart:data-source-has-labels="row" svg:x="0.89cm" svg:y="1.633cm" svg:width="10.649cm" svg:height="6.766cm">
          <chartooo:coordinate-region svg:x="1.723cm" svg:y="1.833cm" svg:width="9.484cm" svg:height="6.36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C11:data.C12" chart:label-cell-address="data.C1:data.C1" chart:class="chart:scatter">
            <chart:domain table:cell-range-address="data.B11:data.B12"/>
            <chart:regression-curve chart:style-name="ch8">
              <chart:equation svg:x="14.51cm" svg:y="2.565cm"/>
            </chart:regression-curve>
            <chart:data-point chart:repeated="2"/>
          </chart:series>
          <chart:series chart:style-name="ch9" chart:values-cell-range-address="data.D11:data.D12" chart:label-cell-address="data.D1:data.D1" chart:class="chart:scatter">
            <chart:regression-curve chart:style-name="ch10">
              <chart:equation svg:x="14.67cm" svg:y="3.645cm"/>
            </chart:regression-curve>
            <chart:data-point chart:repeated="2"/>
          </chart:series>
          <chart:series chart:style-name="ch11" chart:values-cell-range-address="data.E11:data.E12" chart:label-cell-address="data.E1:data.E1" chart:class="chart:scatter">
            <chart:regression-curve chart:style-name="ch12">
              <chart:equation svg:x="14.413cm" svg:y="4.572cm"/>
            </chart:regression-curve>
            <chart:data-point chart:repeated="2"/>
          </chart:series>
          <chart:series chart:style-name="ch13" chart:values-cell-range-address="data.F11:data.F12" chart:label-cell-address="data.F1:data.F1" chart:class="chart:scatter">
            <chart:regression-curve chart:style-name="ch14">
              <chart:equation svg:x="14.499cm" svg:y="5.641cm"/>
            </chart:regression-curve>
            <chart:data-point chart:repeated="2"/>
          </chart:series>
          <chart:series chart:style-name="ch15" chart:values-cell-range-address="data.G11:data.G12" chart:label-cell-address="data.G1:data.G1" chart:class="chart:scatter">
            <chart:regression-curve chart:style-name="ch16">
              <chart:equation svg:x="14.67cm" svg:y="6.591cm"/>
            </chart:regression-curve>
            <chart:data-point chart:repeated="2"/>
          </chart:series>
          <chart:series chart:style-name="ch17" chart:values-cell-range-address="data.H11:data.H12" chart:label-cell-address="data.H1:data.H1" chart:class="chart:scatte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</text:p>
                <draw:g>
                  <svg:desc>data.C1:data.C1</svg:desc>
                </draw:g>
              </table:table-cell>
              <table:table-cell office:value-type="string">
                <text:p>cpx</text:p>
                <draw:g>
                  <svg:desc>data.D1:data.D1</svg:desc>
                </draw:g>
              </table:table-cell>
              <table:table-cell office:value-type="string">
                <text:p>ol</text:p>
                <draw:g>
                  <svg:desc>data.E1:data.E1</svg:desc>
                </draw:g>
              </table:table-cell>
              <table:table-cell office:value-type="string">
                <text:p>sp</text:p>
                <draw:g>
                  <svg:desc>data.F1:data.F1</svg:desc>
                </draw:g>
              </table:table-cell>
              <table:table-cell office:value-type="string">
                <text:p>opx</text:p>
                <draw:g>
                  <svg:desc>data.G1:data.G1</svg:desc>
                </draw:g>
              </table:table-cell>
              <table:table-cell office:value-type="string">
                <text:p>g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001">
                <text:p>9.001</text:p>
                <draw:g>
                  <svg:desc>data.B11:data.B12</svg:desc>
                </draw:g>
              </table:table-cell>
              <table:table-cell office:value-type="float" office:value="0.8798551268">
                <text:p>0.8798551268</text:p>
                <draw:g>
                  <svg:desc>data.C11:data.C12</svg:desc>
                </draw:g>
              </table:table-cell>
              <table:table-cell office:value-type="float" office:value="0.0799300612">
                <text:p>0.0799300612</text:p>
                <draw:g>
                  <svg:desc>data.D11:data.D12</svg:desc>
                </draw:g>
              </table:table-cell>
              <table:table-cell office:value-type="float" office:value="0.4521044086">
                <text:p>0.4521044086</text:p>
                <draw:g>
                  <svg:desc>data.E11:data.E12</svg:desc>
                </draw:g>
              </table:table-cell>
              <table:table-cell office:value-type="float" office:value="-0.0522043212">
                <text:p>-0.0522043212</text:p>
                <draw:g>
                  <svg:desc>data.F11:data.F12</svg:desc>
                </draw:g>
              </table:table-cell>
              <table:table-cell office:value-type="float" office:value="-0.3596852754">
                <text:p>-0.3596852754</text:p>
                <draw:g>
                  <svg:desc>data.G11:data.G12</svg:desc>
                </draw:g>
              </table:table-cell>
              <table:table-cell office:value-type="float" office:value="NaN">
                <text:p>NaN</text:p>
                <draw:g>
                  <svg:desc>data.H11:data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1">
                <text:p>10.001</text:p>
              </table:table-cell>
              <table:table-cell office:value-type="float" office:value="0.9738377943">
                <text:p>0.9738377943</text:p>
              </table:table-cell>
              <table:table-cell office:value-type="float" office:value="0.0100623868">
                <text:p>0.0100623868</text:p>
              </table:table-cell>
              <table:table-cell office:value-type="float" office:value="0.5131817267">
                <text:p>0.5131817267</text:p>
              </table:table-cell>
              <table:table-cell office:value-type="float" office:value="-0.0643992755">
                <text:p>-0.0643992755</text:p>
              </table:table-cell>
              <table:table-cell office:value-type="float" office:value="-0.4326826323">
                <text:p>-0.43268263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svg:stroke-color="#ffd320"/>
    </style:style>
    <style:style style:name="ch12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svg:stroke-color="#579d1c"/>
    </style:style>
    <style:style style:name="ch14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svg:stroke-color="#7e0021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997cm" svg:height="8.998cm" xlink:href=".." xlink:type="simple" chart:class="chart:scatter" chart:style-name="ch1">
        <chart:title svg:x="12.423cm" svg:y="0.315cm" chart:style-name="ch2">
          <text:p>11-21kbar</text:p>
        </chart:title>
        <chart:legend svg:x="11.322cm" svg:y="2.371cm" style:legend-expansion="custom" chartooo:width="2.933cm" chartooo:height="5.08cm" style:legend-expansion-aspect-ratio="0.577362204724409" chart:style-name="ch3"/>
        <chart:plot-area chart:style-name="ch4" table:cell-range-address="data.B13:data.H23 data.C1:data.H1" chart:data-source-has-labels="row" svg:x="0.988cm" svg:y="1.631cm" svg:width="10.183cm" svg:height="6.767cm">
          <chartooo:coordinate-region svg:x="1.821cm" svg:y="1.831cm" svg:width="9.163cm" svg:height="6.36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C13:data.C23" chart:label-cell-address="data.C1:data.C1" chart:class="chart:scatter">
            <chart:domain table:cell-range-address="data.B13:data.B23"/>
            <chart:data-point chart:repeated="11"/>
          </chart:series>
          <chart:series chart:style-name="ch8" chart:values-cell-range-address="data.D13:data.D23" chart:label-cell-address="data.D1:data.D1" chart:class="chart:scatter">
            <chart:regression-curve chart:style-name="ch9">
              <chart:equation svg:x="14.256cm" svg:y="3.314cm"/>
            </chart:regression-curve>
            <chart:data-point chart:repeated="11"/>
          </chart:series>
          <chart:series chart:style-name="ch10" chart:values-cell-range-address="data.E13:data.E23" chart:label-cell-address="data.E1:data.E1" chart:class="chart:scatter">
            <chart:regression-curve chart:style-name="ch11">
              <chart:equation svg:x="14.014cm" svg:y="4.372cm"/>
            </chart:regression-curve>
            <chart:data-point chart:repeated="11"/>
          </chart:series>
          <chart:series chart:style-name="ch12" chart:values-cell-range-address="data.F13:data.F23" chart:label-cell-address="data.F1:data.F1" chart:class="chart:scatter">
            <chart:regression-curve chart:style-name="ch13">
              <chart:equation svg:x="13.955cm" svg:y="5.21cm"/>
            </chart:regression-curve>
            <chart:data-point chart:repeated="11"/>
          </chart:series>
          <chart:series chart:style-name="ch14" chart:values-cell-range-address="data.G13:data.G23" chart:label-cell-address="data.G1:data.G1" chart:class="chart:scatter">
            <chart:regression-curve chart:style-name="ch15">
              <chart:equation svg:x="14.256cm" svg:y="6.392cm"/>
            </chart:regression-curve>
            <chart:data-point chart:repeated="11"/>
          </chart:series>
          <chart:series chart:style-name="ch16" chart:values-cell-range-address="data.H13:data.H23" chart:label-cell-address="data.H1:data.H1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</text:p>
                <draw:g>
                  <svg:desc>data.C1:data.C1</svg:desc>
                </draw:g>
              </table:table-cell>
              <table:table-cell office:value-type="string">
                <text:p>cpx</text:p>
                <draw:g>
                  <svg:desc>data.D1:data.D1</svg:desc>
                </draw:g>
              </table:table-cell>
              <table:table-cell office:value-type="string">
                <text:p>ol</text:p>
                <draw:g>
                  <svg:desc>data.E1:data.E1</svg:desc>
                </draw:g>
              </table:table-cell>
              <table:table-cell office:value-type="string">
                <text:p>sp</text:p>
                <draw:g>
                  <svg:desc>data.F1:data.F1</svg:desc>
                </draw:g>
              </table:table-cell>
              <table:table-cell office:value-type="string">
                <text:p>opx</text:p>
                <draw:g>
                  <svg:desc>data.G1:data.G1</svg:desc>
                </draw:g>
              </table:table-cell>
              <table:table-cell office:value-type="string">
                <text:p>g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data.B13:data.B23</svg:desc>
                </draw:g>
              </table:table-cell>
              <table:table-cell office:value-type="float" office:value="NaN">
                <text:p>NaN</text:p>
                <draw:g>
                  <svg:desc>data.C13:data.C23</svg:desc>
                </draw:g>
              </table:table-cell>
              <table:table-cell office:value-type="float" office:value="1.0592287053">
                <text:p>1.0592287053</text:p>
                <draw:g>
                  <svg:desc>data.D13:data.D23</svg:desc>
                </draw:g>
              </table:table-cell>
              <table:table-cell office:value-type="float" office:value="-0.2402787233">
                <text:p>-0.2402787233</text:p>
                <draw:g>
                  <svg:desc>data.E13:data.E23</svg:desc>
                </draw:g>
              </table:table-cell>
              <table:table-cell office:value-type="float" office:value="0.201073245">
                <text:p>0.201073245</text:p>
                <draw:g>
                  <svg:desc>data.F13:data.F23</svg:desc>
                </draw:g>
              </table:table-cell>
              <table:table-cell office:value-type="float" office:value="-0.0200232269">
                <text:p>-0.0200232269</text:p>
                <draw:g>
                  <svg:desc>data.G13:data.G23</svg:desc>
                </draw:g>
              </table:table-cell>
              <table:table-cell office:value-type="float" office:value="NaN">
                <text:p>NaN</text:p>
                <draw:g>
                  <svg:desc>data.H13:data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.0811999121">
                <text:p>1.0811999121</text:p>
              </table:table-cell>
              <table:table-cell office:value-type="float" office:value="-0.2178387993">
                <text:p>-0.2178387993</text:p>
              </table:table-cell>
              <table:table-cell office:value-type="float" office:value="0.194595999">
                <text:p>0.194595999</text:p>
              </table:table-cell>
              <table:table-cell office:value-type="float" office:value="-0.0579571117">
                <text:p>-0.057957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.1051051051">
                <text:p>1.1051051051</text:p>
              </table:table-cell>
              <table:table-cell office:value-type="float" office:value="-0.2002002002">
                <text:p>-0.2002002002</text:p>
              </table:table-cell>
              <table:table-cell office:value-type="float" office:value="0.1891891892">
                <text:p>0.1891891892</text:p>
              </table:table-cell>
              <table:table-cell office:value-type="float" office:value="-0.0940940941">
                <text:p>-0.0940940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.1288446886">
                <text:p>1.1288446886</text:p>
              </table:table-cell>
              <table:table-cell office:value-type="float" office:value="-0.1824597987">
                <text:p>-0.1824597987</text:p>
              </table:table-cell>
              <table:table-cell office:value-type="float" office:value="0.1839435377">
                <text:p>0.1839435377</text:p>
              </table:table-cell>
              <table:table-cell office:value-type="float" office:value="-0.1303284276">
                <text:p>-0.1303284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.1475409836">
                <text:p>1.1475409836</text:p>
              </table:table-cell>
              <table:table-cell office:value-type="float" office:value="-0.1639344262">
                <text:p>-0.1639344262</text:p>
              </table:table-cell>
              <table:table-cell office:value-type="float" office:value="0.1783286685">
                <text:p>0.1783286685</text:p>
              </table:table-cell>
              <table:table-cell office:value-type="float" office:value="-0.1619352259">
                <text:p>-0.1619352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.1706555671">
                <text:p>1.1706555671</text:p>
              </table:table-cell>
              <table:table-cell office:value-type="float" office:value="-0.1480829264">
                <text:p>-0.1480829264</text:p>
              </table:table-cell>
              <table:table-cell office:value-type="float" office:value="0.1735371808">
                <text:p>0.1735371808</text:p>
              </table:table-cell>
              <table:table-cell office:value-type="float" office:value="-0.1961098215">
                <text:p>-0.1961098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.1909519623">
                <text:p>1.1909519623</text:p>
              </table:table-cell>
              <table:table-cell office:value-type="float" office:value="-0.1318839421">
                <text:p>-0.1318839421</text:p>
              </table:table-cell>
              <table:table-cell office:value-type="float" office:value="0.1687315163">
                <text:p>0.1687315163</text:p>
              </table:table-cell>
              <table:table-cell office:value-type="float" office:value="-0.2277995364">
                <text:p>-0.2277995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.2133205405">
                <text:p>1.2133205405</text:p>
              </table:table-cell>
              <table:table-cell office:value-type="float" office:value="-0.117933957">
                <text:p>-0.117933957</text:p>
              </table:table-cell>
              <table:table-cell office:value-type="float" office:value="0.164467898">
                <text:p>0.164467898</text:p>
              </table:table-cell>
              <table:table-cell office:value-type="float" office:value="-0.2598544815">
                <text:p>-0.259854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.2334079642">
                <text:p>1.2334079642</text:p>
              </table:table-cell>
              <table:table-cell office:value-type="float" office:value="-0.103950104">
                <text:p>-0.103950104</text:p>
              </table:table-cell>
              <table:table-cell office:value-type="float" office:value="0.1604030066">
                <text:p>0.1604030066</text:p>
              </table:table-cell>
              <table:table-cell office:value-type="float" office:value="-0.2898608668">
                <text:p>-0.2898608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.2532230017">
                <text:p>1.2532230017</text:p>
              </table:table-cell>
              <table:table-cell office:value-type="float" office:value="-0.0899442346">
                <text:p>-0.0899442346</text:p>
              </table:table-cell>
              <table:table-cell office:value-type="float" office:value="0.1565229558">
                <text:p>0.1565229558</text:p>
              </table:table-cell>
              <table:table-cell office:value-type="float" office:value="-0.3198017229">
                <text:p>-0.3198017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.2732936664">
                <text:p>1.2732936664</text:p>
              </table:table-cell>
              <table:table-cell office:value-type="float" office:value="-0.0780793286">
                <text:p>-0.0780793286</text:p>
              </table:table-cell>
              <table:table-cell office:value-type="float" office:value="0.1531395898">
                <text:p>0.1531395898</text:p>
              </table:table-cell>
              <table:table-cell office:value-type="float" office:value="-0.3483539276">
                <text:p>-0.34835392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